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Tahoma1" svg:font-family="Tahoma"/>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2431in" fo:margin-left="-0.0785in" table:align="left" style:writing-mode="lr-tb"/>
    </style:style>
    <style:style style:name="Table1.A" style:family="table-column">
      <style:table-column-properties style:column-width="1.2507in"/>
    </style:style>
    <style:style style:name="Table1.B" style:family="table-column">
      <style:table-column-properties style:column-width="0.8264in"/>
    </style:style>
    <style:style style:name="Table1.C" style:family="table-column">
      <style:table-column-properties style:column-width="3.1861in"/>
    </style:style>
    <style:style style:name="Table1.D" style:family="table-column">
      <style:table-column-properties style:column-width="1.979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2917in" table:align="left" style:writing-mode="lr-tb"/>
    </style:style>
    <style:style style:name="Table2.A" style:family="table-column">
      <style:table-column-properties style:column-width="1.1813in"/>
    </style:style>
    <style:style style:name="Table2.B" style:family="table-column">
      <style:table-column-properties style:column-width="6.1104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2917in" table:align="left" style:writing-mode="lr-tb"/>
    </style:style>
    <style:style style:name="Table3.A" style:family="table-column">
      <style:table-column-properties style:column-width="1.1813in"/>
    </style:style>
    <style:style style:name="Table3.B" style:family="table-column">
      <style:table-column-properties style:column-width="6.1104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7.2917in" table:align="left" style:writing-mode="lr-tb"/>
    </style:style>
    <style:style style:name="Table4.A" style:family="table-column">
      <style:table-column-properties style:column-width="1.1813in"/>
    </style:style>
    <style:style style:name="Table4.B" style:family="table-column">
      <style:table-column-properties style:column-width="6.110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7.2917in" table:align="left" style:writing-mode="lr-tb"/>
    </style:style>
    <style:style style:name="Table5.A" style:family="table-column">
      <style:table-column-properties style:column-width="1.1813in"/>
    </style:style>
    <style:style style:name="Table5.B" style:family="table-column">
      <style:table-column-properties style:column-width="6.110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7.2917in" table:align="left" style:writing-mode="lr-tb"/>
    </style:style>
    <style:style style:name="Table6.A" style:family="table-column">
      <style:table-column-properties style:column-width="1.1813in"/>
    </style:style>
    <style:style style:name="Table6.B" style:family="table-column">
      <style:table-column-properties style:column-width="6.1104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7.2917in" table:align="left" style:writing-mode="lr-tb"/>
    </style:style>
    <style:style style:name="Table7.A" style:family="table-column">
      <style:table-column-properties style:column-width="1.1813in"/>
    </style:style>
    <style:style style:name="Table7.B" style:family="table-column">
      <style:table-column-properties style:column-width="6.1104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7.2917in" table:align="left" style:writing-mode="lr-tb"/>
    </style:style>
    <style:style style:name="Table8.A" style:family="table-column">
      <style:table-column-properties style:column-width="1.1813in"/>
    </style:style>
    <style:style style:name="Table8.B" style:family="table-column">
      <style:table-column-properties style:column-width="6.1104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7.2917in" table:align="left" style:writing-mode="lr-tb"/>
    </style:style>
    <style:style style:name="Table9.A" style:family="table-column">
      <style:table-column-properties style:column-width="1.1813in"/>
    </style:style>
    <style:style style:name="Table9.B" style:family="table-column">
      <style:table-column-properties style:column-width="6.1104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7.2917in" table:align="left" style:writing-mode="lr-tb"/>
    </style:style>
    <style:style style:name="Table10.A" style:family="table-column">
      <style:table-column-properties style:column-width="1.1813in"/>
    </style:style>
    <style:style style:name="Table10.B" style:family="table-column">
      <style:table-column-properties style:column-width="6.1104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7.2917in" table:align="left" style:writing-mode="lr-tb"/>
    </style:style>
    <style:style style:name="Table11.A" style:family="table-column">
      <style:table-column-properties style:column-width="1.1813in"/>
    </style:style>
    <style:style style:name="Table11.B" style:family="table-column">
      <style:table-column-properties style:column-width="6.1104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7.2917in" table:align="left" style:writing-mode="lr-tb"/>
    </style:style>
    <style:style style:name="Table12.A" style:family="table-column">
      <style:table-column-properties style:column-width="1.1813in"/>
    </style:style>
    <style:style style:name="Table12.B" style:family="table-column">
      <style:table-column-properties style:column-width="6.1104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7.2917in" table:align="left" style:writing-mode="lr-tb"/>
    </style:style>
    <style:style style:name="Table13.A" style:family="table-column">
      <style:table-column-properties style:column-width="1.1813in"/>
    </style:style>
    <style:style style:name="Table13.B" style:family="table-column">
      <style:table-column-properties style:column-width="6.1104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7.2917in" table:align="left" style:writing-mode="lr-tb"/>
    </style:style>
    <style:style style:name="Table14.A" style:family="table-column">
      <style:table-column-properties style:column-width="1.1813in"/>
    </style:style>
    <style:style style:name="Table14.B" style:family="table-column">
      <style:table-column-properties style:column-width="6.1104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1"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7.2917in" table:align="left" style:writing-mode="lr-tb"/>
    </style:style>
    <style:style style:name="Table15.A" style:family="table-column">
      <style:table-column-properties style:column-width="1.1813in"/>
    </style:style>
    <style:style style:name="Table15.B" style:family="table-column">
      <style:table-column-properties style:column-width="6.1104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7.2917in" table:align="left" style:writing-mode="lr-tb"/>
    </style:style>
    <style:style style:name="Table16.A" style:family="table-column">
      <style:table-column-properties style:column-width="1.1813in"/>
    </style:style>
    <style:style style:name="Table16.B" style:family="table-column">
      <style:table-column-properties style:column-width="6.1104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7.2917in" table:align="left" style:writing-mode="lr-tb"/>
    </style:style>
    <style:style style:name="Table17.A" style:family="table-column">
      <style:table-column-properties style:column-width="1.1813in"/>
    </style:style>
    <style:style style:name="Table17.B" style:family="table-column">
      <style:table-column-properties style:column-width="6.1104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1" style:family="table-cell">
      <style:table-cell-properties style:vertical-align="top" fo:padding-left="0.075in" fo:padding-right="0.075in" fo:padding-top="0in" fo:padding-bottom="0in" fo:border="0.0069in solid #000000" style:writing-mode="lr-tb"/>
    </style:style>
    <style:style style:name="Table18" style:family="table">
      <style:table-properties style:width="7.2917in" table:align="left" style:writing-mode="lr-tb"/>
    </style:style>
    <style:style style:name="Table18.A" style:family="table-column">
      <style:table-column-properties style:column-width="1.1813in"/>
    </style:style>
    <style:style style:name="Table18.B" style:family="table-column">
      <style:table-column-properties style:column-width="6.1104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1"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7.2917in" table:align="left" style:writing-mode="lr-tb"/>
    </style:style>
    <style:style style:name="Table19.A" style:family="table-column">
      <style:table-column-properties style:column-width="1.1813in"/>
    </style:style>
    <style:style style:name="Table19.B" style:family="table-column">
      <style:table-column-properties style:column-width="6.1104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7.2917in" table:align="left" style:writing-mode="lr-tb"/>
    </style:style>
    <style:style style:name="Table20.A" style:family="table-column">
      <style:table-column-properties style:column-width="1.1813in"/>
    </style:style>
    <style:style style:name="Table20.B" style:family="table-column">
      <style:table-column-properties style:column-width="6.1104in"/>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1694in" fo:margin-left="-0.0785in" table:align="left" style:writing-mode="lr-tb"/>
    </style:style>
    <style:style style:name="Table21.A" style:family="table-column">
      <style:table-column-properties style:column-width="1.0597in"/>
    </style:style>
    <style:style style:name="Table21.B" style:family="table-column">
      <style:table-column-properties style:column-width="0.984in"/>
    </style:style>
    <style:style style:name="Table21.C" style:family="table-column">
      <style:table-column-properties style:column-width="4.1257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C1" style:family="table-cell">
      <style:table-cell-properties style:vertical-align="top" fo:padding-left="0.075in" fo:padding-right="0.075in" fo:padding-top="0in" fo:padding-bottom="0in" fo:border="0.0069in solid #000000" style:writing-mode="lr-tb"/>
    </style:style>
    <style:style style:name="P1" style:family="paragraph" style:parent-style-name="Heading_20_3">
      <style:paragraph-properties>
        <style:tab-stops>
          <style:tab-stop style:position="0.4in"/>
        </style:tab-stops>
      </style:paragraph-properties>
    </style:style>
    <style:style style:name="P2" style:family="paragraph" style:parent-style-name="Heading_20_3">
      <style:paragraph-properties>
        <style:tab-stops>
          <style:tab-stop style:position="0.5in"/>
        </style:tab-stops>
      </style:paragraph-properties>
    </style:style>
    <style:style style:name="P3" style:family="paragraph" style:parent-style-name="title" style:master-page-name="Standard">
      <style:paragraph-properties style:page-number="auto"/>
    </style:style>
    <style:style style:name="P4"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5" style:family="paragraph" style:parent-style-name="Heading_20_1">
      <style:text-properties fo:language="en" fo:country="GB"/>
    </style:style>
    <style:style style:name="P6" style:family="paragraph" style:parent-style-name="Heading_20_1" style:master-page-name="Convert_20_1">
      <style:paragraph-properties style:page-number="auto"/>
    </style:style>
    <style:style style:name="P7" style:family="paragraph" style:parent-style-name="Heading_20_2">
      <style:paragraph-properties>
        <style:tab-stops>
          <style:tab-stop style:position="0.4in"/>
        </style:tab-stops>
      </style:paragraph-properties>
    </style:style>
    <style:style style:name="P8" style:family="paragraph" style:parent-style-name="Heading_20_2">
      <style:paragraph-properties>
        <style:tab-stops>
          <style:tab-stop style:position="0.4in"/>
        </style:tab-stops>
      </style:paragraph-properties>
      <style:text-properties text:display="none"/>
    </style:style>
    <style:style style:name="P9" style:family="paragraph" style:parent-style-name="Contents_20_2">
      <style:paragraph-properties>
        <style:tab-stops>
          <style:tab-stop style:position="1.0634in"/>
          <style:tab-stop style:position="7.0791in" style:type="right" style:leader-style="dotted" style:leader-text="."/>
          <style:tab-stop style:position="7.0854in" style:type="right" style:leader-style="dotted" style:leader-text="."/>
        </style:tab-stops>
      </style:paragraph-properties>
    </style:style>
    <style:style style:name="P10" style:family="paragraph" style:parent-style-name="Contents_20_1">
      <style:paragraph-properties>
        <style:tab-stops>
          <style:tab-stop style:position="7.0791in" style:type="right" style:leader-style="dotted" style:leader-text="."/>
          <style:tab-stop style:position="7.0854in" style:type="right" style:leader-style="dotted" style:leader-text="."/>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tyle="italic" style:font-style-asian="italic"/>
    </style:style>
    <style:style style:name="P13"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4" style:family="paragraph" style:parent-style-name="Standard">
      <style:text-properties fo:language="none" fo:country="none" style:language-asian="none" style:country-asian="none"/>
    </style:style>
    <style:style style:name="P15"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text-properties text:display="none"/>
    </style:style>
    <style:style style:name="P17" style:family="paragraph" style:parent-style-name="Standard">
      <style:text-properties style:font-name="Trebuchet MS" text:display="none"/>
    </style:style>
    <style:style style:name="P18" style:family="paragraph" style:parent-style-name="Standard">
      <style:text-properties style:font-name="Trebuchet MS" fo:font-size="11pt" fo:font-weight="bold" style:font-size-asian="11pt" style:font-weight-asian="bold"/>
    </style:style>
    <style:style style:name="P19" style:family="paragraph" style:parent-style-name="Standard">
      <style:paragraph-properties>
        <style:tab-stops>
          <style:tab-stop style:position="0.5in"/>
        </style:tab-stops>
      </style:paragraph-properties>
    </style:style>
    <style:style style:name="P20" style:family="paragraph" style:parent-style-name="Standard">
      <style:paragraph-properties>
        <style:tab-stops>
          <style:tab-stop style:position="0.75in"/>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list-style-name="WW8Num34">
      <style:paragraph-properties fo:margin-left="0in" fo:margin-right="0in" fo:text-indent="0in" style:auto-text-indent="false"/>
    </style:style>
    <style:style style:name="P23" style:family="paragraph" style:parent-style-name="Standard" style:list-style-name="WW8Num42">
      <style:paragraph-properties fo:margin-left="0in" fo:margin-right="0in" fo:text-indent="0in" style:auto-text-indent="false"/>
    </style:style>
    <style:style style:name="P24" style:family="paragraph" style:parent-style-name="Standard" style:list-style-name="WW8Num19">
      <style:paragraph-properties fo:margin-left="0in" fo:margin-right="0in" fo:text-indent="0in" style:auto-text-indent="false"/>
    </style:style>
    <style:style style:name="P25" style:family="paragraph" style:parent-style-name="Standard" style:list-style-name="WW8Num30">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snap-to-layout-grid="false"/>
    </style:style>
    <style:style style:name="P27"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28"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29" style:family="paragraph" style:parent-style-name="Standard">
      <style:paragraph-properties fo:margin-left="0in" fo:margin-right="0in" fo:text-indent="0in" style:auto-text-indent="false" style:snap-to-layout-grid="false"/>
      <style:text-properties fo:font-size="10pt" fo:font-weight="bold" style:font-size-asian="10pt" style:font-weight-asian="bold" style:language-complex="none" style:country-complex="none"/>
    </style:style>
    <style:style style:name="P30" style:family="paragraph" style:parent-style-name="Standard" style:list-style-name="WW8Num36">
      <style:paragraph-properties fo:margin-left="0in" fo:margin-right="0in" fo:text-indent="0in" style:auto-text-indent="false"/>
    </style:style>
    <style:style style:name="P31" style:family="paragraph" style:parent-style-name="Standard" style:list-style-name="WW8Num37">
      <style:paragraph-properties fo:margin-left="0in" fo:margin-right="0in" fo:text-indent="0in" style:auto-text-indent="false"/>
    </style:style>
    <style:style style:name="P32" style:family="paragraph" style:parent-style-name="Standard" style:list-style-name="WW8Num18">
      <style:paragraph-properties fo:margin-left="0in" fo:margin-right="0in" fo:text-indent="0in" style:auto-text-indent="false"/>
    </style:style>
    <style:style style:name="P33" style:family="paragraph" style:parent-style-name="Standard" style:list-style-name="WW8Num22">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fo:font-style="italic" style:font-style-asian="italic" style:language-complex="none" style:country-complex="none"/>
    </style:style>
    <style:style style:name="P35" style:family="paragraph" style:parent-style-name="Standard">
      <style:paragraph-properties fo:margin-left="0in" fo:margin-right="0in" fo:text-align="start" style:justify-single-word="false" fo:text-indent="0in" style:auto-text-indent="false"/>
    </style:style>
    <style:style style:name="P36" style:family="paragraph" style:parent-style-name="Standard">
      <style:paragraph-properties fo:margin-left="0in" fo:margin-right="0in" fo:text-align="start" style:justify-single-word="false" fo:text-indent="0in" style:auto-text-indent="false" style:snap-to-layout-grid="false"/>
    </style:style>
    <style:style style:name="P37" style:family="paragraph" style:parent-style-name="Standard">
      <style:paragraph-properties fo:margin-left="0in" fo:margin-right="0in" fo:text-align="start" style:justify-single-word="false" fo:text-indent="0in" style:auto-text-indent="false">
        <style:tab-stops>
          <style:tab-stop style:position="0.3189in"/>
        </style:tab-stops>
      </style:paragraph-properties>
    </style:style>
    <style:style style:name="P38" style:family="paragraph" style:parent-style-name="Standard" style:list-style-name="WW8Num8">
      <style:paragraph-properties fo:margin-left="0in" fo:margin-right="0in" fo:text-align="start" style:justify-single-word="false" fo:orphans="0" fo:widows="0" fo:text-indent="0in" style:auto-text-indent="false" style:text-autospace="none">
        <style:tab-stops>
          <style:tab-stop style:position="0.498in"/>
        </style:tab-stops>
      </style:paragraph-properties>
    </style:style>
    <style:style style:name="P39" style:family="paragraph" style:parent-style-name="Standard" style:list-style-name="WW8Num8">
      <style:paragraph-properties fo:margin-left="0in" fo:margin-right="0in" fo:text-align="start" style:justify-single-word="false" fo:orphans="0" fo:widows="0" fo:text-indent="0in" style:auto-text-indent="false" style:text-autospace="none">
        <style:tab-stops>
          <style:tab-stop style:position="0.75in"/>
        </style:tab-stops>
      </style:paragraph-properties>
    </style:style>
    <style:style style:name="P40" style:family="paragraph" style:parent-style-name="Standard" style:list-style-name="WW8Num27">
      <style:paragraph-properties fo:margin-left="0in" fo:margin-right="0in" fo:text-align="start" style:justify-single-word="false" fo:text-indent="0in" style:auto-text-indent="false"/>
    </style:style>
    <style:style style:name="P41" style:family="paragraph" style:parent-style-name="Standard">
      <style:paragraph-properties fo:margin-left="0in" fo:margin-right="0in" fo:text-indent="0in" style:auto-text-indent="false" style:snap-to-layout-grid="false"/>
      <style:text-properties style:language-complex="none" style:country-complex="none"/>
    </style:style>
    <style:style style:name="P42" style:family="paragraph" style:parent-style-name="Standard" style:list-style-name="WW8Num29">
      <style:paragraph-properties fo:margin-left="0in" fo:margin-right="0in" fo:text-indent="0in" style:auto-text-indent="false"/>
    </style:style>
    <style:style style:name="P43" style:family="paragraph" style:parent-style-name="Standard" style:list-style-name="WW8Num13">
      <style:paragraph-properties fo:margin-left="0in" fo:margin-right="0in" fo:text-indent="0in" style:auto-text-indent="false"/>
    </style:style>
    <style:style style:name="P44" style:family="paragraph" style:parent-style-name="Standard" style:list-style-name="WW8Num40">
      <style:paragraph-properties fo:margin-left="0in" fo:margin-right="0in" fo:text-indent="0in" style:auto-text-indent="false"/>
    </style:style>
    <style:style style:name="P45" style:family="paragraph" style:parent-style-name="Standard" style:list-style-name="WW8Num24">
      <style:paragraph-properties fo:margin-left="0in" fo:margin-right="0in" fo:text-indent="0in" style:auto-text-indent="false"/>
    </style:style>
    <style:style style:name="P46" style:family="paragraph" style:parent-style-name="Standard" style:list-style-name="WW8Num35">
      <style:paragraph-properties fo:margin-left="0in" fo:margin-right="0in" fo:text-indent="0in" style:auto-text-indent="false"/>
    </style:style>
    <style:style style:name="P47" style:family="paragraph" style:parent-style-name="Standard" style:list-style-name="WW8Num21">
      <style:paragraph-properties fo:margin-left="0in" fo:margin-right="0in" fo:text-indent="0in" style:auto-text-indent="false"/>
    </style:style>
    <style:style style:name="P48" style:family="paragraph" style:parent-style-name="Standard" style:list-style-name="WW8Num15">
      <style:paragraph-properties fo:margin-left="0in" fo:margin-right="0in" fo:text-indent="0in" style:auto-text-indent="false"/>
    </style:style>
    <style:style style:name="P49" style:family="paragraph" style:parent-style-name="Standard" style:list-style-name="WW8Num15">
      <style:paragraph-properties fo:margin-left="0in" fo:margin-right="0in" fo:text-indent="0in" style:auto-text-indent="false"/>
      <style:text-properties style:font-name="Trebuchet MS" fo:font-size="11pt" fo:font-weight="bold" style:font-size-asian="11pt" style:font-weight-asian="bold"/>
    </style:style>
    <style:style style:name="P50" style:family="paragraph" style:parent-style-name="Standard" style:list-style-name="WW8Num20">
      <style:paragraph-properties fo:margin-left="0in" fo:margin-right="0in" fo:text-indent="0in" style:auto-text-indent="false"/>
    </style:style>
    <style:style style:name="P51" style:family="paragraph" style:parent-style-name="Standard" style:list-style-name="WW8Num38">
      <style:paragraph-properties fo:margin-left="0in" fo:margin-right="0in" fo:text-indent="0in" style:auto-text-indent="false"/>
    </style:style>
    <style:style style:name="P52" style:family="paragraph" style:parent-style-name="Standard" style:list-style-name="WW8Num41">
      <style:paragraph-properties fo:margin-left="0in" fo:margin-right="0in" fo:text-indent="0in" style:auto-text-indent="false"/>
    </style:style>
    <style:style style:name="P53" style:family="paragraph" style:parent-style-name="Standard" style:list-style-name="WW8Num17">
      <style:paragraph-properties fo:margin-left="0in" fo:margin-right="0in" fo:text-indent="0in" style:auto-text-indent="false"/>
    </style:style>
    <style:style style:name="P54" style:family="paragraph" style:parent-style-name="Standard" style:list-style-name="WW8Num14">
      <style:paragraph-properties fo:margin-left="0in" fo:margin-right="0in" fo:text-indent="0in" style:auto-text-indent="false"/>
    </style:style>
    <style:style style:name="P55" style:family="paragraph" style:parent-style-name="Standard" style:list-style-name="WW8Num32">
      <style:paragraph-properties fo:margin-left="0in" fo:margin-right="0in" fo:text-indent="0in" style:auto-text-indent="false"/>
    </style:style>
    <style:style style:name="P56" style:family="paragraph" style:parent-style-name="Standard" style:list-style-name="WW8Num23">
      <style:paragraph-properties fo:margin-left="0in" fo:margin-right="0in" fo:text-indent="0in" style:auto-text-indent="false"/>
    </style:style>
    <style:style style:name="P57" style:family="paragraph" style:parent-style-name="Standard" style:list-style-name="WW8Num28">
      <style:paragraph-properties fo:margin-left="0in" fo:margin-right="0in" fo:text-indent="0in" style:auto-text-indent="false"/>
    </style:style>
    <style:style style:name="P58" style:family="paragraph" style:parent-style-name="Standard" style:list-style-name="WW8Num26">
      <style:paragraph-properties fo:margin-left="0in" fo:margin-right="0in" fo:text-indent="0in" style:auto-text-indent="false"/>
    </style:style>
    <style:style style:name="P59" style:family="paragraph" style:parent-style-name="Standard" style:list-style-name="WW8Num33">
      <style:paragraph-properties fo:margin-left="0in" fo:margin-right="0in" fo:text-indent="0in" style:auto-text-indent="false"/>
    </style:style>
    <style:style style:name="P60" style:family="paragraph" style:parent-style-name="Standard">
      <style:paragraph-properties fo:margin-left="0in" fo:margin-right="0in" fo:margin-top="0in" fo:margin-bottom="0in" fo:text-align="start" style:justify-single-word="false" fo:orphans="0" fo:widows="0"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1" style:family="paragraph" style:parent-style-name="Standard" style:list-style-name="WW8Num16">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2" style:family="paragraph" style:parent-style-name="Standard" style:list-style-name="WW8Num7">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3" style:family="paragraph" style:parent-style-name="Standard" style:list-style-name="WW8Num6">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4" style:family="paragraph" style:parent-style-name="Standard" style:list-style-name="WW8Num5">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5" style:family="paragraph" style:parent-style-name="Standard" style:list-style-name="WW8Num4">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6" style:family="paragraph" style:parent-style-name="Standard" style:list-style-name="WW8Num3">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7" style:family="paragraph" style:parent-style-name="Standard" style:list-style-name="WW8Num2">
      <style:paragraph-properties fo:margin-left="0in" fo:margin-right="0in" fo:margin-top="0in" fo:margin-bottom="0in" fo:text-align="start" style:justify-single-word="false" fo:orphans="0" fo:widows="0" fo:text-indent="0in" style:auto-text-indent="false" style:text-autospace="none">
        <style:tab-stops>
          <style:tab-stop style:position="0.5in"/>
        </style:tab-stops>
      </style:paragraph-properties>
    </style:style>
    <style:style style:name="P68" style:family="paragraph" style:parent-style-name="Standard" style:list-style-name="WW8Num25">
      <style:paragraph-properties fo:margin-left="0in" fo:margin-right="0in" fo:margin-top="0in" fo:margin-bottom="0in" fo:text-align="start" style:justify-single-word="false" fo:orphans="0" fo:widows="0" fo:text-indent="0in" style:auto-text-indent="false" style:text-autospace="none"/>
    </style:style>
    <style:style style:name="P69" style:family="paragraph" style:parent-style-name="Standard" style:list-style-name="WW8Num39">
      <style:paragraph-properties fo:margin-left="0in" fo:margin-right="0in" fo:margin-top="0in" fo:margin-bottom="0in" fo:text-align="start" style:justify-single-word="false" fo:orphans="0" fo:widows="0" fo:text-indent="0in" style:auto-text-indent="false" style:text-autospace="none">
        <style:tab-stops>
          <style:tab-stop style:position="0.3in"/>
        </style:tab-stops>
      </style:paragraph-properties>
    </style:style>
    <style:style style:name="P70" style:family="paragraph" style:parent-style-name="Standard" style:list-style-name="WW8Num7">
      <style:paragraph-properties fo:margin-left="0in" fo:margin-right="0in" fo:margin-top="0in" fo:margin-bottom="0in" fo:text-align="start" style:justify-single-word="false" fo:orphans="0" fo:widows="0" fo:text-indent="0in" style:auto-text-indent="false" style:text-autospace="none">
        <style:tab-stops>
          <style:tab-stop style:position="1in"/>
        </style:tab-stops>
      </style:paragraph-properties>
    </style:style>
    <style:style style:name="P71" style:family="paragraph" style:parent-style-name="Standard" style:list-style-name="WW8Num8">
      <style:paragraph-properties fo:margin-left="0in" fo:margin-right="0in" fo:margin-top="0in" fo:margin-bottom="0in" fo:text-align="start" style:justify-single-word="false" fo:orphans="0" fo:widows="0" fo:text-indent="0in" style:auto-text-indent="false" style:text-autospace="none"/>
    </style:style>
    <style:style style:name="P72" style:family="paragraph" style:parent-style-name="Standard" style:list-style-name="WW8Num8">
      <style:paragraph-properties fo:margin-left="0in" fo:margin-right="0in" fo:margin-top="0.0799in" fo:margin-bottom="0in" fo:text-align="start" style:justify-single-word="false" fo:orphans="0" fo:widows="0" fo:text-indent="0in" style:auto-text-indent="false" style:text-autospace="none"/>
    </style:style>
    <style:style style:name="P73" style:family="paragraph" style:parent-style-name="Standard">
      <style:paragraph-properties fo:margin-left="0.248in" fo:margin-right="0in" fo:text-indent="0in" style:auto-text-indent="false"/>
    </style:style>
    <style:style style:name="P74" style:family="paragraph" style:parent-style-name="Standard">
      <style:paragraph-properties fo:margin-left="0.7874in" fo:margin-right="0in" fo:text-indent="0in" style:auto-text-indent="false"/>
      <style:text-properties style:font-size-complex="12pt"/>
    </style:style>
    <style:style style:name="P75"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6" style:family="paragraph" style:parent-style-name="Standard" style:list-style-name="WW8Num24">
      <style:paragraph-properties fo:margin-left="0.498in" fo:margin-right="0in" fo:text-indent="0in" style:auto-text-indent="false">
        <style:tab-stops>
          <style:tab-stop style:position="1.2457in"/>
        </style:tab-stops>
      </style:paragraph-properties>
    </style:style>
    <style:style style:name="P77" style:family="paragraph" style:parent-style-name="Standard">
      <style:paragraph-properties fo:margin-left="0.748in" fo:margin-right="0in" fo:text-indent="0in" style:auto-text-indent="false"/>
      <style:text-properties style:font-name="Trebuchet MS" fo:font-size="11pt" style:font-size-asian="11pt"/>
    </style:style>
    <style:style style:name="P78" style:family="paragraph" style:parent-style-name="Standard">
      <style:paragraph-properties fo:margin-left="1in" fo:margin-right="0in" fo:text-indent="-0.25in" style:auto-text-indent="false">
        <style:tab-stops>
          <style:tab-stop style:position="0.75in"/>
        </style:tab-stops>
      </style:paragraph-properties>
    </style:style>
    <style:style style:name="P79" style:family="paragraph" style:parent-style-name="Standard">
      <style:paragraph-properties fo:margin-top="0.0799in" fo:margin-bottom="0in"/>
    </style:style>
    <style:style style:name="P80" style:family="paragraph" style:parent-style-name="Standard">
      <style:paragraph-properties fo:margin-left="0.5in" fo:margin-right="0in" fo:text-indent="-0.25in" style:auto-text-indent="false">
        <style:tab-stops>
          <style:tab-stop style:position="0.5in"/>
        </style:tab-stops>
      </style:paragraph-properties>
    </style:style>
    <style:style style:name="P81" style:family="paragraph" style:parent-style-name="Standard" style:list-style-name="WW8Num8">
      <style:paragraph-properties fo:margin-left="0.0102in" fo:margin-right="0in" fo:orphans="0" fo:widows="0" fo:text-indent="0in" style:auto-text-indent="false" style:text-autospace="none">
        <style:tab-stops>
          <style:tab-stop style:position="0.7602in"/>
        </style:tab-stops>
      </style:paragraph-properties>
    </style:style>
    <style:style style:name="P82" style:family="paragraph" style:parent-style-name="Standard" style:list-style-name="WW8Num8">
      <style:paragraph-properties fo:margin-left="0.0102in" fo:margin-right="0in" fo:orphans="0" fo:widows="0" fo:text-indent="0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3" style:family="paragraph" style:parent-style-name="Standard" style:list-style-name="WW8Num1">
      <style:paragraph-properties fo:margin-left="-0.5in" fo:margin-right="0in" fo:margin-top="0in" fo:margin-bottom="0in" fo:orphans="0" fo:widows="0" fo:text-indent="0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4" style:family="paragraph" style:parent-style-name="Standard" style:list-style-name="WW8Num1">
      <style:paragraph-properties fo:margin-left="-0.5in" fo:margin-right="0in" fo:margin-top="0in" fo:margin-bottom="0in" fo:text-align="start" style:justify-single-word="false" fo:orphans="0" fo:widows="0" fo:text-indent="0in" style:auto-text-indent="false" style:text-autospace="none">
        <style:tab-stops>
          <style:tab-stop style:position="0.4925in"/>
        </style:tab-stops>
      </style:paragraph-properties>
    </style:style>
    <style:style style:name="P85" style:family="paragraph" style:parent-style-name="Standard">
      <style:paragraph-properties fo:margin-left="0.002in" fo:margin-right="0in" fo:text-indent="0in" style:auto-text-indent="false"/>
    </style:style>
    <style:style style:name="P86" style:family="paragraph" style:parent-style-name="Standard">
      <style:paragraph-properties fo:margin-left="0in" fo:margin-right="0in" fo:text-indent="0.2957in" style:auto-text-indent="false"/>
    </style:style>
    <style:style style:name="P87" style:family="paragraph" style:parent-style-name="Standard">
      <style:paragraph-properties fo:margin-left="0.002in" fo:margin-right="0in" fo:text-indent="0.2937in" style:auto-text-indent="false"/>
    </style:style>
    <style:style style:name="P88" style:family="paragraph" style:parent-style-name="example">
      <style:paragraph-properties style:snap-to-layout-grid="false"/>
    </style:style>
    <style:style style:name="P89" style:family="paragraph" style:parent-style-name="Contents_20_3">
      <style:paragraph-properties>
        <style:tab-stops>
          <style:tab-stop style:position="1.5752in"/>
          <style:tab-stop style:position="1.5972in"/>
          <style:tab-stop style:position="7.0854in" style:type="right" style:leader-style="dotted" style:leader-text="."/>
          <style:tab-stop style:position="11.0252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ize-complex="12pt"/>
    </style:style>
    <style:style style:name="T3" style:family="text">
      <style:text-properties fo:font-style="italic" style:font-style-asian="italic" style:language-complex="none" style:country-complex="none"/>
    </style:style>
    <style:style style:name="T4" style:family="text">
      <style:text-properties fo:font-style="italic" fo:font-weight="bold" style:font-style-asian="italic" style:font-weight-asian="bold"/>
    </style:style>
    <style:style style:name="T5" style:family="text">
      <style:text-properties fo:language="none" fo:country="none" style:language-asian="none" style:country-asian="none"/>
    </style:style>
    <style:style style:name="T6" style:family="text">
      <style:text-properties fo:font-size="10pt" style:font-size-asian="10pt"/>
    </style:style>
    <style:style style:name="T7" style:family="text">
      <style:text-properties fo:font-size="10pt" fo:font-weight="bold" style:font-size-asian="10pt" style:font-weight-asian="bold"/>
    </style:style>
    <style:style style:name="T8" style:family="text">
      <style:text-properties fo:font-weight="bold" style:font-weight-asian="bold"/>
    </style:style>
    <style:style style:name="T9" style:family="text">
      <style:text-properties fo:font-weight="bold" style:font-weight-asian="bold" style:language-complex="none" style:country-complex="none"/>
    </style:style>
    <style:style style:name="T10" style:family="text">
      <style:text-properties style:font-size-complex="12pt"/>
    </style:style>
    <style:style style:name="T11" style:family="text">
      <style:text-properties style:language-complex="none" style:country-complex="none"/>
    </style:style>
    <style:style style:name="T12" style:family="text">
      <style:text-properties fo:font-size="9pt" style:font-size-asian="9pt" style:language-complex="none" style:country-complex="none"/>
    </style:style>
    <style:style style:name="T13" style:family="text">
      <style:text-properties fo:language="en" fo:country="GB"/>
    </style:style>
    <style:style style:name="T14" style:family="text">
      <style:text-properties style:font-name="Trebuchet MS" fo:font-size="11pt" fo:language="en" fo:country="GB" fo:font-weight="bold" style:font-size-asian="11pt" style:font-weight-asian="bold"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style:font-name="Monaco" fo:font-size="10pt" fo:language="it" fo:country="IT" style:font-size-asian="10pt" style:font-name-complex="Monaco"/>
    </style:style>
    <style:style style:name="T19"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koma Ntoso 1.0 Release Notes</text:p>
      <text:p text:style-name="P11"><text:span text:style-name="T1">Tentative Release 3 March 2007</text:span></text:p>
      <text:p text:style-name="P12">Technical Supervision: Fabio Vitali</text:p>
      <text:p text:style-name="P12">Legal Domain Supervision: Monica Palmirani</text:p>
      <text:p text:style-name="P12">University of Bologna</text:p>
      <text:p text:style-name="Heading_20_1_20_no_20_TOC">Table of 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Titolo_20_1"/>
            <text:index-source-style text:style-name="Heading_20_1_20_no_20_TOC"/>
          </text:index-source-styles>
        </text:table-of-content-source>
        <text:index-body>
          <text:p text:style-name="P10"><text:s/>Table of content<text:tab/>1</text:p>
          <text:p text:style-name="P10">1 Introduction<text:tab/>3</text:p>
          <text:p text:style-name="P10">2 Namespaces<text:tab/>3</text:p>
          <text:p text:style-name="P10">3 Global overview of the schema<text:tab/>3</text:p>
          <text:p text:style-name="P10">4 Patterns<text:tab/>4</text:p>
          <text:p text:style-name="P9">4.1 Patterns in content model<text:tab/>4</text:p>
          <text:p text:style-name="P9">4.2 Patterns in schema design<text:tab/>6</text:p>
          <text:p text:style-name="P10">5 Generic Elements<text:tab/>6</text:p>
          <text:p text:style-name="P10">6 HTML elements and CSS rules<text:tab/>6</text:p>
          <text:p text:style-name="P10">7 Metadata elements<text:tab/>7</text:p>
          <text:p text:style-name="P10">8 Identifiers<text:tab/>8</text:p>
          <text:p text:style-name="P10">9 Amendments, versions and document lifecycle <text:tab/>9</text:p>
          <text:p text:style-name="P10">10 References<text:tab/>10</text:p>
          <text:p text:style-name="P10">11 Document URIs<text:tab/>11</text:p>
          <text:p text:style-name="P10">12 Element Synopsis<text:tab/>11</text:p>
          <text:p text:style-name="P9">12.1 Root element<text:tab/>11</text:p>
          <text:p text:style-name="P9">12.2 Document Types<text:tab/>11</text:p>
          <text:p text:style-name="P9">12.3 Common container elements<text:tab/>13</text:p>
          <text:p text:style-name="P9">12.4 Elements for hierarchical documents<text:tab/>16</text:p>
          <text:p text:style-name="P9">12.5 Elements for debate documents<text:tab/>19</text:p>
          <text:p text:style-name="P9">12.6 Akoma Ntoso Block elements<text:tab/>21</text:p>
          <text:p text:style-name="P9">12.7 Akoma Ntoso inline elements<text:tab/>22</text:p>
          <text:p text:style-name="P89">12.7.1 Preface-only elements<text:tab/>22</text:p>
          <text:p text:style-name="P89">12.7.2 Reference-type inline elements<text:tab/>23</text:p>
          <text:p text:style-name="P89">12.7.3 Other inline elements<text:tab/>24</text:p>
          <text:p text:style-name="P9">12.8 Generic elements<text:tab/>25</text:p>
          <text:p text:style-name="P9">12.9 HTML elements<text:tab/>25</text:p>
          <text:p text:style-name="P9">12.10 Metadata elements<text:tab/>27</text:p>
          <text:p text:style-name="P89">12.10.1 Identification elements<text:tab/>27</text:p>
          <text:p text:style-name="P89">12.10.2 Publication elements<text:tab/>30</text:p>
          <text:p text:style-name="P89">12.10.3 Classification elements<text:tab/>30</text:p>
          <text:p text:style-name="P89">12.10.4 Lifecycle elements<text:tab/>30</text:p>
          <text:p text:style-name="P89">12.10.5 Analysis elements<text:tab/>30</text:p>
          <text:p text:style-name="P89">12.10.6 References elements<text:tab/>33</text:p>
          <text:p text:style-name="P89">12.10.7 Notes and proprietary elements<text:tab/>35</text:p>
          <text:p text:style-name="P10">13 Attribute Synopsis<text:tab/>35</text:p>
          <text:p text:style-name="P10">14 The akomantoso.xsl and style.css stylesheets<text:tab/>37</text:p>
          <text:p text:style-name="P10"><text:soft-page-break/>15 Naming Conventions<text:tab/>38</text:p>
          <text:p text:style-name="P9">15.1 Absolute and relative URIs<text:tab/>40</text:p>
          <text:p text:style-name="P9">15.2 Resolving Akoma Ntoso URIs<text:tab/>41</text:p>
          <text:p text:style-name="P9">15.3 The URI of a Work<text:tab/>42</text:p>
          <text:p text:style-name="P89">15.3.1 The URI for the Work as a whole<text:tab/>42</text:p>
          <text:p text:style-name="P89">15.3.2 The URI for WorkComponents<text:tab/>42</text:p>
          <text:p text:style-name="P9">15.4 The URI of an Expression<text:tab/>43</text:p>
          <text:p text:style-name="P89">15.4.1 The URI for the expression as a whole<text:tab/>43</text:p>
          <text:p text:style-name="P89">15.4.2 The URIs for ExpressionComponents<text:tab/>44</text:p>
          <text:p text:style-name="P89">15.4.3 Hierarchies of components in ExpressionComponents<text:tab/>45</text:p>
          <text:p text:style-name="P89">15.4.4 The URIs for virtual expressions<text:tab/>45</text:p>
          <text:p text:style-name="P89">15.5.1 The URI for the manifestation as a whole<text:tab/>46</text:p>
          <text:p text:style-name="P89">15.5.2 The URIs for ManifestationComponents<text:tab/>46</text:p>
          <text:p text:style-name="P89">15.5.3 The URIs for the components in the Akoma Ntoso package manifestation <text:tab/>47</text:p>
          <text:p text:style-name="P9">15.6 The URI of an Item<text:tab/>48</text:p>
          <text:p text:style-name="P9">15.8 The URI of non-document entities<text:tab/>48</text:p>
          <text:p text:style-name="P89">15.9.1 The IDs for Top Level Classes<text:tab/>50</text:p>
          <text:p text:style-name="P89">15.9.2 TLC Person<text:tab/>50</text:p>
          <text:p text:style-name="P89">15.9.3 TLC Organization<text:tab/>50</text:p>
          <text:p text:style-name="P89">15.9.4 TLC Concept<text:tab/>50</text:p>
          <text:p text:style-name="P89">15.9.5 TLC Object<text:tab/>50</text:p>
          <text:p text:style-name="P89">15.9.6 TLC Event<text:tab/>51</text:p>
          <text:p text:style-name="P89">15.9.7 TLC Place<text:tab/>51</text:p>
          <text:p text:style-name="P89">15.9.8 TLC Process<text:tab/>51</text:p>
          <text:p text:style-name="P89">15.9.9 TLC Role<text:tab/>51</text:p>
          <text:p text:style-name="P89">15.9.10 TLC Term<text:tab/>51</text:p>
          <text:p text:style-name="P89">15.9.11 TLC Work<text:tab/>51</text:p>
          <text:p text:style-name="P89">15.9.12 TLC Expression<text:tab/>51</text:p>
          <text:p text:style-name="P89">15.9.13 TLC Expression Component<text:tab/>51</text:p>
          <text:p text:style-name="P89">15.9.14 TLC Manifestation<text:tab/>51</text:p>
          <text:p text:style-name="P89">15.9.15 TLC Manifestation Component<text:tab/>51</text:p>
          <text:p text:style-name="P89">15.9.16 TLC Item<text:tab/>51</text:p>
          <text:p text:style-name="P10">16 Differences from previous releases<text:tab/>52</text:p>
          <text:p text:style-name="P9">16.1 Differences between release 3/3/2008 and 22/10/2007<text:tab/>52</text:p>
          <text:p text:style-name="P9">16.2 Differences between release 22/10/2007 and 17/09/2007<text:tab/>53</text:p>
          <text:p text:style-name="P9">16.3 Differences between release 17/09/2007 and 08/06/2007<text:tab/>54</text:p>
          <text:p text:style-name="P9">16.4 Differences between release 08/06/2007 and 31/05/2007<text:tab/>54</text:p>
          <text:p text:style-name="P9">16.5 Differences between release 31/05/2007 and 14/03/2007 <text:tab/>54</text:p>
          <text:p text:style-name="P9">16.6 Differences between release 14/03/2007 and 01/02/2007<text:tab/>55</text:p>
          <text:p text:style-name="P9">16.7 Differences between release 01/02/2007 and 23/11/2006<text:tab/>55</text:p>
          <text:p text:style-name="P9">16.8 Differences between release 23/11/2006 and 23/10/2006<text:tab/>55</text:p>
          <text:p text:style-name="P9">16.9 Differences between release 23/10/2006 and 26/06/2006<text:tab/>55</text:p>
          <text:p text:style-name="P9">16.10 Differences between release 26/06/2006 and 16/05/2006<text:tab/>56</text:p>
          <text:p text:style-name="P9">16.11 Differences between release 16/05/2006 and 25/04/2006<text:tab/>57</text:p>
          <text:p text:style-name="P9">16.12 Differences between release 25/04/2006 and release 15/01/2006<text:tab/>57</text:p>
          <text:p text:style-name="P9">16.13 Differences between release 15/01/2006 and release 15/11/2005<text:tab/>57</text:p>
          <text:p text:style-name="P9">16.14 Differences between release 15/11/2005 and release 15/09/2005 <text:tab/>58</text:p>
        </text:index-body>
      </text:table-of-content>
      <text:p text:style-name="P13"/>
      <text:p text:style-name="P14"/>
      <text:h text:style-name="P6"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text:span text:style-name="T6"> www.akomantoso.org</text:span>. </text:p>
      <text:p text:style-name="Standard">In this document technical details and assumptions about the AKOMA NTOSO 1.0 document structure and elements are provided,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Detailed Schemas, provides more constraints over the same vocabulary of elements to enforce the rules of specific document types in specific African countries. It is a requirement of AKOMA NTOSO that all documents satisfying one of the Detailed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Namespaces</text:h>
      <text:p text:style-name="Standard">AKOMA NTOSO 1.0 documents are completely qualified, i.e., namespaces are used throughout. Even though some elements use the same name as HTML elements, and in fact are directly drawn out of the HTML vocabulary, out of simplicity it has been decided to use one namespace only,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of AKOMA NTOSO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pattern “Universal root” aimed at better identification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simple types (mostly enumerations of string values) and complex types. Complex types in this sections include those supporting four of the five main content model patterns used throughout this schema: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fifth content model pattern, <text:span text:style-name="code">container</text:span>, has no common form, but lists different elements in different orders, and individual container-like complex patterns are spread throughout the schema. Content model patterns are described in section 4.2. </text:p>
      <text:p text:style-name="Standard">Elements are organized in meaningful sections: </text:p>
      <text:list text:style-name="WW8Num34">
        <text:list-item>
          <text:p text:style-name="P22">The root element <text:span text:style-name="code">&lt;akomantoso&gt;</text:span></text:p>
        </text:list-item>
        <text:list-item>
          <text:p text:style-name="P22">The document elements, one for each document type (<text:span text:style-name="code">&lt;act&gt;</text:span>, <text:span text:style-name="code">&lt;bill&gt;</text:span>, <text:span text:style-name="code">&lt;doc&gt;</text:span>, <text:span text:style-name="code">&lt;report&gt; </text:span>and <text:span text:style-name="code">&lt;debaterecord&gt;</text:span>), that share one of the three document formats: <text:span text:style-name="code">&amp;HierarchicalStructure;</text:span> (that has an explicit hierarchy inside), <text:span text:style-name="code">&amp;OpenStructure;</text:span>, that allows basically everything inside, and <text:span text:style-name="code">&amp;DebateStructure;</text:span>, a slightly hierarchical structure for <text:span text:style-name="HTML_20_Typewriter">debaterecord</text:span> and reports. </text:p>
        </text:list-item>
        <text:list-item>
          <text:p text:style-name="P22"><text:soft-page-break/>The container elements, one for each main part of the abovementioned structures, except for meta, described in the apposite section.</text:p>
        </text:list-item>
        <text:list-item>
          <text:p text:style-name="P22">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22">Elements for parliamentary debates, particularly subdivisions <text:span text:style-name="code">&lt;speech&gt;</text:span>, <text:span text:style-name="code">&lt;question&gt;</text:span> and elements for open structures, particularly <text:span text:style-name="code">&lt;item&gt;</text:span>.</text:p>
        </text:list-item>
        <text:list-item>
          <text:p text:style-name="P22">AKOMA NTOSO specific block and inline elements, including the table of content (<text:span text:style-name="code">&lt;TOC&gt;</text:span>),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22">Generic elements: the list of available generic elements (one for each of the five main patterns for content models), explained in detail in section 6. </text:p>
        </text:list-item>
        <text:list-item>
          <text:p text:style-name="P22">HTML elements: the list of elements, directly derived from HTML, used to provide for presentation-oriented, rather than semantic-oriented, markup within AKOMA NTOSO documents. They form a very strict simplification of the HTML language, but allow for many useful structures inside an act. HTML elements and how to use them in AKOMA NTOSO are described in section 7.</text:p>
        </text:list-item>
        <text:list-item>
          <text:p text:style-name="P22">Metadata elements provide a location for all relevant information about a AKOMA NTOSO document that <text:span text:style-name="T1">does not belong to its actual content</text:span>. Metadata thus are all, by definition, editorial additions to the text as originally composing the document. Metadata are described in section 8. <text:s text:c="2"/></text:p>
        </text:list-item>
      </text:list>
      <text:p text:style-name="P73">In this release the AKOMA NTOSO 1.0 schema contains a full total of 154 elements, of which 77 specific to the AKOMA NTOSO vocabulary, 6 generic elements, 14 HTML elements, and 57 metadata elements. </text:p>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5">We distinguish between patterns in content models (a restriction of content models to the ones that are actually useful) and patterns in schema design (guidelines on how to make a schema more modular, flexible and understandable by users). Both patterns are well known and well established in the literature, although by different experts in different ways. For patterns in content models we used our own resource, <text:span text:style-name="T1">F. Vitali, A. Di <text:s/>Iorio, D. Gubellini, “</text:span><text:a xlink:type="simple" xlink:href="http://www.mulberrytech.com/Extreme/Proceedings/xslfo-pdf/2005/Vitali01/EML2005Vitali01.pdf"><text:span text:style-name="Internet_20_link">Design patterns for document substructures</text:span></text:a><text:span text:style-name="T1">”, Extreme Markup 2005 Conference, Montreal, 1-5 August 2005</text:span> , while the authoritative resource for patterns in schema design is <text:span text:style-name="code">http://www.xmlpatterns.com/</text:span>. </text:p>
      <text:h text:style-name="Heading_20_2" text:outline-level="2">Patterns in content model</text:h>
      <text:p text:style-name="Standard">The AKOMA NTOSO 1.0 Schema uses systematically five of the 7 patterns described in<text:span text:style-name="T1">“</text:span><text:a xlink:type="simple" xlink:href="http://www.mulberrytech.com/Extreme/Proceedings/xslfo-pdf/2005/Vitali01/EML2005Vitali01.pdf"><text:span text:style-name="Internet_20_link">Design patterns for document substructures</text:span></text:a><text:span text:style-name="T1">”</text:span>. This means that all content models and complex types used in the schema follow precisely the form of the relevant pattern, and all elements can be simply described and treated according to their pattern rather than individually. </text:p>
      <text:p text:style-name="Standard">These patterns are: </text:p>
      <text:list text:style-name="WW8Num42">
        <text:list-item>
          <text:p text:style-name="P23">The <text:span text:style-name="T1">markers</text:span>: markers are content-less elements that are scattered here and there in the document and are meaningful for their names as well as their attributes. Markers are also known in literature as <text:span text:style-name="T1">empty elements</text:span> or <text:span text:style-name="T1">milestones</text:span>. There are two main families of markers in <text:soft-page-break/>the AKOMA NTOSO schema: placeholders in the text content (e.g., note references) that can appear in any position that also has text, and metadata elements that only appear in some subsection of the <text:span text:style-name="code">&lt;meta&gt; </text:span>section. As discussed in section 8, all metadata elements are markers so that metadata values are not part of the text content of a document, but rather are attribute values. </text:p>
        </text:list-item>
        <text:list-item>
          <text:p text:style-name="P23">The <text:span text:style-name="T1">inlines</text:span>: an inline element is an element placed within a mixed model element that identifies some text fragment as relevant for some reason. There are both semantically relevant inlines and presentation oriented inlines. There is but one content model using inlines (and markers), which means that all mixed model elements (i.e., those that allow both text and elements) also allow the a repeatable selection of all inline elements. For a discussion of why this is only a trade-off decision, and not the ideal solution, see at the end of this section. </text:p>
        </text:list-item>
        <text:list-item>
          <text:p text:style-name="P23">The <text:span text:style-name="T1">blocks</text:span>: a block is a container of text or structures that is organized vertically on the display (i.e., has paragraph breaks) and can contain either substructures or text. Most blocks in AKOMA NTOSO are based on the HTML language. There is only one content models using blocks, that allow a repeatable selection of all available blocks. This means that wherever a block is allowed (e.g., a paragraph), a table or a list is also allowed. </text:p>
        </text:list-item>
        <text:list-item>
          <text:p text:style-name="P23">The <text:span text:style-name="T1">containers</text:span>: containers are sequences of specific elements, some of which can be optional. The corresponding pattern in <text:span text:style-name="T1">“</text:span><text:a xlink:type="simple" xlink:href="http://www.mulberrytech.com/Extreme/Proceedings/xslfo-pdf/2005/Vitali01/EML2005Vitali01.pdf"><text:span text:style-name="Internet_20_link">Design patterns for document substructures</text:span></text:a><text:span text:style-name="T1">”</text:span> is the <text:span text:style-name="T1">record</text:span>. Containers are all different from each other (as the actual list of contained elements vary), and so there is no single container content model, but rather a number of content models that share the record pattern. </text:p>
        </text:list-item>
        <text:list-item>
          <text:p text:style-name="P23">The <text:span text:style-name="T1">hierarchy</text:span>: a hierarchy is a set of arbitrarily deep nested sections with title and numbering. Each level of the nesting can contain either more nested sections or blocks. The corresponding pattern in <text:span text:style-name="T1">“</text:span><text:a xlink:type="simple" xlink:href="http://www.mulberrytech.com/Extreme/Proceedings/xslfo-pdf/2005/Vitali01/EML2005Vitali01.pdf"><text:span text:style-name="Internet_20_link">Design patterns for document substructures</text:span></text:a><text:span text:style-name="T1">”</text:span> is the table. No text is allowed directly inside the hierarchy, but only within the appropriate block element (or, of course, titles and numbering). AKOMA NTOSO 1.0 uses only one hierarchy, with predefined names and no constraints on their order or systematic layering. </text:p>
        </text:list-item>
      </text:list>
      <text:p text:style-name="P73">There are three exceptions to the systematic use of patterns: </text:p>
      <text:list text:style-name="WW8Num19">
        <text:list-item>
          <text:p text:style-name="P24">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24">The <text:span text:style-name="code">&lt;mod&gt;</text:span> element allows quoted text and structures within its content. No problems for quoted texts, but when an amendment clause specifies in full a new structure (such as an article) within the main discourse, the full structure needs to be described, and it is thus possible to have an article within a paragraph within a clause, which is against the inline pattern. There is no simple way out of this issue. </text:p>
        </text:list-item>
        <text:list-item>
          <text:p text:style-name="P24">There is six inline elements that only make sense in the preface and preamble parts of the document: these are <text:span text:style-name="code">&lt;ActTitle&gt;</text:span>, <text:span text:style-name="code">&lt;ActNumber&gt;</text:span>, <text:span text:style-name="code">&lt;ActType&gt;</text:span>, <text:span text:style-name="code">&lt;ActProponent&gt;</text:span>, <text:span text:style-name="code">&lt;ActDate&gt;</text:span> and <text:span text:style-name="code">&lt;ActPurpose&gt;</text:span>. They are in fact part of the one inline content model and thus are available everywhere in the document. There is no simple way to define blocks within <text:span text:style-name="code">&lt;preamble&gt;</text:span> and <text:span text:style-name="code">&lt;preface&gt;</text:span> to allow these elements and paragraphs elsewhere to not allow them, so it has been decided that it was better to allow them everywhere rather than uselessly complicating the schema. In <text:span text:style-name="T1">“</text:span><text:a xlink:type="simple" xlink:href="http://www.mulberrytech.com/Extreme/Proceedings/xslfo-pdf/2005/Vitali01/EML2005Vitali01.pdf"><text:span text:style-name="Internet_20_link">Design patterns for document substructures</text:span></text:a><text:span text:style-name="T1">”</text:span> a direct solution to this issues is proposed (<text:span text:style-name="T1">additive context</text:span>, also known as <text:span text:style-name="T1">inclusions</text:span>), but in the current XML technology such constraint would require a different or additional validation language such as Schematron or SchemaPath, which constitute a possible evolution of the AKOMA NTOSO project, but certainly not an immediate one. <text:s/></text:p>
        </text:list-item>
      </text:list>
      <text:h text:style-name="Heading_20_2" text:outline-level="2"><text:soft-page-break/>Patterns in schema design</text:h>
      <text:p text:style-name="Standard">Design patterns are distillation of common wisdom in organizing the parts and the constraints of a schema. They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within the schema itself, in comments and documentation. </text:p>
      <text:h text:style-name="Heading_20_1" text:outline-level="1">Generic Elements</text:h>
      <text:p text:style-name="Standard">AKOMA NTOSO 1.0 strongly supports the idea of using semantically rich terms whenever a semantically justifiable text fragment exist in the document. This means that it is possible that users of AKOMA NTOSO in daily work will find the need for more elements than currently provided. </text:p>
      <text:p text:style-name="Standard">Generic elements come to aid in this respect. Whenever a new semantic is needed to describe a text fragment, a generic element of the appropriate content model is used instead, and the correct label is specified in the <text:span text:style-name="code">name</text:span> attribute. </text:p>
      <text:p text:style-name="Standard">It is strongly discouraged to use presentation-oriented elements (such as b, i, etc.) elements to emphasize fragments that do have a semantic justification for being emphasized. Also, each text fragment need to be enclosed within the appropriate generic element according to its position and content model, which is the reason for there being five generic elements (one for each content model pattern). </text:p>
      <text:p text:style-name="Standard">Finally, an explicit equivalence is provided between named elements and generic elements: all named elements are just generic elements in disguise, the value of the name attribute having been upgraded to being the full element name. Therefore, for instance, <text:span text:style-name="code">&lt;section&gt;</text:span> is absolutely equivalent to <text:span text:style-name="code">&lt;hcontainer name=”section”&gt;</text:span>, or <text:span text:style-name="code">&lt;noteref&gt;</text:span> is equivalent to <text:span text:style-name="code">&lt;marker name=”noteref”&gt;</text:span>. </text:p>
      <text:p text:style-name="Standard">This is turn means that it is possible to reverse the approach, and, after a revision process, officially enrich the AKOMA NTOSO language with new elements that have been used in the past as values for the name attribute of generic elements. </text:p>
      <text:h text:style-name="Heading_20_1" text:outline-level="1">HTML elements and CSS rules</text:h>
      <text:p text:style-name="Standard">AKOMA NTOSO uses a number of HTML elements for text fragments whose purpose is mainly presentation-oriented. These include paragraphs, lists, images, tables, and so on. Furthermore, as mentioned, even HTML elements have been made into the AKOMA NTOSO namespace, so as to simplify the namespace management.</text:p>
      <text:p text:style-name="Standard">Only a strict subset of the HTML language has been chosen, and no additional element can be added. In particular, headings (<text:span text:style-name="code">&lt;H1&gt;, &lt;H2&gt;</text:span> and so forth) <text:span text:style-name="T8">cannot</text:span> be used in AKOMA NTOSO document, since they enforce a flat organization of sections, which is against the fundamentally hierarchical nature of AKOMA NTOSO documents. This is compatible with future developments of the HTML language, in particular considering that XHTML 2.0 will include nested hierarchies with <text:span text:style-name="code">&lt;section&gt;</text:span> and <text:span text:style-name="code">&lt;h&gt;</text:span> elements closely resembling AKOMA NTOSO <text:span text:style-name="code">&lt;hcontainer&gt;</text:span> and <text:span text:style-name="code">&lt;title&gt;</text:span> respectively. <text:s/></text:p>
      <text:p text:style-name="Standard">All HTML elements have exactly the same nature and role as they have in HTML documents, with one exception: <text:span text:style-name="code">&lt;div&gt;</text:span> is a generic container rather than a generic block as in HTML. This is due to the fact that a generic block already exist (<text:span text:style-name="code">&lt;p&gt;</text:span>), and that in many automatically produced HTML documents (e.g., Open Office and MS Word), the <text:span text:style-name="code">&lt;div&gt;</text:span> element is in fact used as a section separator (i.e., a container) rather than a paragraph. </text:p>
      <text:p text:style-name="Standard">The <text:span text:style-name="code">&lt;div&gt;</text:span>, <text:span text:style-name="code">&lt;p&gt;</text:span> and <text:span text:style-name="code">&lt;span&gt;</text:span> elements can be considered as additional generic elements for the container, block and inline content models, and are in fact to be considered absolutely equivalent to <text:span text:style-name="code">&lt;container&gt;</text:span>, <text:span text:style-name="code">&lt;block&gt;</text:span> and <text:span text:style-name="code">&lt;inline&gt;</text:span> elements, using the class attribute instead of the name attribute. </text:p>
      <text:p text:style-name="Standard">All HTML elements (and, in fact, all AKOMA NTOSO elements as well) can be optionally enriched <text:soft-page-break/>with standard HTML core attributes allowing CSS styles with precise presentation instructions to be associated to them. The class and style attributes can be used as in HTML for external or internal CSS rules, liberally and without limitations on both HTML and AKOMA NTOSO elements. <text:s/></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Parliament rooms) need to be placed in the meta section, except for markup and note references. Vice versa, all actual content of the document need to have a place outside of the meta section in the appropriate content sections. </text:p>
      <text:p text:style-name="Standard">Meta elements are divided in eight subsections: </text:p>
      <text:list text:style-name="WW8Num30">
        <text:list-item>
          <text:p text:style-name="P25"><text:span text:style-name="T1">Identification</text:span>: Documents are considered as embodying characteristics from four different levels of characterization: </text:p>
          <text:list>
            <text:list-item>
              <text:p text:style-name="P25"><text:span text:style-name="T2">Work</text:span><text:span text:style-name="T10">: A normative act considered as the abstract collector associated to the set of provisions that can be described and named as a single entity, that was originally created by its originator (e.g. a Parliament) in a single creative process, and that is referred to in legal reasoning. Works are </text:span><text:span text:style-name="T2">realized through</text:span><text:span text:style-name="T10"> expressions of versions. </text:span></text:p>
            </text:list-item>
            <text:list-item>
              <text:p text:style-name="P25"><text:span text:style-name="T2">Expression</text:span><text:span text:style-name="T10"> or </text:span><text:span text:style-name="T2">version</text:span><text:span text:style-name="T10">: (one of) the realization(s) of a normative act in a specific collection of actual sentences and words and punctuation and (where appropriate) presentation choices. For instance, each consolidation of a national act is an expression of that normative act. Expressions are </text:span><text:span text:style-name="T2">embodied in</text:span><text:span text:style-name="T10"> manifestations. </text:span></text:p>
            </text:list-item>
            <text:list-item>
              <text:p text:style-name="P25"><text:span text:style-name="T2">Manifestation</text:span><text:span text:style-name="T10">: one of the physical or electronic embodiments of an expression of a normative act. Thus, a specific XML representation, a PDF file (as generated by printing into PDF a specific Word file with a specific PDF distiller), a printed booklet, all represent different manifestations of the same version of the same normative act. Manifestations are </text:span><text:span text:style-name="T2">exemplified by </text:span><text:span text:style-name="T10">items. </text:span></text:p>
            </text:list-item>
            <text:list-item>
              <text:p text:style-name="P25"><text:span text:style-name="T2">Item</text:span><text:span text:style-name="T10">: each one specific exemplar of a manifestation: a very specific copy of a booklet, a file stored on a very specific computer in a very specific location, etc. </text:span></text:p>
            </text:list-item>
          </text:list>
        </text:list-item>
      </text:list>
      <text:p text:style-name="P74">Each level is characterized by a number of metadata that are specific to that level. For instance, the author property is different when we are considering the abstract author of the work (possibly, the parliament) and the concrete author of the expression (the editorial staff with high legislative competences that created the actual text of the consolidation), the concrete author of the manifestation (the editorial staff with high technical competences that created the XML version of the expression) and the author of the item (who could simply be the person that created a copy of the file and put it on a web server). Analogously for dates (whose role can be further specified by the name attribute), components and URI addresses. </text:p>
      <text:list text:continue-numbering="true" text:style-name="WW8Num30">
        <text:list-item>
          <text:p text:style-name="P25"><text:span text:style-name="T1">Publication</text:span>: details about the publication of the paper-based document. </text:p>
        </text:list-item>
        <text:list-item>
          <text:p text:style-name="P25"><text:span text:style-name="T1">Classification</text:span>: Keywords and descriptive information taken from closed vocabularies and thesauri. </text:p>
        </text:list-item>
        <text:list-item>
          <text:p text:style-name="P25"><text:span text:style-name="T1">Lifecycle</text:span>: the lifecycle element provides information about the events that the document has undergone. These events are always introduced and explained by external documents specified in the references element. Lifecycle is explained in section 9. </text:p>
        </text:list-item>
        <text:list-item>
          <text:p text:style-name="P25"><text:span text:style-name="T1">Analysis</text:span>: A number of metadata elements analyzing the semantic content of the document (<text:span text:style-name="T1">provisions</text:span>). These elements are characterized by scope. In the current release of Akoma Ntoso, only amendment <text:s/>provisions are analyzed. For each provision, several metadata characteristics can be expressed. </text:p>
        </text:list-item>
        <text:list-item>
          <text:p text:style-name="P25"><text:span text:style-name="T1">References</text:span>: the references element provides room for an open number of typed referenced to <text:soft-page-break/>external entities. These include, depending on the kind of document, active and passive references to amendments affecting the document or to acts affected by the document, attachments, jurisprudence, as well as references to Top Level Classes of the Akoma Ntoso ontology such as people, roles, organizations that need to be specified with precision. References are explained in section 10.</text:p>
        </text:list-item>
        <text:list-item>
          <text:p text:style-name="P25"><text:span text:style-name="T1">Notes</text:span>: this subsection contains the text of the editorial notes that might be produced to comment and expand the actual text of the document. Note references inside the text point to notes contained here. </text:p>
        </text:list-item>
        <text:list-item>
          <text:p text:style-name="P25"><text:span text:style-name="T1">Proprietary</text:span>: this subsection allows any additional metadata to be specified in any order and vocabulary (provided it uses a different namespace than AKOMA NTOSO). Proprietary metadata can be used within a specific document management system to specify additional information useful for internal search and document management that is not worth standardizing and imposing across all AKOMA NTOSO implementations. </text:p>
        </text:list-item>
      </text:list>
      <text:h text:style-name="Heading_20_1" text:outline-level="1">Identifiers</text:h>
      <text:p text:style-name="Standard">Identifiers are systematically used in AKOMA NTOSO. All AKOMA NTOSO elements allow an identifier. Many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Also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ections are numbered starting each time from 1, so “part 1” is not sufficient to clearly identify the actual part, while “article 12” clearly points to a single and well-specified element. </text:p>
      <text:p text:style-name="Standard">Each sub-identifier is composed of the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Element</text:p>
          </table:table-cell>
          <table:table-cell table:style-name="Table1.A1" office:value-type="string">
            <text:p text:style-name="P27">Identifier</text:p>
          </table:table-cell>
          <table:table-cell table:style-name="Table1.A1" office:value-type="string">
            <text:p text:style-name="P27">Example</text:p>
          </table:table-cell>
          <table:table-cell table:style-name="Table1.D1" office:value-type="string">
            <text:p text:style-name="P27">Identifier of example</text:p>
          </table:table-cell>
        </table:table-row>
        <table:table-row table:style-name="Table1.1">
          <table:table-cell table:style-name="Table1.A1" office:value-type="string">
            <text:p text:style-name="P26"><text:span text:style-name="code"><text:span text:style-name="T11">&lt;section&gt;</text:span></text:span></text:p>
          </table:table-cell>
          <table:table-cell table:style-name="Table1.A1" office:value-type="string">
            <text:p text:style-name="P26"><text:span text:style-name="code"><text:span text:style-name="T11">secXX</text:span></text:span></text:p>
          </table:table-cell>
          <table:table-cell table:style-name="Table1.A1" office:value-type="string">
            <text:p text:style-name="P28">Section 2 of this act</text:p>
          </table:table-cell>
          <table:table-cell table:style-name="Table1.D1" office:value-type="string">
            <text:p text:style-name="P26"><text:span text:style-name="code"><text:span text:style-name="T11">Sec2</text:span></text:span></text:p>
          </table:table-cell>
        </table:table-row>
        <table:table-row table:style-name="Table1.1">
          <table:table-cell table:style-name="Table1.A1" office:value-type="string">
            <text:p text:style-name="P26"><text:span text:style-name="code"><text:span text:style-name="T11">&lt;part&gt;</text:span></text:span></text:p>
          </table:table-cell>
          <table:table-cell table:style-name="Table1.A1" office:value-type="string">
            <text:p text:style-name="P26"><text:span text:style-name="code"><text:span text:style-name="T11">prtXX</text:span></text:span></text:p>
          </table:table-cell>
          <table:table-cell table:style-name="Table1.A1" office:value-type="string">
            <text:p text:style-name="P28">Part 1 of section 2 of this act</text:p>
          </table:table-cell>
          <table:table-cell table:style-name="Table1.D1" office:value-type="string">
            <text:p text:style-name="P26"><text:span text:style-name="code"><text:span text:style-name="T11">sec2-prt1</text:span></text:span></text:p>
          </table:table-cell>
        </table:table-row>
        <table:table-row table:style-name="Table1.1">
          <table:table-cell table:style-name="Table1.A1" office:value-type="string">
            <text:p text:style-name="P26"><text:span text:style-name="code"><text:span text:style-name="T11">&lt;paragraph&gt;</text:span></text:span></text:p>
          </table:table-cell>
          <table:table-cell table:style-name="Table1.A1" office:value-type="string">
            <text:p text:style-name="P26"><text:span text:style-name="code"><text:span text:style-name="T11">parXX</text:span></text:span></text:p>
          </table:table-cell>
          <table:table-cell table:style-name="Table1.A1" office:value-type="string">
            <text:p text:style-name="P28">Paragraph 3 of part 1 of section 2 of this act</text:p>
          </table:table-cell>
          <table:table-cell table:style-name="Table1.D1" office:value-type="string">
            <text:p text:style-name="P26"><text:span text:style-name="code"><text:span text:style-name="T11">sec2-prt1-par3</text:span></text:span></text:p>
          </table:table-cell>
        </table:table-row>
        <table:table-row table:style-name="Table1.1">
          <table:table-cell table:style-name="Table1.A1" office:value-type="string">
            <text:p text:style-name="P26"><text:span text:style-name="code"><text:span text:style-name="T11">&lt;chapter&gt;</text:span></text:span></text:p>
          </table:table-cell>
          <table:table-cell table:style-name="Table1.A1" office:value-type="string">
            <text:p text:style-name="P26"><text:span text:style-name="code"><text:span text:style-name="T11">chpXX</text:span></text:span></text:p>
          </table:table-cell>
          <table:table-cell table:style-name="Table1.A1" office:value-type="string">
            <text:p text:style-name="P28">Chapter 5 of paragraph 3 of part 1 of section 2 of this act</text:p>
          </table:table-cell>
          <table:table-cell table:style-name="Table1.D1" office:value-type="string">
            <text:p text:style-name="P26"><text:span text:style-name="code"><text:span text:style-name="T11">sec2-prt1-par3-chp5</text:span></text:span></text:p>
          </table:table-cell>
        </table:table-row>
        <table:table-row table:style-name="Table1.1">
          <table:table-cell table:style-name="Table1.A1" office:value-type="string">
            <text:p text:style-name="P26"><text:span text:style-name="code"><text:span text:style-name="T11">&lt;article&gt;</text:span></text:span></text:p>
          </table:table-cell>
          <table:table-cell table:style-name="Table1.A1" office:value-type="string">
            <text:p text:style-name="P26"><text:span text:style-name="code"><text:span text:style-name="T11">artXX</text:span></text:span></text:p>
          </table:table-cell>
          <table:table-cell table:style-name="Table1.A1" office:value-type="string">
            <text:p text:style-name="P28">Article 12</text:p>
          </table:table-cell>
          <table:table-cell table:style-name="Table1.D1" office:value-type="string">
            <text:p text:style-name="P26"><text:span text:style-name="code"><text:span text:style-name="T11">art12</text:span></text:span></text:p>
          </table:table-cell>
        </table:table-row>
        <table:table-row table:style-name="Table1.1">
          <table:table-cell table:style-name="Table1.A1" office:value-type="string">
            <text:p text:style-name="P26"><text:span text:style-name="code"><text:span text:style-name="T11">&lt;clause&gt;</text:span></text:span></text:p>
          </table:table-cell>
          <table:table-cell table:style-name="Table1.A1" office:value-type="string">
            <text:p text:style-name="P26"><text:span text:style-name="code"><text:span text:style-name="T11">claXX</text:span></text:span></text:p>
          </table:table-cell>
          <table:table-cell table:style-name="Table1.A1" office:value-type="string">
            <text:p text:style-name="P28">Clause 3 of article 12</text:p>
          </table:table-cell>
          <table:table-cell table:style-name="Table1.D1" office:value-type="string">
            <text:p text:style-name="P26"><text:span text:style-name="code"><text:span text:style-name="T11">art12-cla3</text:span></text:span></text:p>
          </table:table-cell>
        </table:table-row>
        <table:table-row table:style-name="Table1.1">
          <table:table-cell table:style-name="Table1.A1" office:value-type="string">
            <text:p text:style-name="P26"><text:span text:style-name="code"><text:span text:style-name="T11">&lt;li&gt;</text:span></text:span></text:p>
          </table:table-cell>
          <table:table-cell table:style-name="Table1.A1" office:value-type="string">
            <text:p text:style-name="P26"><text:span text:style-name="code"><text:span text:style-name="T11">itmXX</text:span></text:span></text:p>
          </table:table-cell>
          <table:table-cell table:style-name="Table1.A1" office:value-type="string">
            <text:p text:style-name="P28">item “c” of clause 3 of article 12</text:p>
          </table:table-cell>
          <table:table-cell table:style-name="Table1.D1" office:value-type="string">
            <text:p text:style-name="P26"><text:span text:style-name="code"><text:span text:style-name="T11">art12-cla3-itm3</text:span></text:span></text:p>
          </table:table-cell>
        </table:table-row>
        <table:table-row table:style-name="Table1.1">
          <table:table-cell table:style-name="Table1.A1" office:value-type="string">
            <text:p text:style-name="P26"><text:span text:style-name="code"><text:span text:style-name="T11">&lt;p&gt;</text:span></text:span></text:p>
          </table:table-cell>
          <table:table-cell table:style-name="Table1.A1" office:value-type="string">
            <text:p text:style-name="P26"><text:span text:style-name="code"><text:span text:style-name="T11">blkXX</text:span></text:span></text:p>
          </table:table-cell>
          <table:table-cell table:style-name="Table1.A1" office:value-type="string">
            <text:p text:style-name="P28">Third paragraph of clause 3 of article 12</text:p>
          </table:table-cell>
          <table:table-cell table:style-name="Table1.D1" office:value-type="string">
            <text:p text:style-name="P26"><text:span text:style-name="code"><text:span text:style-name="T11">art12-cla3-blk3</text:span></text:span></text:p>
          </table:table-cell>
        </table:table-row>
      </table:table>
      <text:p text:style-name="Standard"/>
      <text:p text:style-name="Standard">Identifiers <text:span text:style-name="T8">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ich as member of the hierarchy) will <text:soft-page-break/>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art15-cla03-mod01-art04a”. Of course, automatic systems that create current versions of texts will remove the prefix belonging to the amendment law and will only keep the “art04a” identifier in the final result. </text:p>
      <text:h text:style-name="Heading_20_1" text:outline-level="1">Amendments, versions and document lifecycle </text:h>
      <text:p text:style-name="Standard">AKOMA NTOSO 1.0 include a sophisticated mechanism to keep track of the life cycle and evolution of a legislative document. This is particularly useful for acts that are amended and modified in time, while maintaining their fundamental nature. </text:p>
      <text:p text:style-name="Standard">The management of evolution of a document makes two very important assumptions: </text:p>
      <text:list text:style-name="WW8Num36">
        <text:list-item>
          <text:p text:style-name="P30">Amendments and events in the life cycle of a document (including original approval, final repeal and any other event affecting its presence in the law system or its content) happen in precise moments in time that can be determined objectively (albeit with difficulty) and attributed a specific date.</text:p>
        </text:list-item>
        <text:list-item>
          <text:p text:style-name="P30">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i.e., all acts except the ones that still have no amendments). </text:p>
      <text:p text:style-name="Standard">Documents in AKOMA NTOSO are organized in three main categories, as specified in the contain attribute of the document type element: </text:p>
      <text:list text:style-name="WW8Num37">
        <text:list-item>
          <text:p text:style-name="P31">OriginalVersion: this value reflects the fact that the content on the document is exactly the content that has been formally and explicitly approved by the relevant authority, with no amendments applied. </text:p>
        </text:list-item>
        <text:list-item>
          <text:p text:style-name="P31">SingleVersion: this value reflects the fact that the content of the document is an editorially modified version of the original act, according to one or more subsequent amendment acts. These amendment acts and the enactment dates of the amendments <text:span text:style-name="T8">must</text:span> be all present in the <text:span text:style-name="HTML_20_Typewriter">&lt;lifecycle&gt;</text:span> element. Individual additions and deletions are not necessarily marked in the content. </text:p>
        </text:list-item>
        <text:list-item>
          <text:p text:style-name="P31">MultipleVersions: this value reflects the fact that the content of the document is the juxtaposition of fragments belonging to two or more different versions of the same act, each fragment marked as belonging to one or many of these versions. Thus in a MultipleVersions act there could be two or more copies of article 2, each associated to the date it started enactment and ended enactment.</text:p>
        </text:list-item>
      </text:list>
      <text:p text:style-name="Standard">The <text:span text:style-name="code">&lt;lifecycle&gt;</text:span> element is a required element for all SingleVersion and MultipleVersion documents, and must be complete up to the enactment date of the latest document referenced in the <text:span text:style-name="code">&lt;lifecycle&gt;</text:span> element (i.e., there can potentially be subsequent amendments non included in a SingleVersion or MultiVersion document, but all intermediate amendments must be correctly listed and referenced, even if they play no part to the displayed content). OriginalVersion documents need not have <text:soft-page-break/>the <text:span text:style-name="code">&lt;lifecycle&gt;</text:span> element, but surely can have it if the editors decide so. </text:p>
      <text:p text:style-name="Standard">In case a MultipleVersions document is being generated, each element and text fragment may be associated an enactment specification through the means of the three enactment attributes: start, end and status. Each fragment (a whole element if appropriate, otherwise a newly inserted <text:span text:style-name="code">&lt;span&gt;</text:span> or <text:span text:style-name="code">&lt;inline&gt;</text:span> element if no exact containing element exists) use these attribute to specify their nature. </text:p>
      <text:p text:style-name="Standard">The start and end attributes contain an URI to the ID of the event that has marked the beginning or the end of the enactment of the fragment. A start attribute with no end attribute marks a fragment that has appeared in an amendment and still exist in the latest recorded version of the document. An end attribute with no start attribute mark a fragment that was part of the original document but has been repealed before or at the latest recorded version of the document. The status attribute records the type of amendment of the fragment. The value “omissis” can only be used by private editors that want to display only part of the whole document. In this case, the structure must be complete anyway, but the actual content can be removed is the status=”omissis” attribute is present. The value “editorial” can be used to add fragments of text of editorial nature (i.e., that are generated by editors rather than authors). Examples include annotations and translated sentences. For instance: </text:p>
      <text:p text:style-name="Standard"><text:span text:style-name="HTML_20_Typewriter">&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HTML_20_Typewriter">&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data are placed. These include references to other Akoma Ntoso documents, to other <text:s/>non-Akoma Ntoso documents that are accessible through the net, or to individual instances of classes specified in a local ontology. </text:p>
      <text:p text:style-name="Standard">All references share the same structure: they are empty elements with exactly four attributes: </text:p>
      <text:list text:style-name="WW8Num18">
        <text:list-item>
          <text:p text:style-name="P32"><text:span text:style-name="HTML_20_Typewriter">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32"><text:span text:style-name="HTML_20_Typewriter">id</text:span>: this is the string that identifies within the document the entity being described. All internal references will thus use this id. For instance, every <text:span text:style-name="HTML_20_Typewriter">event</text:span> in the document lifecycle has a <text:span text:style-name="HTML_20_Typewriter">source</text:span> attribute containing a reference to the <text:span text:style-name="HTML_20_Typewriter">id</text:span> of the document affecting or being affected by the document. Similarly, every individual in a debate is similarly associated to the <text:span text:style-name="HTML_20_Typewriter">id</text:span> of an element of the references section: the <text:span text:style-name="HTML_20_Typewriter">by</text:span> attribute indicates the speaker (this must be a person), the <text:span text:style-name="HTML_20_Typewriter">as</text:span> attribute specifies the role of the speaker, if any (and it must be a role) and the <text:span text:style-name="HTML_20_Typewriter">to</text:span> attribute indicates the addressee (this can either be a person or a role). Sentences in the content of the text referring to Events, Concepts, etc. can use the <text:span text:style-name="HTML_20_Typewriter">refesTo</text:span> attribute to point to the <text:span text:style-name="HTML_20_Typewriter">id</text:span> of the corresponding element in this section. </text:p>
        </text:list-item>
        <text:list-item>
          <text:p text:style-name="P32"><text:span text:style-name="HTML_20_Typewriter">showAs</text:span>: this is the string that can and must be used in displaying information about this entity. For instance, this attribute contains the name of the speaker as must be displayed. </text:p>
        </text:list-item>
        <text:list-item>
          <text:p text:style-name="P32"><text:span text:style-name="HTML_20_Typewriter">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p text:style-name="Standard">Currently references are to documents in a detailed manner, and to all instances of Top Level Classes <text:soft-page-break/>of the ontology, such as persons or concepts. This list can be improved and augmented according to needs, but needs to maintain the same structure. <text:s/>For instance: </text:p>
      <text:list text:style-name="WW8Num22">
        <text:list-item>
          <text:p text:style-name="P33"><text:span text:style-name="HTML_20_Typewriter">Original</text:span>: a reference to the original document of an amended act. An original document can have an Original reference, too, that will be pointing to itself. </text:p>
        </text:list-item>
        <text:list-item>
          <text:p text:style-name="P33"><text:span text:style-name="HTML_20_Typewriter">PassiveRef</text:span>: a reference to an act providing amendments on the current document. </text:p>
        </text:list-item>
        <text:list-item>
          <text:p text:style-name="P33"><text:span text:style-name="HTML_20_Typewriter">ActiveRef</text:span>: a reference to an act that is amended by the current document</text:p>
        </text:list-item>
        <text:list-item>
          <text:p text:style-name="P33"><text:span text:style-name="HTML_20_Typewriter">Jurisprudence</text:span>: a reference to a jurisprudence document affecting the current document</text:p>
        </text:list-item>
        <text:list-item>
          <text:p text:style-name="P33"><text:span text:style-name="HTML_20_Typewriter">Attachment</text:span>: a reference to a document that is an attachment to the current document</text:p>
        </text:list-item>
        <text:list-item>
          <text:p text:style-name="P33"><text:span text:style-name="HTML_20_Typewriter">AttachmentOf</text:span>: a reference to the main document of which the current document is an attachment of. </text:p>
        </text:list-item>
        <text:list-item>
          <text:p text:style-name="P33"><text:span text:style-name="HTML_20_Typewriter">TLCPerson</text:span>: a reference to a specific record of the database of the unique individuals being referred to within a document (for instance, the members of the Parliaments)</text:p>
        </text:list-item>
        <text:list-item>
          <text:p text:style-name="P33"><text:span text:style-name="HTML_20_Typewriter">TLCRole</text:span>: a reference to a specific record of the database of unique roles being referred to within a document (for instance, the ministeries of a country)</text:p>
        </text:list-item>
        <text:list-item>
          <text:p text:style-name="P33">… etc. </text:p>
        </text:list-item>
      </text:list>
      <text:h text:style-name="Heading_20_1" text:outline-level="1">Document URIs</text:h>
      <text:p text:style-name="Standard">All resources are identified by a unique name. Resources are categorized as Work, Expression, Manifestation and Item, and each of these categories has a different naming structure. The actual syntax of the resource is specified in a separate document, the “AKOMA NTOSO Naming Convention”, which is an integral part of the AKOMA NTOSO standard. </text:p>
      <text:h text:style-name="Heading_20_1" text:outline-level="1">Element Synopsis</text:h>
      <text:p text:style-name="Standard">In the following table, a complete list of elements defined in this release of AKOMA NTOSO and their expected usage is provided. </text:p>
      <text:h text:style-name="Heading_20_2" text:outline-level="2">Root element</text:h>
      <table:table table:name="Table2" table:style-name="Table2">
        <table:table-column table:style-name="Table2.A"/>
        <table:table-column table:style-name="Table2.B"/>
        <table:table-row table:style-name="Table2.1">
          <table:table-cell table:style-name="Table2.A1" office:value-type="string">
            <text:p text:style-name="P88">Akomantoso</text:p>
          </table:table-cell>
          <table:table-cell table:style-name="Table2.B1" office:value-type="string">
            <text:p text:style-name="P26"><text:span text:style-name="T3">Content Model: </text:span><text:span text:style-name="T11">DocumentTypes (a list of either act, bill, doc, report, or debaterecord)</text:span></text:p>
            <text:p text:style-name="P21"><text:span text:style-name="T3">Description:</text:span><text:span text:style-name="T11"> <text:s/>This is the root element, which contains all other elements. It is always present and required. </text:span></text:p>
            <text:p text:style-name="P21"><text:span text:style-name="T3">Use in:</text:span><text:span text:style-name="T11"> all document types</text:span></text:p>
          </table:table-cell>
        </table:table-row>
      </table:table>
      <text:h text:style-name="Heading_20_2" text:outline-level="2">Document Types</text:h>
      <table:table table:name="Table3" table:style-name="Table3">
        <table:table-column table:style-name="Table3.A"/>
        <table:table-column table:style-name="Table3.B"/>
        <table:table-row table:style-name="Table3.1">
          <table:table-cell table:style-name="Table3.A1" office:value-type="string">
            <text:p text:style-name="P88">act</text:p>
          </table:table-cell>
          <table:table-cell table:style-name="Table3.B1" office:value-type="string">
            <text:p text:style-name="P26"><text:span text:style-name="T3">Content Model: </text:span><text:span text:style-name="T11">HierarchicalStructure</text:span><text:span text:style-name="T3"> </text:span></text:p>
            <text:p text:style-name="P21"><text:span text:style-name="T3">Description:</text:span><text:span text:style-name="T11"> This is the element to use within </text:span><text:span text:style-name="code"><text:span text:style-name="T11">AKOMA NTOSO</text:span></text:span><text:span text:style-name="T11"> for describing an act <text:s text:c="2"/></text:span></text:p>
            <text:p text:style-name="P21"><text:span text:style-name="T3">Use in:</text:span><text:span text:style-name="T11"> acts only</text:span></text:p>
          </table:table-cell>
        </table:table-row>
        <table:table-row table:style-name="Table3.1">
          <table:table-cell table:style-name="Table3.A1" office:value-type="string">
            <text:p text:style-name="P88">bill</text:p>
          </table:table-cell>
          <table:table-cell table:style-name="Table3.B1" office:value-type="string">
            <text:p text:style-name="P26"><text:span text:style-name="T3">Content Model: </text:span><text:span text:style-name="T11">HierarchicalStructure</text:span><text:span text:style-name="T3"> </text:span></text:p>
            <text:p text:style-name="P21"><text:span text:style-name="T3">Description:</text:span><text:span text:style-name="T11"> This is the element to use within </text:span><text:span text:style-name="code"><text:span text:style-name="T11">AKOMA NTOSO</text:span></text:span><text:span text:style-name="T11"> for describing a bill</text:span></text:p>
            <text:p text:style-name="P21"><text:span text:style-name="T3">Use in:</text:span><text:span text:style-name="T11"> bills only</text:span></text:p>
          </table:table-cell>
        </table:table-row>
        <table:table-row table:style-name="Table3.1">
          <table:table-cell table:style-name="Table3.A1" office:value-type="string">
            <text:p text:style-name="P88">doc</text:p>
          </table:table-cell>
          <table:table-cell table:style-name="Table3.B1" office:value-type="string">
            <text:p text:style-name="P26"><text:span text:style-name="T3">Content Model: </text:span><text:span text:style-name="T11">OpenStructure</text:span><text:span text:style-name="T3"> </text:span></text:p>
            <text:p text:style-name="P21"><text:span text:style-name="T3">Description:</text:span><text:span text:style-name="T11"> This is the element to use within </text:span><text:span text:style-name="code"><text:span text:style-name="T11">AKOMA NTOSO</text:span></text:span><text:span text:style-name="T11"> for describing all kinds of documents for which there is no specific document type. </text:span></text:p>
            <text:p text:style-name="P21"><text:span text:style-name="T3">Use in:</text:span><text:span text:style-name="T11"> all document types except acts, bills, reports, and debaterecord. </text:span></text:p>
          </table:table-cell>
        </table:table-row>
        <table:table-row table:style-name="Table3.1">
          <table:table-cell table:style-name="Table3.A1" office:value-type="string">
            <text:p text:style-name="P88">report</text:p>
          </table:table-cell>
          <table:table-cell table:style-name="Table3.B1" office:value-type="string">
            <text:p text:style-name="P26"><text:span text:style-name="T3">Content Model: </text:span><text:span text:style-name="T11">OpenStructure</text:span><text:span text:style-name="T3"> </text:span></text:p>
            <text:p text:style-name="P21"><text:span text:style-name="T3">Description:</text:span><text:span text:style-name="T11"> This is the element to use within </text:span><text:span text:style-name="code"><text:span text:style-name="T11">AKOMA NTOSO</text:span></text:span><text:span text:style-name="T11"> for describing a </text:span><text:soft-page-break/><text:span text:style-name="T11">parliamentary report</text:span></text:p>
            <text:p text:style-name="P21"><text:span text:style-name="T3">Use in:</text:span><text:span text:style-name="T11"> reports only</text:span></text:p>
          </table:table-cell>
        </table:table-row>
        <table:table-row table:style-name="Table3.1">
          <table:table-cell table:style-name="Table3.A1" office:value-type="string">
            <text:p text:style-name="P88">debaterecord</text:p>
          </table:table-cell>
          <table:table-cell table:style-name="Table3.B1" office:value-type="string">
            <text:p text:style-name="P26"><text:span text:style-name="T3">Content Model: </text:span><text:span text:style-name="T11">DebateStructure</text:span><text:span text:style-name="T3"> </text:span></text:p>
            <text:p text:style-name="P21"><text:span text:style-name="T3">Description:</text:span><text:span text:style-name="T11"> This is the element to use within </text:span><text:span text:style-name="code"><text:span text:style-name="T11">AKOMA NTOSO</text:span></text:span><text:span text:style-name="T11"> for describing the debate records of a parliamentary session (also known as Hansards)</text:span></text:p>
            <text:p text:style-name="P21"><text:span text:style-name="T3">Use in:</text:span><text:span text:style-name="T11"> debate records only</text:span></text:p>
          </table:table-cell>
        </table:table-row>
      </table:table>
      <text:h text:style-name="Heading_20_2" text:outline-level="2"><text:soft-page-break/>Common container elements</text:h>
      <table:table table:name="Table4" table:style-name="Table4">
        <table:table-column table:style-name="Table4.A"/>
        <table:table-column table:style-name="Table4.B"/>
        <table:table-row table:style-name="Table4.1">
          <table:table-cell table:style-name="Table4.A1" office:value-type="string">
            <text:p text:style-name="P88">preface</text:p>
          </table:table-cell>
          <table:table-cell table:style-name="Table4.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text:s/>The preface contains all information that happen before the preamble, and constitute the heading of the document presented to the public. This may include the title, the number, the date, the emanating body, and every other piece of information that precedes the preamble. The content is organized in blocks within which semantically loaded terms can be specified (in particular, ActType, ActTitle, ActNumber, ActProponent, ActDate and ActPurpose). </text:span></text:p>
            <text:p text:style-name="P21"><text:span text:style-name="T3">Use in:</text:span><text:span text:style-name="T11"> all document types</text:span></text:p>
            <text:p text:style-name="P34">Example:</text:p>
            <text:p text:style-name="example">&lt;preface&gt;</text:p>
            <text:p text:style-name="example"><text:tab/>&lt;p&gt;REPUBLIC OF SOUTH AFRICA&lt;/p&gt;</text:p>
            <text:p text:style-name="example"><text:tab/>&lt;p&gt;</text:p>
            <text:p text:style-name="example"><text:tab/><text:tab/>&lt;ActTitle&gt;TRADITIONAL LEADERSHIP AND GOVERNANCE FRAMEWORK BILL&lt;/ActTitle&gt;</text:p>
            <text:p text:style-name="example"><text:tab/>&lt;/p&gt;</text:p>
            <text:p text:style-name="example"><text:tab/>&lt;p&gt;(As introduced in the National Assembly as a section 76 Bill; explanatory summary of</text:p>
            <text:p text:style-name="example"><text:tab/><text:tab/>Bill published in Government Gazette No. 25437 of 4 September 2003)&lt;/p&gt;</text:p>
            <text:p text:style-name="example"><text:tab/>&lt;p&gt;(The English text is the offıcial text of the Bill)&lt;/p&gt;</text:p>
            <text:p text:style-name="example"><text:tab/>&lt;p&gt;(&lt;ActProponent&gt;MINISTER FOR PROVINCIAL AND LOCAL GOVERNMENT&lt;/ActProponent&gt;)&lt;/p&gt;</text:p>
            <text:p text:style-name="example"><text:tab/>&lt;p&gt;</text:p>
            <text:p text:style-name="example"><text:tab/><text:tab/>&lt;ActType&gt;BILL&lt;/ActType&gt;</text:p>
            <text:p text:style-name="example"><text:tab/>&lt;/p&gt;</text:p>
            <text:p text:style-name="example"><text:tab/>&lt;p&gt;To &lt;ActPurpose&gt;provide for the recognition of traditional communities; to provide for</text:p>
            <text:p text:style-name="example"><text:tab/><text:tab/><text:tab/>the establishment and recognition of traditional councils; to provide for the</text:p>
            <text:p text:style-name="example"><text:tab/><text:tab/><text:tab/>functions and roles of traditional leaders; to provide a statutory framework for</text:p>
            <text:p text:style-name="example"><text:tab/><text:tab/><text:tab/>leadership positions within the institution of traditional leadership, the</text:p>
            <text:p text:style-name="example"><text:tab/><text:tab/><text:tab/>recognition of traditional leaders and the removal from office of traditional</text:p>
            <text:p text:style-name="example"><text:tab/><text:tab/><text:tab/>leaders; to provide for houses of traditional leaders; to provide for dispute</text:p>
            <text:p text:style-name="example"><text:tab/><text:tab/><text:tab/>resolution and the establishment of the Commission on Traditional Leadership</text:p>
            <text:p text:style-name="example"><text:tab/><text:tab/><text:tab/>Disputes and Claims; and to provide for matters connected</text:p>
            <text:p text:style-name="example"><text:tab/><text:tab/>therewith.&lt;/ActPurpose&gt;</text:p>
            <text:p text:style-name="example"><text:tab/>&lt;/p&gt;</text:p>
            <text:p text:style-name="example">&lt;/preface&gt;</text:p>
          </table:table-cell>
        </table:table-row>
        <table:table-row table:style-name="Table4.1">
          <table:table-cell table:style-name="Table4.A1" office:value-type="string">
            <text:p text:style-name="P88">preamble</text:p>
          </table:table-cell>
          <table:table-cell table:style-name="Table4.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text:s/>The </text:span><text:span text:style-name="code"><text:span text:style-name="T11">preamble</text:span></text:span><text:span text:style-name="T11"> element contains everything between the preface and the enacting terms of the act (included), such as the citations, the recitals and the solemn forms which precede and follow them.</text:span></text:p>
            <text:p text:style-name="P21"><text:span text:style-name="T3">Use in:</text:span><text:span text:style-name="T11"> all document types that have preambles</text:span></text:p>
          </table:table-cell>
        </table:table-row>
        <text:soft-page-break/>
        <table:table-row table:style-name="Table4.1">
          <table:table-cell table:style-name="Table4.A1" office:value-type="string">
            <text:p text:style-name="P88">conclusions</text:p>
          </table:table-cell>
          <table:table-cell table:style-name="Table4.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text:s/>The </text:span><text:span text:style-name="code"><text:span text:style-name="T11">conclusions </text:span></text:span><text:span text:style-name="T11">element contains all parts of the document that conclude it, such as final forms, signatures, dates, and all other information follow the actual content of the document</text:span></text:p>
            <text:p text:style-name="P21"><text:span text:style-name="T3">Use in:</text:span><text:span text:style-name="T11"> all document types</text:span></text:p>
          </table:table-cell>
        </table:table-row>
        <table:table-row table:style-name="Table4.1">
          <table:table-cell table:style-name="Table4.A1" office:value-type="string">
            <text:p text:style-name="P88">attachments</text:p>
          </table:table-cell>
          <table:table-cell table:style-name="Table4.B1" office:value-type="string">
            <text:p text:style-name="P26"><text:span text:style-name="T3">Content Model: </text:span><text:span text:style-name="T11">a list of </text:span><text:span text:style-name="code"><text:span text:style-name="T11">attachment</text:span></text:span><text:span text:style-name="T11"> elements</text:span></text:p>
            <text:p text:style-name="P21"><text:span text:style-name="T3">Description:</text:span><text:span text:style-name="T11"> <text:s/>The attachments element introduces a number of attachments associated to the document. It is a simple container, and all relevant information is contained in as many </text:span><text:span text:style-name="code"><text:span text:style-name="T11">attachment</text:span></text:span><text:span text:style-name="T11"> elements as there are attachments. </text:span></text:p>
            <text:p text:style-name="P21"><text:span text:style-name="T3">Use in:</text:span><text:span text:style-name="T11"> all document types</text:span></text:p>
            <text:p text:style-name="P34">Example: </text:p>
            <text:p text:style-name="example">&lt;attachments&gt;</text:p>
            <text:p text:style-name="example"><text:tab/>&lt;attachment href=”urn:AKOMA NTOSO:sa:act:117:1998:att1”/&gt;</text:p>
            <text:p text:style-name="example"><text:tab/>&lt;attachment href=”urn:AKOMA NTOSO:sa:act:117:1998:att2”/&gt;</text:p>
            <text:p text:style-name="example"><text:tab/>&lt;attachment href=”urn:AKOMA NTOSO:sa:act:117:1998:att3”/&gt;</text:p>
            <text:p text:style-name="example">&lt;/attachments&gt;</text:p>
          </table:table-cell>
        </table:table-row>
        <table:table-row table:style-name="Table4.1">
          <table:table-cell table:style-name="Table4.A1" office:value-type="string">
            <text:p text:style-name="P88">attachment</text:p>
          </table:table-cell>
          <table:table-cell table:style-name="Table4.B1" office:value-type="string">
            <text:p text:style-name="P26"><text:span text:style-name="T3">Content Model: </text:span><text:span text:style-name="T11">empty with</text:span><text:span text:style-name="T3"> href</text:span><text:span text:style-name="T11"> attribute</text:span></text:p>
            <text:p text:style-name="P21"><text:span text:style-name="T3">Description:</text:span><text:span text:style-name="T11"> <text:s/>The attachment element refers to another AKOMA NTOSO document containing the content of the attachment. </text:span></text:p>
            <text:p text:style-name="P21"><text:span text:style-name="T3">Use in:</text:span><text:span text:style-name="T11"> all document types</text:span></text:p>
            <text:p text:style-name="P21"><text:span text:style-name="T3">Example: see element </text:span><text:span text:style-name="code"><text:span text:style-name="T11">attachments</text:span></text:span></text:p>
          </table:table-cell>
        </table:table-row>
        <table:table-row table:style-name="Table4.1">
          <table:table-cell table:style-name="Table4.A1" office:value-type="string">
            <text:p text:style-name="P88">body</text:p>
          </table:table-cell>
          <table:table-cell table:style-name="Table4.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text:span><text:span text:style-name="T3"> </text:span></text:p>
            <text:p text:style-name="P21"><text:span text:style-name="T3">Description:</text:span><text:span text:style-name="T11"> <text:s/>The body element is the containing element for clauses in acts and bills and all other documents that rely on a hierarchical structure. </text:span></text:p>
            <text:p text:style-name="P21"><text:span text:style-name="T3">Use in:</text:span><text:span text:style-name="T11"> acts and bills</text:span></text:p>
            <text:p text:style-name="P34">Example:</text:p>
            <text:p text:style-name="example">&lt;body&gt;</text:p>
            <text:p text:style-name="example"><text:s text:c="2"/>&lt;chapter id="chap01"&gt;</text:p>
            <text:p text:style-name="example"><text:s text:c="4"/>&lt;num&gt;CHAPTER 1&lt;/num&gt;</text:p>
            <text:p text:style-name="example"><text:s text:c="4"/>&lt;heading&gt;INTERPRETATION AND APPLICATION&lt;/heading&gt;</text:p>
            <text:p text:style-name="example"><text:s text:c="4"/>&lt;section id="sec01"&gt;</text:p>
            <text:p text:style-name="example"><text:s text:c="6"/>&lt;num&gt;1.&lt;/num&gt;</text:p>
            <text:p text:style-name="example"><text:s text:c="6"/>&lt;heading&gt;Definitions and application&lt;/heading&gt;</text:p>
            <text:p text:style-name="example"><text:s text:c="6"/>&lt;clause id="sec01-cla01"&gt;</text:p>
            <text:p text:style-name="example"><text:s text:c="8"/>&lt;num&gt;(1)&lt;/num&gt;</text:p>
            <text:p text:style-name="example"><text:s text:c="8"/>&lt;content&gt;</text:p>
            <text:p text:style-name="example"><text:s text:c="10"/>&lt;p&gt;...&lt;/p&gt;</text:p>
            <text:p text:style-name="example"><text:s text:c="8"/>&lt;/content&gt;</text:p>
            <text:p text:style-name="example"><text:s text:c="6"/>&lt;/clause&gt;</text:p>
            <text:p text:style-name="example"><text:s text:c="6"/>&lt;clause id="sec01-cla02"&gt;</text:p>
            <text:p text:style-name="example"><text:s text:c="8"/>&lt;num&gt;(2)&lt;/num&gt;</text:p>
            <text:p text:style-name="example"><text:s text:c="8"/>&lt;content&gt;</text:p>
            <text:p text:style-name="example"><text:s text:c="10"/>&lt;p&gt;...&lt;/p&gt;</text:p>
            <text:p text:style-name="example"><text:s text:c="8"/>&lt;/content&gt;</text:p>
            <text:p text:style-name="example"><text:s text:c="6"/>&lt;/clause&gt;</text:p>
            <text:p text:style-name="example"><text:soft-page-break/><text:s text:c="4"/>&lt;/section&gt;</text:p>
            <text:p text:style-name="example"><text:s text:c="2"/>&lt;/chapter&gt;</text:p>
            <text:p text:style-name="example"/>
            <text:p text:style-name="example"><text:s text:c="3"/>…</text:p>
            <text:p text:style-name="example">&lt;/body&gt;</text:p>
          </table:table-cell>
        </table:table-row>
        <table:table-row table:style-name="Table4.1">
          <table:table-cell table:style-name="Table4.A1" office:value-type="string">
            <text:p text:style-name="P88">debate</text:p>
          </table:table-cell>
          <table:table-cell table:style-name="Table4.B1" office:value-type="string">
            <text:p text:style-name="P26"><text:span text:style-name="T3">Content Model: </text:span><text:span text:style-name="T11">a list of </text:span><text:span text:style-name="code"><text:span text:style-name="T11">subdivision</text:span></text:span><text:span text:style-name="T11"> elements</text:span><text:span text:style-name="T3"> </text:span></text:p>
            <text:p text:style-name="P21"><text:span text:style-name="T3">Description:</text:span><text:span text:style-name="T11"> <text:s/>The debate element contains all speeches, questions and discussion items that are present in reports and debaterecord. </text:span></text:p>
            <text:p text:style-name="P21"><text:span text:style-name="T3">Use in:</text:span><text:span text:style-name="T11"> debate document types</text:span></text:p>
            <text:p text:style-name="P34">Example:</text:p>
            <text:p text:style-name="example"><text:tab/><text:tab/>&lt;debate&gt;</text:p>
            <text:p text:style-name="example"><text:tab/>&lt;subdivision id="prayers"&gt;</text:p>
            <text:p text:style-name="example"><text:tab/><text:tab/>&lt;heading&gt;PRAYERS&lt;/heading&gt;</text:p>
            <text:p text:style-name="example"><text:tab/>&lt;/subdivision&gt;</text:p>
            <text:p text:style-name="example"><text:tab/>&lt;subdivision id="papers"&gt;</text:p>
            <text:p text:style-name="example"><text:tab/><text:tab/>&lt;heading&gt;PAPERS LAID&lt;/heading&gt;</text:p>
            <text:p text:style-name="example"><text:tab/><text:tab/>&lt;other id="other01"&gt;</text:p>
            <text:p text:style-name="example"><text:tab/><text:tab/><text:tab/>&lt;p&gt; The following Papers were laid on the Table:-&lt;/p&gt;</text:p>
            <text:p text:style-name="example"><text:tab/><text:tab/><text:tab/>&lt;ul&gt;</text:p>
            <text:p text:style-name="example"><text:tab/><text:tab/><text:tab/><text:tab/>&lt;li&gt;&lt;ref href=”...”&gt;Annual Report and Accounts of Jomo Kenyatta University College of</text:p>
            <text:p text:style-name="example"><text:tab/><text:tab/><text:tab/><text:tab/>Agriculture and Technology for the year ended 30th June, 1990&lt;/a&gt; and the</text:p>
            <text:p text:style-name="example"><text:tab/><text:tab/><text:tab/><text:tab/>&lt;ref href=”...”&gt;Certificate thereon by the Auditor-General (Corporations&lt;/ref&gt;)&lt;/li&gt;</text:p>
            <text:p text:style-name="example"><text:tab/><text:tab/><text:tab/>&lt;/ul&gt;</text:p>
            <text:p text:style-name="example"><text:tab/><text:tab/>&lt;/other&gt;</text:p>
            <text:p text:style-name="example"><text:tab/>&lt;/subdivision&gt;</text:p>
            <text:p text:style-name="example"><text:tab/>&lt;Questions id="qa"&gt;</text:p>
            <text:p text:style-name="example"><text:tab/><text:tab/>&lt;heading&gt;ORAL ANSWERS TO QUESTIONS&lt;/heading&gt;</text:p>
            <text:p text:style-name="example"><text:tab/><text:tab/>&lt;subdivision id="que803a"&gt;</text:p>
            <text:p text:style-name="example"><text:tab/><text:tab/><text:tab/>&lt;heading&gt;BANDITRY MENACE IN GALOLE&lt;/heading&gt;</text:p>
            <text:p text:style-name="example"><text:tab/><text:tab/><text:tab/>&lt;question by="Kofa" to="MS"&gt;</text:p>
            <text:p text:style-name="example"><text:tab/><text:tab/><text:tab/><text:tab/>&lt;p&gt;Mr. Kofa asked the Minister of State, Office of the President&lt;/p&gt;</text:p>
            <text:p text:style-name="example"><text:tab/><text:tab/><text:tab/><text:tab/>&lt;ul&gt;</text:p>
            <text:p text:style-name="example"><text:tab/><text:tab/><text:tab/><text:tab/> <text:s/>&lt;li&gt;whether he is aware that Councillor Abdi Sole of Asako Location was</text:p>
            <text:p text:style-name="example"><text:tab/><text:tab/><text:tab/><text:tab/> <text:s/>seriously injured and two homeguards were shot dead and their guns</text:p>
            <text:p text:style-name="example"><text:tab/><text:tab/><text:tab/><text:tab/> <text:s/>stolen while pursuing bandits on 20th May, 1995;&lt;/li&gt;</text:p>
            <text:p text:style-name="example"><text:tab/><text:tab/><text:tab/><text:tab/>&lt;/ul&gt;</text:p>
            <text:p text:style-name="example"><text:tab/><text:tab/><text:tab/>&lt;/question&gt;</text:p>
            <text:p text:style-name="example"><text:tab/><text:tab/><text:tab/>&lt;speech by="Smith" as="S"&gt;</text:p>
            <text:p text:style-name="example"><text:tab/><text:tab/><text:tab/><text:tab/>&lt;p&gt; Anybody from the Office of the President?&lt;/p&gt;</text:p>
            <text:p text:style-name="example"><text:tab/><text:tab/><text:tab/>&lt;/speech&gt;</text:p>
            <text:p text:style-name="example"><text:tab/><text:tab/><text:tab/>&lt;answer by="Manga" as="AMS"&gt;</text:p>
            <text:p text:style-name="example"><text:tab/><text:tab/><text:tab/><text:tab/>&lt;p&gt; Mr. Speaker, Sir, the answer is being prepared. The Minister is coming</text:p>
            <text:p text:style-name="example"><text:soft-page-break/><text:tab/><text:tab/><text:tab/><text:tab/><text:tab/>to give the answer.&lt;/p&gt;</text:p>
            <text:p text:style-name="example"><text:tab/><text:tab/><text:tab/>&lt;/answer&gt;</text:p>
            <text:p text:style-name="example"><text:tab/><text:tab/>&lt;/subdivision&gt;</text:p>
            <text:p text:style-name="example"><text:s text:c="3"/>&lt;/Questions&gt;</text:p>
          </table:table-cell>
        </table:table-row>
        <table:table-row table:style-name="Table4.1">
          <table:table-cell table:style-name="Table4.A1" office:value-type="string">
            <text:p text:style-name="P88">maincontent</text:p>
          </table:table-cell>
          <table:table-cell table:style-name="Table4.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text:s/>The </text:span><text:span text:style-name="code"><text:span text:style-name="T11">maincontent</text:span></text:span><text:span text:style-name="T11"> element contains all parts of the document that are between the preamble and the conclusions of the document. Note that </text:span><text:span text:style-name="code"><text:span text:style-name="T11">maincontent</text:span></text:span><text:span text:style-name="T11"> is to be used with the </text:span><text:span text:style-name="code"><text:span text:style-name="T11">doc</text:span></text:span><text:span text:style-name="T11"> and </text:span><text:span text:style-name="code"><text:span text:style-name="T11">report</text:span></text:span><text:span text:style-name="T11"> element, and as such only for the MISC class of documents. </text:span></text:p>
            <text:p text:style-name="P21"><text:span text:style-name="T3">Use in:</text:span><text:span text:style-name="T11"> Document doc only</text:span></text:p>
            <text:p text:style-name="P34">Example:</text:p>
          </table:table-cell>
        </table:table-row>
      </table:table>
      <text:h text:style-name="Heading_20_2" text:outline-level="2">Elements for hierarchical documents</text:h>
      <table:table table:name="Table5" table:style-name="Table5">
        <table:table-column table:style-name="Table5.A"/>
        <table:table-column table:style-name="Table5.B"/>
        <table:table-row table:style-name="Table5.1">
          <table:table-cell table:style-name="Table5.A1" office:value-type="string">
            <text:p text:style-name="P88">sectio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part</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part</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paragraph</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preceded by, if needed, number and heading.</text:span></text:p>
            <text:p text:style-name="P21"><text:span text:style-name="T3">Description:</text:span><text:span text:style-name="T11"> <text:s/>a hierarchical element called </text:span><text:span text:style-name="code"><text:span text:style-name="T11">paragraph</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chapter</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title</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book</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text:span></text:span><text:soft-page-break/><text:span text:style-name="code"><text:span text:style-name="T11">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tome</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article</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clause</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subsection</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subpart</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subparagraph</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subchapter</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oft-page-break/><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subtitle</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subclause</text:span></text:span></text:p>
          </table:table-cell>
          <table:table-cell table:style-name="Table5.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p>
            <text:p text:style-name="P21"><text:span text:style-name="T3">Description:</text:span><text:span text:style-name="T11"> <text:s/>a hierarchical element called </text:span><text:span text:style-name="code"><text:span text:style-name="T11">section</text:span></text:span><text:span text:style-name="T11">. Use it whenever appropriate within a </text:span><text:span text:style-name="code"><text:span text:style-name="T11">body</text:span></text:span><text:span text:style-name="T11"> element.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26"><text:span text:style-name="HTML_20_Typewriter"><text:span text:style-name="T11">content</text:span></text:span></text:p>
          </table:table-cell>
          <table:table-cell table:style-name="Table5.B1" office:value-type="string">
            <text:p text:style-name="P26"><text:span text:style-name="T3">Content Model: </text:span><text:span text:style-name="T11">A list of blocks</text:span></text:p>
            <text:p text:style-name="P21"><text:span text:style-name="T3">Description:</text:span><text:span text:style-name="T11"> <text:s/>The content contains the actual text of the acts and bills, organized in blocks.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num</text:span></text:p>
          </table:table-cell>
          <table:table-cell table:style-name="Table5.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The number of the hierarchical element within which the num element appears. </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heading</text:span></text:p>
          </table:table-cell>
          <table:table-cell table:style-name="Table5.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he heading of the hierarchical element within which the num element appears.</text:span></text:p>
            <text:p text:style-name="P21"><text:span text:style-name="T3">Use in:</text:span><text:span text:style-name="T11"> all hierarchical document types</text:span></text:p>
            <text:p text:style-name="P21"><text:span text:style-name="T3">Example: see element </text:span><text:span text:style-name="code"><text:span text:style-name="T11">body</text:span></text:span></text:p>
          </table:table-cell>
        </table:table-row>
        <table:table-row table:style-name="Table5.1">
          <table:table-cell table:style-name="Table5.A1" office:value-type="string">
            <text:p text:style-name="P88"><text:span text:style-name="HTML_20_Typewriter">subheading</text:span></text:p>
          </table:table-cell>
          <table:table-cell table:style-name="Table5.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dded to deal with hierarchical elements that have both a heading and a subheading.</text:span></text:p>
            <text:p text:style-name="P21"><text:span text:style-name="T3">Use in:</text:span><text:span text:style-name="T11"> all hierarchical document types</text:span></text:p>
          </table:table-cell>
        </table:table-row>
        <table:table-row table:style-name="Table5.1">
          <table:table-cell table:style-name="Table5.A1" office:value-type="string">
            <text:p text:style-name="P88"><text:span text:style-name="HTML_20_Typewriter">sidenote</text:span></text:p>
          </table:table-cell>
          <table:table-cell table:style-name="Table5.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Hierarchical elements that have a sidenote near the heading.</text:span></text:p>
            <text:p text:style-name="P21"><text:span text:style-name="T3">Use in:</text:span><text:span text:style-name="T11"> all hierarchical document types</text:span></text:p>
          </table:table-cell>
        </table:table-row>
        <table:table-row table:style-name="Table5.1">
          <table:table-cell table:style-name="Table5.A1" office:value-type="string">
            <text:p text:style-name="P36"><text:span text:style-name="HTML_20_Typewriter"><text:span text:style-name="T11">from</text:span></text:span></text:p>
          </table:table-cell>
          <table:table-cell table:style-name="Table5.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In all </text:span><text:span text:style-name="HTML_20_Typewriter"><text:span text:style-name="T11">debate</text:span></text:span><text:span text:style-name="T11"> elements (</text:span><text:span text:style-name="HTML_20_Typewriter"><text:span text:style-name="T11">speech, question, answer</text:span></text:span><text:span text:style-name="T11">) specifies the speaker</text:span></text:p>
            <text:p text:style-name="P21"><text:span text:style-name="T3">Use in:</text:span><text:span text:style-name="T11"> all debate document types</text:span></text:p>
          </table:table-cell>
        </table:table-row>
      </table:table>
      <text:h text:style-name="Heading_20_2" text:outline-level="2"><text:soft-page-break/>Elements for debate documents</text:h>
      <table:table table:name="Table6" table:style-name="Table6">
        <table:table-column table:style-name="Table6.A"/>
        <table:table-column table:style-name="Table6.B"/>
        <table:table-row table:style-name="Table6.1">
          <table:table-cell table:style-name="Table6.A1" office:value-type="string">
            <text:p text:style-name="P88">AdministrationOfOath</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Communication</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Petitions</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Papers</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NoticesOfMotion</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Questions</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ext:span><text:soft-page-break/><text:span text:style-name="T11">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Address</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ProceduralMotions</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PointOfOrder</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subdivision</text:p>
          </table:table-cell>
          <table:table-cell table:style-name="Table6.B1" office:value-type="string">
            <text:p text:style-name="P26"><text:span text:style-name="T3">Content Model:</text:span><text:span text:style-name="T11"> An alternative hierarchy of subdivisions, or a list of </text:span><text:span text:style-name="code"><text:span text:style-name="T11">speech</text:span></text:span><text:span text:style-name="T11"> or </text:span><text:span text:style-name="code"><text:span text:style-name="T11">question </text:span></text:span><text:span text:style-name="T11">elements</text:span><text:span text:style-name="T3"> </text:span></text:p>
            <text:p text:style-name="P21"><text:span text:style-name="T3">Description:</text:span><text:span text:style-name="T11">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speech</text:p>
          </table:table-cell>
          <table:table-cell table:style-name="Table6.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text:s/>A remark by a member of the assembly. The author of the remark is identified through the </text:span><text:span text:style-name="code"><text:span text:style-name="T11">by </text:span></text:span><text:span text:style-name="T11">attribute, which points to a listed person (see element </text:span><text:span text:style-name="code"><text:span text:style-name="T11">persons</text:span></text:span><text:span text:style-name="T11">).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question</text:p>
          </table:table-cell>
          <table:table-cell table:style-name="Table6.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A question posed to the assembly or the government by an individual. The </text:span><text:soft-page-break/><text:span text:style-name="T11">author of the question is identified through the </text:span><text:span text:style-name="code"><text:span text:style-name="T11">by </text:span></text:span><text:span text:style-name="T11">attribute, which points to a listed person (see element </text:span><text:span text:style-name="code"><text:span text:style-name="T11">persons</text:span></text:span><text:span text:style-name="T11">). Analogously, the attribute </text:span><text:span text:style-name="HTML_20_Typewriter"><text:span text:style-name="T11">as</text:span></text:span><text:span text:style-name="T11"> indicates the role according to which the utterance has been provided, and the attribute </text:span><text:span text:style-name="HTML_20_Typewriter"><text:span text:style-name="T11">to</text:span></text:span><text:span text:style-name="T11"> indicates the addressee of the question. </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answer</text:p>
          </table:table-cell>
          <table:table-cell table:style-name="Table6.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An answer offered to the assembly or the government by an individual. The author of the question is identified through the </text:span><text:span text:style-name="code"><text:span text:style-name="T11">by </text:span></text:span><text:span text:style-name="T11">attribute, which points to a listed person (see element </text:span><text:span text:style-name="code"><text:span text:style-name="T11">persons</text:span></text:span><text:span text:style-name="T11">). Analogously, the attribute </text:span><text:span text:style-name="HTML_20_Typewriter"><text:span text:style-name="T11">as</text:span></text:span><text:span text:style-name="T11"> indicates the role according to which the utterance has been provided.</text:span></text:p>
            <text:p text:style-name="P21"><text:span text:style-name="T3">Use in:</text:span><text:span text:style-name="T11"> debate document types</text:span></text:p>
            <text:p text:style-name="P21"><text:span text:style-name="T3">Example: see element </text:span><text:span text:style-name="code"><text:span text:style-name="T11">debate</text:span></text:span></text:p>
          </table:table-cell>
        </table:table-row>
        <table:table-row table:style-name="Table6.1">
          <table:table-cell table:style-name="Table6.A1" office:value-type="string">
            <text:p text:style-name="P88">other</text:p>
          </table:table-cell>
          <table:table-cell table:style-name="Table6.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Any other information provided within a debate that is not an utterance by an individual.</text:span></text:p>
            <text:p text:style-name="P21"><text:span text:style-name="T3">Use in:</text:span><text:span text:style-name="T11"> debate document types</text:span></text:p>
          </table:table-cell>
        </table:table-row>
        <table:table-row table:style-name="Table6.1">
          <table:table-cell table:style-name="Table6.A1" office:value-type="string">
            <text:p text:style-name="P88">comment</text:p>
          </table:table-cell>
          <table:table-cell table:style-name="Table6.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ny comment that has been recorded describing the events of a debate (such as noises, applauses, etc.)</text:span></text:p>
            <text:p text:style-name="P21"><text:span text:style-name="T3">Use in:</text:span><text:span text:style-name="T11"> debate document types</text:span></text:p>
          </table:table-cell>
        </table:table-row>
        <table:table-row table:style-name="Table6.1">
          <table:table-cell table:style-name="Table6.A1" office:value-type="string">
            <text:p text:style-name="P88">list</text:p>
          </table:table-cell>
          <table:table-cell table:style-name="Table6.B1" office:value-type="string">
            <text:p text:style-name="P26"><text:span text:style-name="T3">Content Model: </text:span><text:span text:style-name="T11">a list of </text:span><text:span text:style-name="HTML_20_Typewriter"><text:span text:style-name="T11">item</text:span></text:span><text:span text:style-name="T11">s</text:span><text:span text:style-name="T3"> </text:span></text:p>
            <text:p text:style-name="P21"><text:span text:style-name="T3">Description:</text:span><text:span text:style-name="T11"> <text:s/>A list of numbered or unnumbered items. <text:s/></text:span></text:p>
            <text:p text:style-name="P21"><text:span text:style-name="T3">Use in:</text:span><text:span text:style-name="T11"> All document types</text:span></text:p>
          </table:table-cell>
        </table:table-row>
        <table:table-row table:style-name="Table6.1">
          <table:table-cell table:style-name="Table6.A1" office:value-type="string">
            <text:p text:style-name="P88">tblock</text:p>
          </table:table-cell>
          <table:table-cell table:style-name="Table6.B1" office:value-type="string">
            <text:p text:style-name="P26"><text:span text:style-name="T3">Content Model: </text:span><text:span text:style-name="T11">optional num, heading and subheading, followed by item elements and/or blocks (such as paragraphs and lists, or TOCs)</text:span><text:span text:style-name="T3"> </text:span></text:p>
            <text:p text:style-name="P21"><text:span text:style-name="T3">Description:</text:span><text:span text:style-name="T11"> A paragraph but preceded by num, heading and subheading. </text:span></text:p>
            <text:p text:style-name="P21"><text:span text:style-name="T3">Use in:</text:span><text:span text:style-name="T11"> All document types</text:span></text:p>
          </table:table-cell>
        </table:table-row>
        <table:table-row table:style-name="Table6.1">
          <table:table-cell table:style-name="Table6.A1" office:value-type="string">
            <text:p text:style-name="P88">item</text:p>
          </table:table-cell>
          <table:table-cell table:style-name="Table6.B1" office:value-type="string">
            <text:p text:style-name="P26"><text:span text:style-name="T3">Content Model: </text:span><text:span text:style-name="T11">optional num, heading and subheading, followed by blocks (such as paragraphs and lists, or TOCs)</text:span><text:span text:style-name="T3"> </text:span></text:p>
            <text:p text:style-name="P21"><text:span text:style-name="T3">Description:</text:span><text:span text:style-name="T11"> <text:s/>An item in a list of similar elements. </text:span></text:p>
            <text:p text:style-name="P21"><text:span text:style-name="T3">Use in:</text:span><text:span text:style-name="T11"> All document types</text:span></text:p>
          </table:table-cell>
        </table:table-row>
      </table:table>
      <text:h text:style-name="Heading_20_2" text:outline-level="2">Akoma Ntoso Block elements</text:h>
      <table:table table:name="Table7" table:style-name="Table7">
        <table:table-column table:style-name="Table7.A"/>
        <table:table-column table:style-name="Table7.B"/>
        <table:table-row table:style-name="Table7.1">
          <table:table-cell table:style-name="Table7.A1" office:value-type="string">
            <text:p text:style-name="P88">toc</text:p>
          </table:table-cell>
          <table:table-cell table:style-name="Table7.B1" office:value-type="string">
            <text:p text:style-name="P26"><text:span text:style-name="T3">Content Model: </text:span><text:span text:style-name="T11">a list of </text:span><text:span text:style-name="code"><text:span text:style-name="T11">tocitem</text:span></text:span><text:span text:style-name="T11"> elements</text:span><text:span text:style-name="T3"> </text:span></text:p>
            <text:p text:style-name="P21"><text:span text:style-name="T3">Description:</text:span><text:span text:style-name="T11"> <text:s/>A table of content (TOC), typically provided in the preamble or the preface of a document. It contains a list of TOC items. </text:span></text:p>
            <text:p text:style-name="P21"><text:span text:style-name="T3">Use in:</text:span><text:span text:style-name="T11"> all document types</text:span></text:p>
            <text:p text:style-name="P34">Example:</text:p>
            <text:p text:style-name="example">&lt;toc&gt;</text:p>
            <text:p text:style-name="example"><text:s text:c="2"/>&lt;tocitem href=“#chap01"&gt;CHAPTER 1 INTERPRETATION AND APPLICATION&lt;/item&gt;</text:p>
            <text:p text:style-name="example"><text:s text:c="2"/>&lt;tocitem href=“#art01"&gt;1. Definitions and application&lt;/item&gt;</text:p>
            <text:p text:style-name="example"><text:s text:c="2"/>&lt;tocitem href=“#chap02"&gt;CHAPTER 2 TRADITIONAL COMMUNITIES AND <text:soft-page-break/>TRADITIONAL COUNCILS&lt;/item&gt;</text:p>
            <text:p text:style-name="example"><text:s text:c="2"/>&lt;tocitem href=“#art02"&gt;2. Recognition of traditional communities&lt;/item&gt;</text:p>
            <text:p text:style-name="example">&lt;/toc&gt;</text:p>
          </table:table-cell>
        </table:table-row>
        <table:table-row table:style-name="Table7.1">
          <table:table-cell table:style-name="Table7.A1" office:value-type="string">
            <text:p text:style-name="P88">tocitem</text:p>
          </table:table-cell>
          <table:table-cell table:style-name="Table7.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Each individual element of a table of content. The </text:span><text:span text:style-name="code"><text:span text:style-name="T11">href</text:span></text:span><text:span text:style-name="T11"> attribute points to the </text:span><text:span text:style-name="code"><text:span text:style-name="T11">id</text:span></text:span><text:span text:style-name="T11"> value of the corresponding part in the actual document content. </text:span></text:p>
            <text:p text:style-name="P21"><text:span text:style-name="T3">Use in:</text:span><text:span text:style-name="T11"> all document types</text:span></text:p>
            <text:p text:style-name="P21"><text:span text:style-name="T3">Example: see element </text:span><text:span text:style-name="code"><text:span text:style-name="T11">toc</text:span></text:span></text:p>
          </table:table-cell>
        </table:table-row>
      </table:table>
      <text:h text:style-name="Heading_20_2" text:outline-level="2">Akoma Ntoso inline elements</text:h>
      <text:h text:style-name="Heading_20_3" text:outline-level="3">Preface-only elements</text:h>
      <table:table table:name="Table8" table:style-name="Table8">
        <table:table-column table:style-name="Table8.A"/>
        <table:table-column table:style-name="Table8.B"/>
        <table:table-row table:style-name="Table8.1">
          <table:table-cell table:style-name="Table8.A1" office:value-type="string">
            <text:p text:style-name="P88">ActType</text:p>
          </table:table-cell>
          <table:table-cell table:style-name="Table8.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n inline element wrapping the type of the act. Use it typically in the preface. </text:span></text:p>
            <text:p text:style-name="P21"><text:span text:style-name="T3">Use in:</text:span><text:span text:style-name="T11"> all document types</text:span></text:p>
            <text:p text:style-name="P21"><text:span text:style-name="T3">Example: see element </text:span><text:span text:style-name="code"><text:span text:style-name="T11">preface</text:span></text:span></text:p>
          </table:table-cell>
        </table:table-row>
        <table:table-row table:style-name="Table8.1">
          <table:table-cell table:style-name="Table8.A1" office:value-type="string">
            <text:p text:style-name="P88">ActTitle</text:p>
          </table:table-cell>
          <table:table-cell table:style-name="Table8.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n inline element wrapping the title of the act. Use it typically in the preface. </text:span></text:p>
            <text:p text:style-name="P21"><text:span text:style-name="T3">Use in:</text:span><text:span text:style-name="T11"> all document types</text:span></text:p>
            <text:p text:style-name="P21"><text:span text:style-name="T3">Example: see element </text:span><text:span text:style-name="code"><text:span text:style-name="T11">preface</text:span></text:span></text:p>
          </table:table-cell>
        </table:table-row>
        <table:table-row table:style-name="Table8.1">
          <table:table-cell table:style-name="Table8.A1" office:value-type="string">
            <text:p text:style-name="P88">ActNumber</text:p>
          </table:table-cell>
          <table:table-cell table:style-name="Table8.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n inline element wrapping the number of the act. Use it typically in the preface. </text:span></text:p>
            <text:p text:style-name="P21"><text:span text:style-name="T3">Use in:</text:span><text:span text:style-name="T11"> all document types</text:span></text:p>
            <text:p text:style-name="P21"><text:span text:style-name="T3">Example: see element </text:span><text:span text:style-name="code"><text:span text:style-name="T11">preface</text:span></text:span></text:p>
          </table:table-cell>
        </table:table-row>
        <table:table-row table:style-name="Table8.1">
          <table:table-cell table:style-name="Table8.A1" office:value-type="string">
            <text:p text:style-name="P88">ActProponent</text:p>
          </table:table-cell>
          <table:table-cell table:style-name="Table8.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n inline element wrapping the proponent of the act. Use it typically in the preface. </text:span></text:p>
            <text:p text:style-name="P21"><text:span text:style-name="T3">Use in:</text:span><text:span text:style-name="T11"> all document types</text:span></text:p>
            <text:p text:style-name="P21"><text:span text:style-name="T3">Example: see element </text:span><text:span text:style-name="code"><text:span text:style-name="T11">preface</text:span></text:span></text:p>
          </table:table-cell>
        </table:table-row>
        <table:table-row table:style-name="Table8.1">
          <table:table-cell table:style-name="Table8.A1" office:value-type="string">
            <text:p text:style-name="P88">ActDate</text:p>
          </table:table-cell>
          <table:table-cell table:style-name="Table8.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n inline element wrapping the title of the act. Use it typically in the preface. </text:span></text:p>
            <text:p text:style-name="P21"><text:span text:style-name="T3">Use in:</text:span><text:span text:style-name="T11"> all document types</text:span></text:p>
            <text:p text:style-name="P21"><text:span text:style-name="T3">Example: see element </text:span><text:span text:style-name="code"><text:span text:style-name="T11">preface</text:span></text:span></text:p>
          </table:table-cell>
        </table:table-row>
        <table:table-row table:style-name="Table8.1">
          <table:table-cell table:style-name="Table8.A1" office:value-type="string">
            <text:p text:style-name="P88">ActPurpose</text:p>
          </table:table-cell>
          <table:table-cell table:style-name="Table8.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n inline element wrapping the purpose of the act. Use it typically in the preface. </text:span></text:p>
            <text:p text:style-name="P21"><text:span text:style-name="T3">Use in:</text:span><text:span text:style-name="T11"> all document types</text:span></text:p>
            <text:p text:style-name="P21"><text:span text:style-name="T3">Example: see element </text:span><text:span text:style-name="code"><text:span text:style-name="T11">preface</text:span></text:span></text:p>
          </table:table-cell>
        </table:table-row>
      </table:table>
      <text:h text:style-name="Heading_20_3" text:outline-level="3"><text:soft-page-break/>Reference-type inline elements</text:h>
      <table:table table:name="Table9" table:style-name="Table9">
        <table:table-column table:style-name="Table9.A"/>
        <table:table-column table:style-name="Table9.B"/>
        <table:table-row table:style-name="Table9.1">
          <table:table-cell table:style-name="Table9.A1" office:value-type="string">
            <text:p text:style-name="P88">ref</text:p>
          </table:table-cell>
          <table:table-cell table:style-name="Table9.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 legislative reference (i.e., to another AKOMA NTOSO-maintained document). Use </text:span><text:span text:style-name="code"><text:span text:style-name="T11">ref</text:span></text:span><text:span text:style-name="T11"> for legislative references, and use </text:span><text:span text:style-name="code"><text:span text:style-name="T11">a</text:span></text:span><text:span text:style-name="T11"> for references to World Wide Web documents. </text:span></text:p>
            <text:p text:style-name="P21"><text:span text:style-name="T3">Use in:</text:span><text:span text:style-name="T11"> all document types</text:span></text:p>
            <text:p text:style-name="P34">Example:</text:p>
            <text:p text:style-name="example">&lt;li&gt;&lt;def&gt;district municipality&lt;/def&gt; means a district municipality as defined in &lt;ref href="urn:AKOMA NTOSO:sa:act:117:1998"&gt;section 1 of the Local Government: Municipal Structures Act, 1998 (Act No. 117 of 1998);&lt;/ref&gt;&lt;/li&gt;</text:p>
          </table:table-cell>
        </table:table-row>
        <table:table-row table:style-name="Table9.1">
          <table:table-cell table:style-name="Table9.A1" office:value-type="string">
            <text:p text:style-name="P88">mref</text:p>
          </table:table-cell>
          <table:table-cell table:style-name="Table9.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Multiple legislative references</text:span></text:p>
            <text:p text:style-name="P21"><text:span text:style-name="T3">Use in:</text:span><text:span text:style-name="T11"> all document types</text:span></text:p>
            <text:p text:style-name="P34">Example: TBD</text:p>
            <text:p text:style-name="example"/>
          </table:table-cell>
        </table:table-row>
        <table:table-row table:style-name="Table9.1">
          <table:table-cell table:style-name="Table9.A1" office:value-type="string">
            <text:p text:style-name="P88">rref</text:p>
          </table:table-cell>
          <table:table-cell table:style-name="Table9.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 range of consecutive legislative references. </text:span></text:p>
            <text:p text:style-name="P21"><text:span text:style-name="T3">Use in:</text:span><text:span text:style-name="T11"> all document types</text:span></text:p>
            <text:p text:style-name="P34">Example: TBD</text:p>
            <text:p text:style-name="example"/>
          </table:table-cell>
        </table:table-row>
        <table:table-row table:style-name="Table9.1">
          <table:table-cell table:style-name="Table9.A1" office:value-type="string">
            <text:p text:style-name="P88">mod</text:p>
          </table:table-cell>
          <table:table-cell table:style-name="Table9.B1" office:value-type="string">
            <text:p text:style-name="P26"><text:span text:style-name="T3">Content Model: </text:span><text:span text:style-name="T11">text, inline elements such as </text:span><text:span text:style-name="code"><text:span text:style-name="T11">b, i, span</text:span></text:span><text:span text:style-name="T11">, plus two special elements for quotations: </text:span><text:span text:style-name="code"><text:span text:style-name="T11">quotedText</text:span></text:span><text:span text:style-name="T11"> and </text:span><text:span text:style-name="code"><text:span text:style-name="T11">quotedStructure</text:span></text:span><text:span text:style-name="T11">. </text:span><text:span text:style-name="T3"><text:s/></text:span></text:p>
            <text:p text:style-name="P21"><text:span text:style-name="T3">Description:</text:span><text:span text:style-name="T11"> <text:s/>The </text:span><text:span text:style-name="code"><text:span text:style-name="T11">mod</text:span></text:span><text:span text:style-name="T11"> element contains the part of an act that provides explicit instruction for an amendment to another act. </text:span></text:p>
            <text:p text:style-name="P21"><text:span text:style-name="T3">Use in:</text:span><text:span text:style-name="T11"> all document types</text:span></text:p>
          </table:table-cell>
        </table:table-row>
        <table:table-row table:style-name="Table9.1">
          <table:table-cell table:style-name="Table9.A1" office:value-type="string">
            <text:p text:style-name="P88">mmod</text:p>
          </table:table-cell>
          <table:table-cell table:style-name="Table9.B1" office:value-type="string">
            <text:p text:style-name="P26"><text:span text:style-name="T3">Content Model: </text:span><text:span text:style-name="T11">text and inline elements such as </text:span><text:span text:style-name="code"><text:span text:style-name="T11">b, i, span, </text:span></text:span><text:span text:style-name="T11">plus two special elements for quotations: </text:span><text:span text:style-name="code"><text:span text:style-name="T11">quotedText</text:span></text:span><text:span text:style-name="T11"> and </text:span><text:span text:style-name="code"><text:span text:style-name="T11">quotedStructure</text:span></text:span><text:span text:style-name="T3"> </text:span></text:p>
            <text:p text:style-name="P21"><text:span text:style-name="T3">Description:</text:span><text:span text:style-name="T11"> <text:s/>Multiple modifications</text:span></text:p>
            <text:p text:style-name="P21"><text:span text:style-name="T3">Use in:</text:span><text:span text:style-name="T11"> all document types</text:span></text:p>
            <text:p text:style-name="P34">Example: TBD</text:p>
            <text:p text:style-name="example"/>
          </table:table-cell>
        </table:table-row>
        <table:table-row table:style-name="Table9.1">
          <table:table-cell table:style-name="Table9.A1" office:value-type="string">
            <text:p text:style-name="P88">rmod</text:p>
          </table:table-cell>
          <table:table-cell table:style-name="Table9.B1" office:value-type="string">
            <text:p text:style-name="P26"><text:span text:style-name="T3">Content Model: </text:span><text:span text:style-name="T11">text and inline elements such as </text:span><text:span text:style-name="code"><text:span text:style-name="T11">b, i, span, </text:span></text:span><text:span text:style-name="T11">plus two special elements for quotations: </text:span><text:span text:style-name="code"><text:span text:style-name="T11">quotedText</text:span></text:span><text:span text:style-name="T11"> and </text:span><text:span text:style-name="code"><text:span text:style-name="T11">quotedStructure</text:span></text:span><text:span text:style-name="T3"> </text:span></text:p>
            <text:p text:style-name="P21"><text:span text:style-name="T3">Description:</text:span><text:span text:style-name="T11"> <text:s/>A range of consecutive legislative modifications. </text:span></text:p>
            <text:p text:style-name="P21"><text:span text:style-name="T3">Use in:</text:span><text:span text:style-name="T11"> all document types</text:span></text:p>
            <text:p text:style-name="P34">Example: TBD</text:p>
            <text:p text:style-name="example"/>
          </table:table-cell>
        </table:table-row>
        <table:table-row table:style-name="Table9.1">
          <table:table-cell table:style-name="Table9.A1" office:value-type="string">
            <text:p text:style-name="P88">quotedText</text:p>
          </table:table-cell>
          <table:table-cell table:style-name="Table9.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 fragment of text being either the substituted text or the substitution text of an amendment. Only subparts of a whole structure (e.g., one or a few words) are placed in a </text:span><text:span text:style-name="code"><text:span text:style-name="T11">quotedText</text:span></text:span><text:span text:style-name="T11"> element. Use </text:span><text:span text:style-name="code"><text:span text:style-name="T11">quotedStructure</text:span></text:span><text:span text:style-name="T11"> for whole structures. </text:span></text:p>
            <text:p text:style-name="P21"><text:span text:style-name="T3">Use in:</text:span><text:span text:style-name="T11"> all document types</text:span></text:p>
          </table:table-cell>
        </table:table-row>
        <table:table-row table:style-name="Table9.1">
          <table:table-cell table:style-name="Table9.A1" office:value-type="string">
            <text:p text:style-name="P88">quotedStructure</text:p>
          </table:table-cell>
          <table:table-cell table:style-name="Table9.B1" office:value-type="string">
            <text:p text:style-name="P26"><text:span text:style-name="T3">Content Model: </text:span><text:span text:style-name="T11">all types of structures: hierarchical elements such as whole parts, </text:span><text:soft-page-break/><text:span text:style-name="T11">articles, clauses, etc. plus any kind of blocks or containers. </text:span></text:p>
            <text:p text:style-name="P21"><text:span text:style-name="T3">Description:</text:span><text:span text:style-name="T11"> a substructure of the act that is the part being substituted or the substitution itself of an amendment. Only whole structure (e.g., an article, a clause, a block) are placed in a </text:span><text:span text:style-name="code"><text:span text:style-name="T11">quotedStructure</text:span></text:span><text:span text:style-name="T11"> element. Use </text:span><text:span text:style-name="code"><text:span text:style-name="T11">quotedText</text:span></text:span><text:span text:style-name="T11"> for individual words.</text:span></text:p>
            <text:p text:style-name="P21"><text:span text:style-name="T3">Use in:</text:span><text:span text:style-name="T11"> all document types</text:span></text:p>
          </table:table-cell>
        </table:table-row>
      </table:table>
      <text:h text:style-name="Heading_20_3" text:outline-level="3">Other inline elements</text:h>
      <table:table table:name="Table10" table:style-name="Table10">
        <table:table-column table:style-name="Table10.A"/>
        <table:table-column table:style-name="Table10.B"/>
        <table:table-row table:style-name="Table10.1">
          <table:table-cell table:style-name="Table10.A1" office:value-type="string">
            <text:p text:style-name="P88">def</text:p>
          </table:table-cell>
          <table:table-cell table:style-name="Table10.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the defined term in a definition. This is usually presented in bold, and it could be useful to differentiate for searches and cataloguing operations. </text:span></text:p>
            <text:p text:style-name="P21"><text:span text:style-name="T3">Use in:</text:span><text:span text:style-name="T11"> all document types</text:span></text:p>
            <text:p text:style-name="P21"><text:span text:style-name="T3">Example: see element </text:span><text:span text:style-name="code"><text:span text:style-name="T11">ref</text:span></text:span></text:p>
          </table:table-cell>
        </table:table-row>
        <table:table-row table:style-name="Table10.1">
          <table:table-cell table:style-name="Table10.A1" office:value-type="string">
            <text:p text:style-name="P88">ins</text:p>
          </table:table-cell>
          <table:table-cell table:style-name="Table10.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Inserted text</text:span></text:p>
            <text:p text:style-name="P21"><text:span text:style-name="T3">Use in:</text:span><text:span text:style-name="T11"> all document types</text:span></text:p>
            <text:p text:style-name="P34">Example: TBD</text:p>
          </table:table-cell>
        </table:table-row>
        <table:table-row table:style-name="Table10.1">
          <table:table-cell table:style-name="Table10.A1" office:value-type="string">
            <text:p text:style-name="P88">del</text:p>
          </table:table-cell>
          <table:table-cell table:style-name="Table10.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Deleted text</text:span></text:p>
            <text:p text:style-name="P21"><text:span text:style-name="T3">Use in:</text:span><text:span text:style-name="T11"> all document types</text:span></text:p>
            <text:p text:style-name="P34">Example: TBD</text:p>
          </table:table-cell>
        </table:table-row>
        <table:table-row table:style-name="Table10.1">
          <table:table-cell table:style-name="Table10.A1" office:value-type="string">
            <text:p text:style-name="P88">omissis</text:p>
          </table:table-cell>
          <table:table-cell table:style-name="Table10.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Omitted text </text:span></text:p>
            <text:p text:style-name="P21"><text:span text:style-name="T3">Use in:</text:span><text:span text:style-name="T11"> all document types</text:span></text:p>
            <text:p text:style-name="P34">Example: TBD</text:p>
          </table:table-cell>
        </table:table-row>
        <table:table-row table:style-name="Table10.1">
          <table:table-cell table:style-name="Table10.A1" office:value-type="string">
            <text:p text:style-name="P88">noteref</text:p>
          </table:table-cell>
          <table:table-cell table:style-name="Table10.B1" office:value-type="string">
            <text:p text:style-name="P26"><text:span text:style-name="T3">Content Model: </text:span><text:span text:style-name="T11">empty with an </text:span><text:span text:style-name="code"><text:span text:style-name="T11">href</text:span></text:span><text:span text:style-name="T11"> attribute</text:span><text:span text:style-name="T3"> </text:span></text:p>
            <text:p text:style-name="P21"><text:span text:style-name="T3">Description:</text:span><text:span text:style-name="T11"> <text:s/>a reference to an endnote or a footnote. The content of the note is actually in the notes subsection of the meta section. The </text:span><text:span text:style-name="code"><text:span text:style-name="T11">num</text:span></text:span><text:span text:style-name="T11"> attribute contains the note marker that is shown in the main text. The </text:span><text:span text:style-name="code"><text:span text:style-name="T11">href</text:span></text:span><text:span text:style-name="T11"> attribute provides a pointer to it. <text:s/></text:span></text:p>
            <text:p text:style-name="P21"><text:span text:style-name="T3">Use in:</text:span><text:span text:style-name="T11"> all document types</text:span></text:p>
            <text:p text:style-name="P21"><text:span text:style-name="T3">Example: see element </text:span><text:span text:style-name="code"><text:span text:style-name="T11">notes</text:span></text:span></text:p>
          </table:table-cell>
        </table:table-row>
        <table:table-row table:style-name="Table10.1">
          <table:table-cell table:style-name="Table10.A1" office:value-type="string">
            <text:p text:style-name="P88">recordedTime</text:p>
          </table:table-cell>
          <table:table-cell table:style-name="Table10.B1" office:value-type="string">
            <text:p text:style-name="P26"><text:span text:style-name="T3">Content Model: </text:span><text:span text:style-name="T11">empty with a </text:span><text:span text:style-name="code"><text:span text:style-name="T11">time</text:span></text:span><text:span text:style-name="T11"> attribute</text:span><text:span text:style-name="T3"> </text:span></text:p>
            <text:p text:style-name="P21"><text:span text:style-name="T3">Description:</text:span><text:span text:style-name="T11"> the specification of the time in which a remark, discussion item or question was proposed. The </text:span><text:span text:style-name="code"><text:span text:style-name="T11">time</text:span></text:span><text:span text:style-name="T11"> attribute contains the time itself in format </text:span><text:span text:style-name="code"><text:span text:style-name="T11">hh:mm</text:span></text:span><text:span text:style-name="T11">. </text:span></text:p>
            <text:p text:style-name="P21"><text:span text:style-name="T3">Use in:</text:span><text:span text:style-name="T11"> all document types</text:span></text:p>
            <text:p text:style-name="P34">Example:</text:p>
            <text:p text:style-name="example">&lt;p&gt;&lt;recordedTime time="14:04"/&gt; The Chief Whip of the Majority Party moved: That the House resolves that—&lt;/p&gt;</text:p>
          </table:table-cell>
        </table:table-row>
        <table:table-row table:style-name="Table10.1">
          <table:table-cell table:style-name="Table10.A1" office:value-type="string">
            <text:p text:style-name="P88">eol</text:p>
          </table:table-cell>
          <table:table-cell table:style-name="Table10.B1" office:value-type="string">
            <text:p text:style-name="P26"><text:span text:style-name="T3">Content Model:</text:span><text:span text:style-name="T11"> empty with a </text:span><text:span text:style-name="HTML_20_Typewriter"><text:span text:style-name="T11">breakat</text:span></text:span><text:span text:style-name="T11"> attribute </text:span><text:span text:style-name="T3"><text:s/></text:span></text:p>
            <text:p text:style-name="P21"><text:span text:style-name="T3">Description:</text:span><text:span text:style-name="T11"> <text:s/>The end of a line if recording end of lines is necessary according to local rules. <text:s/></text:span></text:p>
            <text:p text:style-name="P21"><text:span text:style-name="T3">Use in:</text:span><text:span text:style-name="T11"> all document types</text:span></text:p>
          </table:table-cell>
        </table:table-row>
        <table:table-row table:style-name="Table10.1">
          <table:table-cell table:style-name="Table10.A1" office:value-type="string">
            <text:p text:style-name="P88">eop</text:p>
          </table:table-cell>
          <table:table-cell table:style-name="Table10.B1" office:value-type="string">
            <text:p text:style-name="P26"><text:span text:style-name="T3">Content Model:</text:span><text:span text:style-name="T11"> empty with a </text:span><text:span text:style-name="HTML_20_Typewriter"><text:span text:style-name="T11">breakat</text:span></text:span><text:span text:style-name="T11"> attribute </text:span><text:span text:style-name="T3"><text:s/></text:span></text:p>
            <text:p text:style-name="P21"><text:span text:style-name="T3">Description:</text:span><text:span text:style-name="T11"> <text:s/>The end of a page if recording end of lines is necessary according to local </text:span><text:soft-page-break/><text:span text:style-name="T11">rules. <text:s/></text:span></text:p>
            <text:p text:style-name="P21"><text:span text:style-name="T3">Use in:</text:span><text:span text:style-name="T11"> all document types</text:span></text:p>
          </table:table-cell>
        </table:table-row>
      </table:table>
      <text:h text:style-name="Heading_20_2" text:outline-level="2">Generic elements</text:h>
      <table:table table:name="Table11" table:style-name="Table11">
        <table:table-column table:style-name="Table11.A"/>
        <table:table-column table:style-name="Table11.B"/>
        <table:table-row table:style-name="Table11.1">
          <table:table-cell table:style-name="Table11.A1" office:value-type="string">
            <text:p text:style-name="P88">hcontainer</text:p>
          </table:table-cell>
          <table:table-cell table:style-name="Table11.B1" office:value-type="string">
            <text:p text:style-name="P26"><text:span text:style-name="T3">Content Model: </text:span><text:span text:style-name="T11">a hierarchy of containment elements such as </text:span><text:span text:style-name="code"><text:span text:style-name="T11">section, part, paragraph, chapter, article</text:span></text:span><text:span text:style-name="T11">, etc. , preceded by, if needed, number and heading.</text:span><text:span text:style-name="T3"> </text:span></text:p>
            <text:p text:style-name="P21"><text:span text:style-name="T3">Description:</text:span><text:span text:style-name="T11"> <text:s/>A generic element to be used as a placeholder of any hierarchical element within a clause element. </text:span></text:p>
            <text:p text:style-name="P21"><text:span text:style-name="T3">Use in:</text:span><text:span text:style-name="T11"> all hierarchical document types</text:span></text:p>
            <text:p text:style-name="P34">Example: see discussion in sect 6 of this document</text:p>
          </table:table-cell>
        </table:table-row>
        <table:table-row table:style-name="Table11.1">
          <table:table-cell table:style-name="Table11.A1" office:value-type="string">
            <text:p text:style-name="P88">container</text:p>
          </table:table-cell>
          <table:table-cell table:style-name="Table11.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A generic element to be used as a placeholder of any container element wherever containers are allowed.</text:span></text:p>
            <text:p text:style-name="P21"><text:span text:style-name="T3">Use in:</text:span><text:span text:style-name="T11"> all document types</text:span></text:p>
            <text:p text:style-name="P34">Example: see discussion in sect 6 of this document</text:p>
          </table:table-cell>
        </table:table-row>
        <table:table-row table:style-name="Table11.1">
          <table:table-cell table:style-name="Table11.A1" office:value-type="string">
            <text:p text:style-name="P88">block</text:p>
          </table:table-cell>
          <table:table-cell table:style-name="Table11.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 generic element to be used as a placeholder of any block element wherever blocks are allowed.</text:span></text:p>
            <text:p text:style-name="P21"><text:span text:style-name="T3">Use in:</text:span><text:span text:style-name="T11"> all document types</text:span></text:p>
            <text:p text:style-name="P34">Example: see discussion in sect 6 of this document</text:p>
          </table:table-cell>
        </table:table-row>
        <table:table-row table:style-name="Table11.1">
          <table:table-cell table:style-name="Table11.A1" office:value-type="string">
            <text:p text:style-name="P88">inline</text:p>
          </table:table-cell>
          <table:table-cell table:style-name="Table11.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 generic element to be used as a placeholder of any inline element wherever inlines are allowed.</text:span></text:p>
            <text:p text:style-name="P21"><text:span text:style-name="T3">Use in:</text:span><text:span text:style-name="T11"> all document types</text:span></text:p>
            <text:p text:style-name="P34">Example: see discussion in sect 6 of this document:</text:p>
          </table:table-cell>
        </table:table-row>
        <table:table-row table:style-name="Table11.1">
          <table:table-cell table:style-name="Table11.A1" office:value-type="string">
            <text:p text:style-name="P88">marker</text:p>
          </table:table-cell>
          <table:table-cell table:style-name="Table11.B1" office:value-type="string">
            <text:p text:style-name="P26"><text:span text:style-name="T3">Content Model: </text:span><text:span text:style-name="T11">markerreq</text:span><text:span text:style-name="T3"> </text:span></text:p>
            <text:p text:style-name="P21"><text:span text:style-name="T3">Description:</text:span><text:span text:style-name="T11"> A generic element to be used as a placeholder of any marker element wherever markers are allowed.</text:span></text:p>
            <text:p text:style-name="P21"><text:span text:style-name="T3">Use in:</text:span><text:span text:style-name="T11"> all document types</text:span></text:p>
            <text:p text:style-name="P34">Example: see discussion in sect 6 of this document</text:p>
          </table:table-cell>
        </table:table-row>
        <table:table-row table:style-name="Table11.1">
          <table:table-cell table:style-name="Table11.A1" office:value-type="string">
            <text:p text:style-name="P88">foreign</text:p>
          </table:table-cell>
          <table:table-cell table:style-name="Table11.B1" office:value-type="string">
            <text:p text:style-name="P26"><text:span text:style-name="T3">Content Model:</text:span><text:span text:style-name="T11"> any content of a different namespace than Akoma Ntoso. </text:span><text:span text:style-name="T3"><text:s/></text:span></text:p>
            <text:p text:style-name="P21"><text:span text:style-name="T3">Description:</text:span><text:span text:style-name="T11"> A generic container for XML not belonging to Akoma Ntoso. Use it for instance for XML rendering of mathematical formulae with MathML, or graphic objects sith SVG, etc.</text:span></text:p>
            <text:p text:style-name="P21"><text:span text:style-name="T3">Use in:</text:span><text:span text:style-name="T11"> all document types</text:span></text:p>
            <text:p text:style-name="P34">Example: TBD</text:p>
          </table:table-cell>
        </table:table-row>
      </table:table>
      <text:h text:style-name="Heading_20_2" text:outline-level="2">HTML elements</text:h>
      <text:p text:style-name="Standard">As already specified in 3.8, the following elements are <text:span text:style-name="T1">inspired by</text:span>, but not <text:span text:style-name="T1">derived from</text:span>, the equivalent XHTML elements. As much as possible, they share the same meaning and more or less the same usage of the corresponding XHTML elements. The only conscious exception to this rule is for the element <text:span text:style-name="HTML_20_Typewriter">div</text:span>, which is both a container and a block in XHTML, and is definitely and only a container here. </text:p>
      <text:p text:style-name="Standard">This note is also meant to underline how other elements not in this section, such as <text:span text:style-name="HTML_20_Typewriter">body</text:span>, are neither <text:soft-page-break/>inspired nor derived from XHTML and are not used similarly. </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88">div</text:p>
          </table:table-cell>
          <table:table-cell table:style-name="Table12.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A generic element to be used as a placeholder of any container element wherever containers are allowed. Note: use as a container, not as a block (as HTML would recommend). </text:span></text:p>
            <text:p text:style-name="P21"><text:span text:style-name="T3">Use in:</text:span><text:span text:style-name="T11"> all document types</text:span></text:p>
            <text:p text:style-name="P34">Example: see discussion in sect 7 of this document</text:p>
          </table:table-cell>
        </table:table-row>
        <table:table-row table:style-name="Table12.1">
          <table:table-cell table:style-name="Table12.A1" office:value-type="string">
            <text:p text:style-name="P88">p</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text:s/>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li</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11">, plus other </text:span><text:span text:style-name="code"><text:span text:style-name="T11">ul </text:span></text:span><text:span text:style-name="T11">and </text:span><text:span text:style-name="code"><text:span text:style-name="T11">ol</text:span></text:span><text:span text:style-name="T11"> elements. </text:span><text:span text:style-name="T3"><text:s/></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span</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b</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i</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s in HTML </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a</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img</text:p>
          </table:table-cell>
          <table:table-cell table:style-name="Table12.B1" office:value-type="string">
            <text:p text:style-name="P26"><text:span text:style-name="T3">Content Model: </text:span><text:span text:style-name="T11">empty plus the </text:span><text:span text:style-name="code"><text:span text:style-name="T11">src</text:span></text:span><text:span text:style-name="T11"> and </text:span><text:span text:style-name="code"><text:span text:style-name="T11">alt</text:span></text:span><text:span text:style-name="T11"> attributes. </text:span><text:span text:style-name="T3"><text:s/></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ul</text:p>
          </table:table-cell>
          <table:table-cell table:style-name="Table12.B1" office:value-type="string">
            <text:p text:style-name="P26"><text:span text:style-name="T3">Content Model: </text:span><text:span text:style-name="T11">a list of </text:span><text:span text:style-name="code"><text:span text:style-name="T11">li</text:span></text:span><text:span text:style-name="T11"> elements</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ol</text:p>
          </table:table-cell>
          <table:table-cell table:style-name="Table12.B1" office:value-type="string">
            <text:p text:style-name="P26"><text:span text:style-name="T3">Content Model: </text:span><text:span text:style-name="T11">a list of </text:span><text:span text:style-name="code"><text:span text:style-name="T11">li</text:span></text:span><text:span text:style-name="T11"> elements</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table</text:p>
          </table:table-cell>
          <table:table-cell table:style-name="Table12.B1" office:value-type="string">
            <text:p text:style-name="P26"><text:span text:style-name="T3">Content Model: </text:span><text:span text:style-name="T11">a list of </text:span><text:span text:style-name="code"><text:span text:style-name="T11">tr</text:span></text:span><text:span text:style-name="T11"> elements</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tr</text:p>
          </table:table-cell>
          <table:table-cell table:style-name="Table12.B1" office:value-type="string">
            <text:p text:style-name="P26"><text:span text:style-name="T3">Content Model: </text:span><text:span text:style-name="T11">a list of either </text:span><text:span text:style-name="code"><text:span text:style-name="T11">th</text:span></text:span><text:span text:style-name="T11"> or </text:span><text:span text:style-name="code"><text:span text:style-name="T11">td</text:span></text:span><text:span text:style-name="T11"> elements</text:span></text:p>
            <text:p text:style-name="P21"><text:span text:style-name="T3">Description:</text:span><text:span text:style-name="T11"> as in HTML</text:span></text:p>
            <text:p text:style-name="P21"><text:soft-page-break/><text:span text:style-name="T3">Use in:</text:span><text:span text:style-name="T11"> all document types</text:span></text:p>
          </table:table-cell>
        </table:table-row>
        <table:table-row table:style-name="Table12.1">
          <table:table-cell table:style-name="Table12.A1" office:value-type="string">
            <text:p text:style-name="P88">th</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row table:style-name="Table12.1">
          <table:table-cell table:style-name="Table12.A1" office:value-type="string">
            <text:p text:style-name="P88">td</text:p>
          </table:table-cell>
          <table:table-cell table:style-name="Table12.B1" office:value-type="string">
            <text:p text:style-name="P26"><text:span text:style-name="T3">Content Model: </text:span><text:span text:style-name="T11">text and inline elements such as </text:span><text:span text:style-name="code"><text:span text:style-name="T11">b, i, span</text:span></text:span><text:span text:style-name="T3"> </text:span></text:p>
            <text:p text:style-name="P21"><text:span text:style-name="T3">Description:</text:span><text:span text:style-name="T11"> as in HTML</text:span></text:p>
            <text:p text:style-name="P21"><text:span text:style-name="T3">Use in:</text:span><text:span text:style-name="T11"> all document types</text:span></text:p>
          </table:table-cell>
        </table:table-row>
      </table:table>
      <text:h text:style-name="Heading_20_2" text:outline-level="2">Metadata elements</text:h>
      <table:table table:name="Table13" table:style-name="Table13">
        <table:table-column table:style-name="Table13.A"/>
        <table:table-column table:style-name="Table13.B"/>
        <table:table-row table:style-name="Table13.1">
          <table:table-cell table:style-name="Table13.A1" office:value-type="string">
            <text:p text:style-name="P88">meta</text:p>
          </table:table-cell>
          <table:table-cell table:style-name="Table13.B1" office:value-type="string">
            <text:p text:style-name="P26"><text:span text:style-name="T3">Content Model: </text:span><text:span text:style-name="T11">an </text:span><text:span text:style-name="HTML_20_Typewriter"><text:span text:style-name="T11">identification</text:span></text:span><text:span text:style-name="T11"> element, a </text:span><text:span text:style-name="HTML_20_Typewriter"><text:span text:style-name="T11">publication</text:span></text:span><text:span text:style-name="T11"> element, zero or more </text:span><text:span text:style-name="HTML_20_Typewriter"><text:span text:style-name="T11">classification</text:span></text:span><text:span text:style-name="T11"> elements, zero or more </text:span><text:span text:style-name="HTML_20_Typewriter"><text:span text:style-name="T11">lifecycle</text:span></text:span><text:span text:style-name="T11"> elements, zero or more </text:span><text:span text:style-name="HTML_20_Typewriter"><text:span text:style-name="T11">references</text:span></text:span><text:span text:style-name="T11"> elements, zero or more </text:span><text:span text:style-name="HTML_20_Typewriter"><text:span text:style-name="T11">notes</text:span></text:span><text:span text:style-name="T11"> sections, zero or more </text:span><text:span text:style-name="HTML_20_Typewriter"><text:span text:style-name="T11">proprietary</text:span></text:span><text:span text:style-name="T11"> sections. </text:span><text:span text:style-name="T3"><text:s/></text:span></text:p>
            <text:p text:style-name="P21"><text:span text:style-name="T3">Description:</text:span><text:span text:style-name="T11"> <text:s/>The meta element contains the whole set of metadata defined for each AKOMA NTOSO document. All metadata are organized in subsections according to purpose and use. </text:span></text:p>
            <text:p text:style-name="P21"><text:span text:style-name="T3">Use in:</text:span><text:span text:style-name="T11"> all document types</text:span></text:p>
          </table:table-cell>
        </table:table-row>
      </table:table>
      <text:h text:style-name="Heading_20_3" text:outline-level="3">Identification elements</text:h>
      <table:table table:name="Table14" table:style-name="Table14">
        <table:table-column table:style-name="Table14.A"/>
        <table:table-column table:style-name="Table14.B"/>
        <table:table-row table:style-name="Table14.1">
          <table:table-cell table:style-name="Table14.A1" office:value-type="string">
            <text:p text:style-name="P88">identification</text:p>
          </table:table-cell>
          <table:table-cell table:style-name="Table14.B1" office:value-type="string">
            <text:p text:style-name="P26"><text:span text:style-name="T3">Content Model: </text:span><text:span text:style-name="code"><text:span text:style-name="T11">Work, Expression, Manifestation, Item </text:span></text:span><text:span text:style-name="T11">(optional)</text:span><text:span text:style-name="T3"> </text:span></text:p>
            <text:p text:style-name="P21"><text:span text:style-name="T3">Description:</text:span><text:span text:style-name="T11"> <text:s/>The identification container collects all metadata about the abstract document (Work), the concrete version (Expression), the conversion in XML (Manifestation) and optionally the actual file location (Item) of the document. </text:span></text:p>
            <text:p text:style-name="P21"><text:span text:style-name="T3">Use in:</text:span><text:span text:style-name="T11"> all document types</text:span></text:p>
            <text:p text:style-name="P34">Example:</text:p>
            <text:p text:style-name="P60"><text:span text:style-name="HTML_20_Typewriter"><text:span text:style-name="T11">&lt;identification source="#cirfid"&gt;</text:span></text:span></text:p>
            <text:p text:style-name="P60"><text:span text:style-name="HTML_20_Typewriter"><text:span text:style-name="T11"><text:s/>&lt;Work&gt;</text:span></text:span></text:p>
            <text:p text:style-name="P60"><text:span text:style-name="HTML_20_Typewriter"><text:span text:style-name="T11"><text:s text:c="2"/>&lt;uri value="/ke/act/2003-12-10/8" /&gt;</text:span></text:span></text:p>
            <text:p text:style-name="P60"><text:span text:style-name="HTML_20_Typewriter"><text:span text:style-name="T11"><text:s text:c="2"/>&lt;date date="2003-12-10" name="Generation" /&gt;</text:span></text:span></text:p>
            <text:p text:style-name="P60"><text:span text:style-name="HTML_20_Typewriter"><text:span text:style-name="T11"><text:s text:c="2"/>&lt;author href="#parliament" as="#author" /&gt;</text:span></text:span></text:p>
            <text:p text:style-name="P60"><text:span text:style-name="HTML_20_Typewriter"><text:span text:style-name="T11"><text:s text:c="2"/>&lt;components&gt;</text:span></text:span></text:p>
            <text:p text:style-name="P60"><text:span text:style-name="HTML_20_Typewriter"><text:span text:style-name="T11"><text:s text:c="4"/>&lt;component name="main" id="wmain" href="#emain"/&gt;</text:span></text:span></text:p>
            <text:p text:style-name="P60"><text:span text:style-name="HTML_20_Typewriter"><text:span text:style-name="T11"><text:s text:c="4"/>&lt;component name="schedule1" id="wschedule1" href="#eschedule1"&gt;</text:span></text:span></text:p>
            <text:p text:style-name="P60"><text:span text:style-name="HTML_20_Typewriter"><text:span text:style-name="T11"><text:s text:c="6"/>&lt;component name="tableA" id="wtableA" href="#etableA"/&gt;</text:span></text:span></text:p>
            <text:p text:style-name="P60"><text:span text:style-name="HTML_20_Typewriter"><text:span text:style-name="T11"><text:s text:c="4"/>&lt;/component&gt;</text:span></text:span></text:p>
            <text:p text:style-name="P60"><text:span text:style-name="HTML_20_Typewriter"><text:span text:style-name="T11"><text:s text:c="2"/>&lt;/components&gt;</text:span></text:span></text:p>
            <text:p text:style-name="P60"><text:span text:style-name="HTML_20_Typewriter"><text:span text:style-name="T11"><text:s/>&lt;/Work&gt;</text:span></text:span></text:p>
            <text:p text:style-name="P60"><text:span text:style-name="HTML_20_Typewriter"><text:span text:style-name="T11"><text:s/>&lt;Expression&gt;</text:span></text:span></text:p>
            <text:p text:style-name="P60"><text:span text:style-name="HTML_20_Typewriter"><text:span text:style-name="T11"><text:s text:c="2"/>&lt;uri value="/ke/act/2003-12-10/8/eng@" /&gt;</text:span></text:span></text:p>
            <text:p text:style-name="P60"><text:span text:style-name="HTML_20_Typewriter"><text:span text:style-name="T11"><text:s text:c="2"/>&lt;date date="2007-07-27" name="Generation" /&gt;</text:span></text:span></text:p>
            <text:p text:style-name="P60"><text:span text:style-name="HTML_20_Typewriter"><text:span text:style-name="T11"><text:s text:c="2"/>&lt;author href="#cirfid" as="#jurist" /&gt;</text:span></text:span></text:p>
            <text:p text:style-name="P60"><text:span text:style-name="HTML_20_Typewriter"><text:span text:style-name="T11"><text:s text:c="2"/>&lt;components&gt;</text:span></text:span></text:p>
            <text:p text:style-name="P60"><text:span text:style-name="HTML_20_Typewriter"><text:span text:style-name="T11"><text:s text:c="4"/>&lt;component name="main" id="emain" href="#mmain"/&gt;</text:span></text:span></text:p>
            <text:p text:style-name="P60"><text:span text:style-name="HTML_20_Typewriter"><text:span text:style-name="T11"><text:s text:c="4"/>&lt;component name="schedule1" id="eschedule1" href="#mschedule1"&gt;</text:span></text:span></text:p>
            <text:p text:style-name="P60"><text:span text:style-name="HTML_20_Typewriter"><text:span text:style-name="T11"><text:s text:c="6"/>&lt;component name="tableA" id="etableA" href="#mtableA"/&gt;</text:span></text:span></text:p>
            <text:p text:style-name="P60"><text:span text:style-name="HTML_20_Typewriter"><text:span text:style-name="T11"><text:s text:c="4"/>&lt;/component&gt;</text:span></text:span></text:p>
            <text:p text:style-name="P60"><text:span text:style-name="HTML_20_Typewriter"><text:span text:style-name="T11"><text:s text:c="2"/>&lt;/components&gt;</text:span></text:span></text:p>
            <text:p text:style-name="P60"><text:span text:style-name="HTML_20_Typewriter"><text:span text:style-name="T11"><text:s/>&lt;/Expression&gt;</text:span></text:span></text:p>
            <text:p text:style-name="P60"><text:span text:style-name="HTML_20_Typewriter"><text:span text:style-name="T11"><text:s/>&lt;Manifestation&gt;</text:span></text:span></text:p>
            <text:p text:style-name="P60"><text:span text:style-name="HTML_20_Typewriter"><text:span text:style-name="T11"><text:s text:c="2"/>&lt;uri value="/ke/act/2003-12-10/8/eng.akn" /&gt;</text:span></text:span></text:p>
            <text:p text:style-name="P60"><text:span text:style-name="HTML_20_Typewriter"><text:span text:style-name="T11"><text:s text:c="2"/>&lt;date date="2007-07-27" name="Generation" /&gt;</text:span></text:span></text:p>
            <text:p text:style-name="P60"><text:span text:style-name="HTML_20_Typewriter"><text:span text:style-name="T11"><text:s text:c="2"/>&lt;author href="#cirfid" as="#editor" /&gt;</text:span></text:span></text:p>
            <text:p text:style-name="P60"><text:span text:style-name="HTML_20_Typewriter"><text:span text:style-name="T11"><text:s text:c="2"/>&lt;author href="#fv" as="#editor" /&gt;</text:span></text:span></text:p>
            <text:p text:style-name="P60"><text:soft-page-break/><text:span text:style-name="HTML_20_Typewriter"><text:span text:style-name="T11"><text:s text:c="2"/>&lt;components&gt;</text:span></text:span></text:p>
            <text:p text:style-name="P60"><text:span text:style-name="HTML_20_Typewriter"><text:span text:style-name="T11"><text:s text:c="4"/>&lt;component name="main" id="mmain" href="main.xml"/&gt;</text:span></text:span></text:p>
            <text:p text:style-name="P60"><text:span text:style-name="HTML_20_Typewriter"><text:span text:style-name="T11"><text:s text:c="4"/>&lt;component name="schedule1" id="mschedule1" href="schedule1.xml"/&gt;</text:span></text:span></text:p>
            <text:p text:style-name="P60"><text:span text:style-name="HTML_20_Typewriter"><text:span text:style-name="T11"><text:s text:c="4"/>&lt;component name="tableA" id="mtableA" href="tableA.xml"/&gt;</text:span></text:span></text:p>
            <text:p text:style-name="P60"><text:span text:style-name="HTML_20_Typewriter"><text:span text:style-name="T11"><text:s text:c="4"/>&lt;component name="fig1" id="mfig1" href="fig1.tiff" howAs="fig. 1"/&gt;</text:span></text:span></text:p>
            <text:p text:style-name="P60"><text:span text:style-name="HTML_20_Typewriter"><text:span text:style-name="T11"><text:s text:c="2"/>&lt;/components&gt;</text:span></text:span></text:p>
            <text:p text:style-name="P60"><text:span text:style-name="HTML_20_Typewriter"><text:span text:style-name="T11"><text:s/>&lt;/Manifestation&gt;</text:span></text:span></text:p>
            <text:p text:style-name="P60"><text:span text:style-name="HTML_20_Typewriter"><text:span text:style-name="T11">&lt;/identification&gt;</text:span></text:span></text:p>
          </table:table-cell>
        </table:table-row>
        <table:table-row table:style-name="Table14.1">
          <table:table-cell table:style-name="Table14.A1" office:value-type="string">
            <text:p text:style-name="P88">Work</text:p>
          </table:table-cell>
          <table:table-cell table:style-name="Table14.B1" office:value-type="string">
            <text:p text:style-name="P26"><text:span text:style-name="T3">Content Model:</text:span><text:span text:style-name="T11"> a collection of </text:span><text:span text:style-name="HTML_20_Typewriter"><text:span text:style-name="T11">uri, alias, date, author, components, preservation</text:span></text:span><text:span text:style-name="T11"> elements. </text:span><text:span text:style-name="T3"><text:s/></text:span></text:p>
            <text:p text:style-name="P21"><text:span text:style-name="T3">Description:</text:span><text:span text:style-name="T11"> <text:s/>Details about the abstract document that remain unaffected after any variation (such as new versions or new rendering). At least one URI must be specified, but many more can be added. Zero or more aliases are meant for known names of the document, the date contains the date of creation of the work (e.g., the initial promulgation), the author is the individual or the composite that generated the work (e.g., the Parliament), the </text:span><text:span text:style-name="HTML_20_Typewriter"><text:span text:style-name="T11">components</text:span></text:span><text:span text:style-name="T11"> element lists the hierarchy of document components contained in the document and in preservation all elements connected to the preservation of the Work are stored (e.g., bibliographic metadata and digital signatures).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Expression</text:p>
          </table:table-cell>
          <table:table-cell table:style-name="Table14.B1" office:value-type="string">
            <text:p text:style-name="P26"><text:span text:style-name="T3">Content Model:</text:span><text:span text:style-name="T11"> a collection of </text:span><text:span text:style-name="HTML_20_Typewriter"><text:span text:style-name="T11">uri, alias, date, author, components preservation</text:span></text:span><text:span text:style-name="T11"> elements. </text:span><text:span text:style-name="T3"><text:s/></text:span></text:p>
            <text:p text:style-name="P21"><text:span text:style-name="T3">Description:</text:span><text:span text:style-name="T11"> <text:s/>Details about the document that changes after any variation (such as new versions). At least one URI must be specified, but many more can be added. Zero or more aliases are meant for known names of the document, the date contains the date of creation of the expression (e.g., the entering in force of the variant), the author is the individual or the composite that generated the expression (e.g., the editorial staff that actually consolidated the content), the </text:span><text:span text:style-name="HTML_20_Typewriter"><text:span text:style-name="T11">components</text:span></text:span><text:span text:style-name="T11"> element lists the hierarchy of document components contained in the document and in preservation all elements connected to the preservation of the expression are stored (e.g., bibliographic metadata and digital signatures).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Manifestation</text:p>
          </table:table-cell>
          <table:table-cell table:style-name="Table14.B1" office:value-type="string">
            <text:p text:style-name="P26"><text:span text:style-name="T3">Content Model:</text:span><text:span text:style-name="T11"> a collection of </text:span><text:span text:style-name="HTML_20_Typewriter"><text:span text:style-name="T11">uri, alias, date, author, components preservation</text:span></text:span><text:span text:style-name="T11"> elements. </text:span><text:span text:style-name="T3"><text:s/></text:span></text:p>
            <text:p text:style-name="P21"><text:span text:style-name="T3">Description:</text:span><text:span text:style-name="T11"> <text:s/>Details about the document that is generated concretely in electronic forma in a specific data format. At least one URI must be specified, but many more can be added. Zero or more aliases are meant for known names of the document, the date contains the date of creation of the manifestation (e.g., the generation of the XML file), the author is the individual or the composite that generated the manifestation (e.g., the editorial staff that actually created the XML file), the </text:span><text:span text:style-name="HTML_20_Typewriter"><text:span text:style-name="T11">components</text:span></text:span><text:span text:style-name="T11"> element lists the document components contained in the package and in preservation all elements connected to the preservation of the manifestation are stored (e.g., bibliographic metadata and digital signatures).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Item</text:p>
          </table:table-cell>
          <table:table-cell table:style-name="Table14.B1" office:value-type="string">
            <text:p text:style-name="P26"><text:span text:style-name="T3">Content Model:</text:span><text:span text:style-name="T11"> a collection of </text:span><text:span text:style-name="HTML_20_Typewriter"><text:span text:style-name="T11">uri, alias, date, author, components preservation</text:span></text:span><text:span text:style-name="T11"> elements. </text:span><text:span text:style-name="T3"><text:s/></text:span></text:p>
            <text:p text:style-name="P21"><text:soft-page-break/><text:span text:style-name="T3">Description:</text:span><text:span text:style-name="T11"> <text:s/>Details about the specific instance of manifestation that is the current document. At least one URI must be specified, but many more can be added. Zero or more aliases are meant for known names of the document, the date contains the date of creation of the item (e.g., the moment in which the instance was put on the actual server), the author is the individual or the composite that generated the item (e.g., the owner of the server) , the </text:span><text:span text:style-name="HTML_20_Typewriter"><text:span text:style-name="T11">components</text:span></text:span><text:span text:style-name="T11"> element lists the document components contained in the actual physical package and in preservation all elements connected to the preservation of the item are stored (e.g., bibliographic metadata and digital signatures).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uri</text:p>
          </table:table-cell>
          <table:table-cell table:style-name="Table14.B1" office:value-type="string">
            <text:p text:style-name="P26"><text:span text:style-name="T3">Content Model:</text:span><text:span text:style-name="T11"> empty with </text:span><text:span text:style-name="code"><text:span text:style-name="T11">value</text:span></text:span><text:span text:style-name="T11"> attribute</text:span><text:span text:style-name="T3"> </text:span></text:p>
            <text:p text:style-name="P21"><text:span text:style-name="T3">Description:</text:span><text:span text:style-name="T11"> <text:s/>The uri of the corresponding instance of one of the 4 levels.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alias</text:p>
          </table:table-cell>
          <table:table-cell table:style-name="Table14.B1" office:value-type="string">
            <text:p text:style-name="P26"><text:span text:style-name="T3">Content Model:</text:span><text:span text:style-name="T11"> empty with </text:span><text:span text:style-name="code"><text:span text:style-name="T11">value</text:span></text:span><text:span text:style-name="T11"> attribute</text:span><text:span text:style-name="T3"> </text:span></text:p>
            <text:p text:style-name="P21"><text:span text:style-name="T3">Description:</text:span><text:span text:style-name="T11"> <text:s/>The known name of the corresponding instance of <text:s/>one of the 4 levels</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date</text:p>
          </table:table-cell>
          <table:table-cell table:style-name="Table14.B1" office:value-type="string">
            <text:p text:style-name="P26"><text:span text:style-name="T3">Content Model:</text:span><text:span text:style-name="T11"> empty with </text:span><text:span text:style-name="code"><text:span text:style-name="T11">name, date</text:span></text:span><text:span text:style-name="T11"> attributes</text:span><text:span text:style-name="T3"> </text:span></text:p>
            <text:p text:style-name="P21"><text:span text:style-name="T3">Description:</text:span><text:span text:style-name="T11"> The date associated to an instance of one of the four levels. The attribute name is used to specify which date. <text:s/></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author</text:p>
          </table:table-cell>
          <table:table-cell table:style-name="Table14.B1" office:value-type="string">
            <text:p text:style-name="P26"><text:span text:style-name="T3">Content Model:</text:span><text:span text:style-name="T11"> empty with </text:span><text:span text:style-name="code"><text:span text:style-name="T11">href</text:span></text:span><text:span text:style-name="T11"> and </text:span><text:span text:style-name="HTML_20_Typewriter"><text:span text:style-name="T11">as</text:span></text:span><text:span text:style-name="T11"> attribute</text:span><text:span text:style-name="T3"> </text:span></text:p>
            <text:p text:style-name="P21"><text:span text:style-name="T3">Description:</text:span><text:span text:style-name="T11"> A reference to the element in references that is the organization or individual author of the instance of one of <text:s/>the four levels. <text:s/>The </text:span><text:span text:style-name="HTML_20_Typewriter"><text:span text:style-name="T11">as</text:span></text:span><text:span text:style-name="T11"> attribute specifies the role in which the author contributed.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components</text:p>
          </table:table-cell>
          <table:table-cell table:style-name="Table14.B1" office:value-type="string">
            <text:p text:style-name="P26"><text:span text:style-name="T3">Content Model:</text:span><text:span text:style-name="T11"> a list of </text:span><text:span text:style-name="HTML_20_Typewriter"><text:span text:style-name="T11">component</text:span></text:span><text:span text:style-name="T11"> elements</text:span><text:span text:style-name="T3"> </text:span></text:p>
            <text:p text:style-name="P21"><text:span text:style-name="T3">Description:</text:span><text:span text:style-name="T11">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component</text:p>
          </table:table-cell>
          <table:table-cell table:style-name="Table14.B1" office:value-type="string">
            <text:p text:style-name="P26"><text:span text:style-name="T3">Content Model:</text:span><text:span text:style-name="T11"> a list of </text:span><text:span text:style-name="HTML_20_Typewriter"><text:span text:style-name="T11">component</text:span></text:span><text:span text:style-name="T11"> elements with </text:span><text:span text:style-name="code"><text:span text:style-name="T11">href</text:span></text:span><text:span text:style-name="T11"> and </text:span><text:span text:style-name="code"><text:span text:style-name="T11">showAs</text:span></text:span><text:span text:style-name="T11"> attributes</text:span><text:span text:style-name="T3"> </text:span></text:p>
            <text:p text:style-name="P21"><text:span text:style-name="T3">Description:</text:span><text:span text:style-name="T11"> The URI and the display name of each component of the instance at that level within the four levels. Within each component the hierarchically dependent components are listed. </text:span></text:p>
            <text:p text:style-name="P21"><text:span text:style-name="T3">Use in:</text:span><text:span text:style-name="T11"> all document types</text:span></text:p>
            <text:p text:style-name="P21"><text:span text:style-name="T3">Example:</text:span><text:span text:style-name="T11"> see element </text:span><text:span text:style-name="HTML_20_Typewriter"><text:span text:style-name="T11">identification</text:span></text:span></text:p>
          </table:table-cell>
        </table:table-row>
        <table:table-row table:style-name="Table14.1">
          <table:table-cell table:style-name="Table14.A1" office:value-type="string">
            <text:p text:style-name="P88">preservation</text:p>
          </table:table-cell>
          <table:table-cell table:style-name="Table14.B1" office:value-type="string">
            <text:p text:style-name="P26"><text:span text:style-name="T3">Content Model:</text:span><text:span text:style-name="T11"> Any element of a different namespace than Akoma Ntoso</text:span><text:span text:style-name="T3"> </text:span></text:p>
            <text:p text:style-name="P21"><text:span text:style-name="T3">Description:</text:span><text:span text:style-name="T11"> An open set of information items relevant to the correct preservation in time of the instance . </text:span></text:p>
            <text:p text:style-name="P21"><text:span text:style-name="T3">Use in:</text:span><text:span text:style-name="T11"> all document types</text:span></text:p>
            <text:p text:style-name="P34"><text:soft-page-break/>Example: TBD</text:p>
          </table:table-cell>
        </table:table-row>
      </table:table>
      <text:h text:style-name="Heading_20_3" text:outline-level="3">Publication elements</text:h>
      <table:table table:name="Table15" table:style-name="Table15">
        <table:table-column table:style-name="Table15.A"/>
        <table:table-column table:style-name="Table15.B"/>
        <table:table-row table:style-name="Table15.1">
          <table:table-cell table:style-name="Table15.A1" office:value-type="string">
            <text:p text:style-name="P88">publication</text:p>
          </table:table-cell>
          <table:table-cell table:style-name="Table15.B1" office:value-type="string">
            <text:p text:style-name="P26"><text:span text:style-name="T3">Content Model:</text:span><text:span text:style-name="T11"> empty with </text:span><text:span text:style-name="code"><text:span text:style-name="T11">name, date</text:span></text:span><text:span text:style-name="T11"> and </text:span><text:span text:style-name="code"><text:span text:style-name="T11">showAs</text:span></text:span><text:span text:style-name="T11"> attributes</text:span><text:span text:style-name="T3"> </text:span></text:p>
            <text:p text:style-name="P21"><text:span text:style-name="T3">Description:</text:span><text:span text:style-name="T11"> <text:s/>Details about the official publication where the act or document first appeared. It is assumed that there is </text:span><text:span text:style-name="T9">one</text:span><text:span text:style-name="T11"> authoritative publication, and optionally a few more additional publication venues. The type of publication, number (if the publication has issues) and date are required attributes. </text:span></text:p>
            <text:p text:style-name="P21"><text:span text:style-name="T3">Use in:</text:span><text:span text:style-name="T11"> all document types</text:span></text:p>
            <text:p text:style-name="P34">Example:</text:p>
          </table:table-cell>
        </table:table-row>
      </table:table>
      <text:h text:style-name="Heading_20_3" text:outline-level="3">Classification elements</text:h>
      <table:table table:name="Table16" table:style-name="Table16">
        <table:table-column table:style-name="Table16.A"/>
        <table:table-column table:style-name="Table16.B"/>
        <table:table-row table:style-name="Table16.1">
          <table:table-cell table:style-name="Table16.A1" office:value-type="string">
            <text:p text:style-name="P88">classification</text:p>
          </table:table-cell>
          <table:table-cell table:style-name="Table16.B1" office:value-type="string">
            <text:p text:style-name="P26"><text:span text:style-name="T3">Content Model: </text:span><text:span text:style-name="T11">(keyword+)</text:span><text:span text:style-name="T3"> </text:span></text:p>
            <text:p text:style-name="P21"><text:span text:style-name="T3">Description:</text:span><text:span text:style-name="T11"> A list of keyword elements. The </text:span><text:span text:style-name="code"><text:span text:style-name="T11">dictionary</text:span></text:span><text:span text:style-name="T11"> attribute controls the source dictionary of keywords that is being used. </text:span></text:p>
            <text:p text:style-name="P21"><text:span text:style-name="T3">Use in:</text:span><text:span text:style-name="T11"> all document types</text:span></text:p>
          </table:table-cell>
        </table:table-row>
        <table:table-row table:style-name="Table16.1">
          <table:table-cell table:style-name="Table16.A1" office:value-type="string">
            <text:p text:style-name="P88">keyword</text:p>
          </table:table-cell>
          <table:table-cell table:style-name="Table16.B1" office:value-type="string">
            <text:p text:style-name="P26"><text:span text:style-name="T3">Content Model: </text:span><text:span text:style-name="T11">empty with </text:span><text:span text:style-name="code"><text:span text:style-name="T11">value</text:span></text:span><text:span text:style-name="T11"> attribute.</text:span></text:p>
            <text:p text:style-name="P21"><text:span text:style-name="T3">Description:</text:span><text:span text:style-name="T11"> Each individual keyword according to the dictionary specified. </text:span></text:p>
            <text:p text:style-name="P21"><text:span text:style-name="T3">Use in:</text:span><text:span text:style-name="T11"> all document types</text:span></text:p>
          </table:table-cell>
        </table:table-row>
      </table:table>
      <text:h text:style-name="Heading_20_3" text:outline-level="3">Lifecycle elements</text:h>
      <table:table table:name="Table17" table:style-name="Table17">
        <table:table-column table:style-name="Table17.A"/>
        <table:table-column table:style-name="Table17.B"/>
        <table:table-row table:style-name="Table17.1">
          <table:table-cell table:style-name="Table17.A1" office:value-type="string">
            <text:p text:style-name="P88">lifecycle</text:p>
          </table:table-cell>
          <table:table-cell table:style-name="Table17.B1" office:value-type="string">
            <text:p text:style-name="P26"><text:span text:style-name="T3">Content Model: </text:span><text:span text:style-name="T11">one or more </text:span><text:span text:style-name="HTML_20_Typewriter"><text:span text:style-name="T11">event</text:span></text:span><text:span text:style-name="T11"> elements</text:span><text:span text:style-name="T3"> </text:span></text:p>
            <text:p text:style-name="P21"><text:span text:style-name="T3">Description:</text:span><text:span text:style-name="T11"> The </text:span><text:span text:style-name="code"><text:span text:style-name="T11">&lt;lifecycle&gt;</text:span></text:span><text:span text:style-name="T11"> element contains two main structure to determine the life cycle of the document: the list of events that the current document has undergone, and the list of references that have generated these events. </text:span></text:p>
            <text:p text:style-name="P21"><text:span text:style-name="T3">Use in:</text:span><text:span text:style-name="T11"> all document types</text:span></text:p>
            <text:p text:style-name="P34">Example:</text:p>
            <text:p text:style-name="P21"><text:span text:style-name="code"><text:span text:style-name="T12">&lt;lifecycle&gt;</text:span></text:span></text:p>
            <text:p text:style-name="P21"><text:span text:style-name="code"><text:span text:style-name="T12"><text:s text:c="4"/>&lt;event id="evn1" source="org01" date="2005-08-29" type="Generation"/&gt;</text:span></text:span></text:p>
            <text:p text:style-name="P21"><text:span text:style-name="code"><text:span text:style-name="T12"><text:s text:c="4"/>&lt;event id="evn2" source="pas01" date="2005-12-31" type="Repeal"/&gt;</text:span></text:span></text:p>
            <text:p text:style-name="P21"><text:span text:style-name="code"><text:span text:style-name="T12">&lt;/lifecycle&gt;</text:span></text:span></text:p>
          </table:table-cell>
        </table:table-row>
        <table:table-row table:style-name="Table17.1">
          <table:table-cell table:style-name="Table17.A1" office:value-type="string">
            <text:p text:style-name="P88">event</text:p>
          </table:table-cell>
          <table:table-cell table:style-name="Table17.B1" office:value-type="string">
            <text:p text:style-name="P26"><text:span text:style-name="T3">Content Model: </text:span><text:span text:style-name="T11">empty with required </text:span><text:span text:style-name="code"><text:span text:style-name="T11">source, date </text:span></text:span><text:span text:style-name="T11">and</text:span><text:span text:style-name="code"><text:span text:style-name="T11"> type</text:span></text:span><text:span text:style-name="T11"> attributes. </text:span></text:p>
            <text:p text:style-name="P21"><text:span text:style-name="T3">Description:</text:span><text:span text:style-name="T11"> Each event that affects the history and lifecycle of the document. Each event is caused by one document, which is listed in the references list and is referred to by the </text:span><text:span text:style-name="code"><text:span text:style-name="T11">source</text:span></text:span><text:span text:style-name="T11"> attribute. The </text:span><text:span text:style-name="code"><text:span text:style-name="T11">date</text:span></text:span><text:span text:style-name="T11"> attribute specifies the date from which the event takes place, and the </text:span><text:span text:style-name="code"><text:span text:style-name="T11">type</text:span></text:span><text:span text:style-name="T11"> attribute specifies the type of event. </text:span></text:p>
            <text:p text:style-name="P21"><text:span text:style-name="T3">Use in:</text:span><text:span text:style-name="T11"> all document types</text:span></text:p>
            <text:p text:style-name="P21"><text:span text:style-name="T3">Example: see element </text:span><text:span text:style-name="code"><text:span text:style-name="T11">lifecycle</text:span></text:span></text:p>
          </table:table-cell>
        </table:table-row>
      </table:table>
      <text:h text:style-name="Heading_20_3" text:outline-level="3">Analysis elements</text:h>
      <table:table table:name="Table18" table:style-name="Table18">
        <table:table-column table:style-name="Table18.A"/>
        <table:table-column table:style-name="Table18.B"/>
        <table:table-row table:style-name="Table18.1">
          <table:table-cell table:style-name="Table18.A1" office:value-type="string">
            <text:p text:style-name="P88">analysis</text:p>
          </table:table-cell>
          <table:table-cell table:style-name="Table18.B1" office:value-type="string">
            <text:p text:style-name="P26"><text:span text:style-name="T3">Content Model: </text:span><text:span text:style-name="T11">Currently, just </text:span><text:span text:style-name="HTML_20_Typewriter"><text:span text:style-name="T11">amendments</text:span></text:span></text:p>
            <text:p text:style-name="P21"><text:span text:style-name="T3">Description:</text:span><text:span text:style-name="T11"> All analytical description of provisions contained within the document. At the moment, only amendment provisions are analyzed.</text:span></text:p>
            <text:p text:style-name="P21"><text:span text:style-name="T3">Use in:</text:span><text:span text:style-name="T11"> all document types</text:span></text:p>
            <text:p text:style-name="P34">Example: </text:p>
          </table:table-cell>
        </table:table-row>
        <text:soft-page-break/>
        <table:table-row table:style-name="Table18.1">
          <table:table-cell table:style-name="Table18.A1" office:value-type="string">
            <text:p text:style-name="P88">ActiveModifications</text:p>
          </table:table-cell>
          <table:table-cell table:style-name="Table18.B1" office:value-type="string">
            <text:p text:style-name="P26"><text:span text:style-name="T3">Content Model: </text:span><text:span text:style-name="T11">a list of repeatable Textual, Meaning, Scope, Force, Efficacy, LegalSystem elements. </text:span><text:span text:style-name="T3"><text:s/></text:span></text:p>
            <text:p text:style-name="P21"><text:span text:style-name="T3">Description:</text:span><text:span text:style-name="T11"> A list of references to Amendment items identifying active modifications (i.e., the document contains references to other documents that need to be amended. </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PassiveModifications</text:p>
          </table:table-cell>
          <table:table-cell table:style-name="Table18.B1" office:value-type="string">
            <text:p text:style-name="P26"><text:span text:style-name="T3">Content Model: </text:span><text:span text:style-name="T11">a list of repeatable Textual, Meaning, Scope, Force, Efficacy, LegalSystem elements. </text:span><text:span text:style-name="T3"><text:s/></text:span></text:p>
            <text:p text:style-name="P21"><text:span text:style-name="T3">Description:</text:span><text:span text:style-name="T11"> A list of references to Amendment items identifying passive modifications (i.e., the document contains references to other documents that have amended this one. </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ActiveModifications</text:p>
          </table:table-cell>
          <table:table-cell table:style-name="Table18.B1" office:value-type="string">
            <text:p text:style-name="P26"><text:span text:style-name="T3">Content Model: </text:span><text:span text:style-name="T11">a list of repeatable Textual, Meaning, Scope, Force, Efficacy, LegalSystem elements. </text:span><text:span text:style-name="T3"><text:s/></text:span></text:p>
            <text:p text:style-name="P21"><text:span text:style-name="T3">Description:</text:span><text:span text:style-name="T11"> A list of references to Amendment items identifying active modification (i.e., the document contains references to other documents that need to be amended. </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Textual</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Meaning</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Scope</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Force</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Efficacy</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LegalSystem</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ext:soft-page-break/>
        <table:table-row table:style-name="Table18.1">
          <table:table-cell table:style-name="Table18.A1" office:value-type="string">
            <text:p text:style-name="P88">source</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destination</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force</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efficacy</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application</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duration</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condition</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old</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new</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row table:style-name="Table18.1">
          <table:table-cell table:style-name="Table18.A1" office:value-type="string">
            <text:p text:style-name="P88">domain</text:p>
          </table:table-cell>
          <table:table-cell table:style-name="Table18.B1" office:value-type="string">
            <text:p text:style-name="P26"><text:span text:style-name="T3">Content Model: </text:span><text:span text:style-name="T11">TBD</text:span></text:p>
            <text:p text:style-name="P21"><text:span text:style-name="T3">Description:</text:span><text:span text:style-name="T11"> TBD</text:span></text:p>
            <text:p text:style-name="P21"><text:span text:style-name="T3">Use in:</text:span><text:span text:style-name="T11"> all document types</text:span></text:p>
            <text:p text:style-name="P34">Example: </text:p>
          </table:table-cell>
        </table:table-row>
      </table:table>
      <text:h text:style-name="Heading_20_3" text:outline-level="3"><text:soft-page-break/>References elements</text:h>
      <table:table table:name="Table19" table:style-name="Table19">
        <table:table-column table:style-name="Table19.A"/>
        <table:table-column table:style-name="Table19.B"/>
        <table:table-row table:style-name="Table19.1">
          <table:table-cell table:style-name="Table19.A1" office:value-type="string">
            <text:p text:style-name="P88">references</text:p>
          </table:table-cell>
          <table:table-cell table:style-name="Table19.B1" office:value-type="string">
            <text:p text:style-name="P26"><text:span text:style-name="T3">Content Model: </text:span><text:span text:style-name="T11">a list of reference items: Original, PassiveRef, ActiveRef, Jurisprudence, Attachment, AttachmentOf, Person, Role, Organization, Reference</text:span><text:span text:style-name="T3"> </text:span></text:p>
            <text:p text:style-name="P21"><text:span text:style-name="T3">Description:</text:span><text:span text:style-name="T11"> A list of references.</text:span></text:p>
            <text:p text:style-name="P21"><text:span text:style-name="T3">Use in:</text:span><text:span text:style-name="T11"> all document types</text:span></text:p>
            <text:p text:style-name="P34">Example: </text:p>
            <text:p text:style-name="P35"><text:span text:style-name="HTML_20_Typewriter"><text:span text:style-name="T11">&lt;references&gt;</text:span></text:span></text:p>
            <text:p text:style-name="P37"><text:span text:style-name="HTML_20_Typewriter"><text:span text:style-name="T11"><text:tab/>&lt;Original href="/bill/2003/76_0904_en.xml" id="org01" showAs="Bill #76/2003" /&gt;</text:span></text:span></text:p>
            <text:p text:style-name="P37"><text:span text:style-name="HTML_20_Typewriter"><text:span text:style-name="T11"><text:tab/>&lt;PassiveRef href="/act/2005/97_1231_en.xml" id="pas01" showAs="Act #97/2005"/&gt;</text:span></text:span></text:p>
            <text:p text:style-name="P37"><text:span text:style-name="HTML_20_Typewriter"><text:span text:style-name="T11"><text:tab/>&lt;TLCPerson href="/ontology/person#Mzee" id="Mzee" showAs="Prof. Mzee" /&gt;</text:span></text:span></text:p>
            <text:p text:style-name="P37"><text:span text:style-name="HTML_20_Typewriter"><text:span text:style-name="T11"><text:tab/>&lt;TLCRole <text:s text:c="2"/>href="/ontology/role#S" id="S" showAs="Mr. Speaker" /&gt;</text:span></text:span></text:p>
            <text:p text:style-name="P37"><text:span text:style-name="HTML_20_Typewriter"><text:span text:style-name="T11"><text:tab/>&lt;TLCRole <text:s/>href="/ontology/role#MS" id="MS" showAs="Minister of State, Office of the President" /&gt;<text:line-break/>&lt;/references&gt;</text:span></text:span></text:p>
          </table:table-cell>
        </table:table-row>
        <table:table-row table:style-name="Table19.1">
          <table:table-cell table:style-name="Table19.A1" office:value-type="string">
            <text:p text:style-name="P88">Original</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span text:style-name="T3"> </text:span></text:p>
            <text:p text:style-name="P21"><text:span text:style-name="T3">Description:</text:span><text:span text:style-name="T11"> A reference to the URI of the original version of the document (if the document </text:span><text:span text:style-name="T3">is</text:span><text:span text:style-name="T11"> original, then a reference to itself). <text:s/></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PassiveRef</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document that amends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ActiveRef</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document that is amended by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Jurisprudence</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jurisprudence document that affects (the interpretation of)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Attachment</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document that is attached to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AttachmentOf</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document to which the current document is attached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Person</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oft-page-break/><text:span text:style-name="T3">Description:</text:span><text:span text:style-name="T11"> A reference to a shared and persistent definition of a person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Organization</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n organization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Conept</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 concept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Object</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 physical object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Event</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n event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Place</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 place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Process</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 process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Role</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 role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Term</text:p>
          </table:table-cell>
          <table:table-cell table:style-name="Table19.B1" office:value-type="string">
            <text:p text:style-name="P26"><text:span text:style-name="T3">Content Model: </text:span><text:span text:style-name="T11">empty with </text:span><text:span text:style-name="HTML_20_Typewriter"><text:span text:style-name="T11">id, href, showAs</text:span></text:span><text:span text:style-name="T11"> attributes.</text:span></text:p>
            <text:p text:style-name="P21"><text:span text:style-name="T3">Description:</text:span><text:span text:style-name="T11"> A reference to a shared and persistent definition of a term mentioned in the current document </text:span></text:p>
            <text:p text:style-name="P21"><text:soft-page-break/><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row table:style-name="Table19.1">
          <table:table-cell table:style-name="Table19.A1" office:value-type="string">
            <text:p text:style-name="P88">TLCReference</text:p>
          </table:table-cell>
          <table:table-cell table:style-name="Table19.B1" office:value-type="string">
            <text:p text:style-name="P26"><text:span text:style-name="T3">Content Model: </text:span><text:span text:style-name="T11">empty with </text:span><text:span text:style-name="HTML_20_Typewriter"><text:span text:style-name="T11">id, href, showAs, name</text:span></text:span><text:span text:style-name="T11"> attributes.</text:span></text:p>
            <text:p text:style-name="P21"><text:span text:style-name="T3">Description:</text:span><text:span text:style-name="T11"> A generic element for expressing any other type of references to a shared and persistent definition of an entity mentioned in the current document </text:span></text:p>
            <text:p text:style-name="P21"><text:span text:style-name="T3">Use in:</text:span><text:span text:style-name="T11"> all document types</text:span></text:p>
            <text:p text:style-name="P21"><text:span text:style-name="T3">Example: see element </text:span><text:span text:style-name="code"><text:span text:style-name="T11">references</text:span></text:span></text:p>
          </table:table-cell>
        </table:table-row>
      </table:table>
      <text:h text:style-name="Heading_20_3" text:outline-level="3">Notes and proprietary elements</text:h>
      <table:table table:name="Table20" table:style-name="Table20">
        <table:table-column table:style-name="Table20.A"/>
        <table:table-column table:style-name="Table20.B"/>
        <table:table-row table:style-name="Table20.1">
          <table:table-cell table:style-name="Table20.A1" office:value-type="string">
            <text:p text:style-name="P88">notes</text:p>
          </table:table-cell>
          <table:table-cell table:style-name="Table20.B1" office:value-type="string">
            <text:p text:style-name="P26"><text:span text:style-name="T3">Content Model: </text:span><text:span text:style-name="T11">(note)+</text:span><text:span text:style-name="T3"> </text:span></text:p>
            <text:p text:style-name="P21"><text:span text:style-name="T3">Description:</text:span><text:span text:style-name="T11"> A list of editorial notes (footnotes, end-notes, etc.)</text:span></text:p>
            <text:p text:style-name="P21"><text:span text:style-name="T3">Use in:</text:span><text:span text:style-name="T11"> all document types</text:span></text:p>
            <text:p text:style-name="P34">Example:</text:p>
            <text:p text:style-name="P21"><text:span text:style-name="code"><text:span text:style-name="T11">&lt;p&gt; THE REPUBLIC OF GHANA&lt;noteref href=“#not01" num="1"/&gt;&lt;/p&gt;</text:span></text:span></text:p>
            <text:p text:style-name="P21"><text:span text:style-name="code"><text:span text:style-name="T11">...</text:span></text:span></text:p>
            <text:p text:style-name="P21"><text:span text:style-name="code"><text:span text:style-name="T11">&lt;notes&gt;</text:span></text:span></text:p>
            <text:p text:style-name="P21"><text:span text:style-name="code"><text:span text:style-name="T11"><text:s text:c="4"/>&lt;note id="not01"&gt;&lt;p&gt;A test footnote&lt;/p&gt;&lt;/note&gt;</text:span></text:span></text:p>
            <text:p text:style-name="P21"><text:span text:style-name="code"><text:span text:style-name="T11">&lt;/notes&gt;</text:span></text:span></text:p>
          </table:table-cell>
        </table:table-row>
        <table:table-row table:style-name="Table20.1">
          <table:table-cell table:style-name="Table20.A1" office:value-type="string">
            <text:p text:style-name="P88">note</text:p>
          </table:table-cell>
          <table:table-cell table:style-name="Table20.B1" office:value-type="string">
            <text:p text:style-name="P26"><text:span text:style-name="T3">Content Model: </text:span><text:span text:style-name="T11">blocks (such as paragraphs and lists, plus TOCs)</text:span><text:span text:style-name="T3"> </text:span></text:p>
            <text:p text:style-name="P21"><text:span text:style-name="T3">Description:</text:span><text:span text:style-name="T11"> An editor node connected via id to the corresponding note marker expressed by the </text:span><text:span text:style-name="code"><text:span text:style-name="T11">&lt;noteref&gt;</text:span></text:span><text:span text:style-name="T11"> element. </text:span></text:p>
            <text:p text:style-name="P21"><text:span text:style-name="T3">Use in:</text:span><text:span text:style-name="T11"> all document types</text:span></text:p>
            <text:p text:style-name="P21"><text:span text:style-name="T3">Example: see element </text:span><text:span text:style-name="code"><text:span text:style-name="T11">notes</text:span></text:span></text:p>
          </table:table-cell>
        </table:table-row>
        <table:table-row table:style-name="Table20.1">
          <table:table-cell table:style-name="Table20.A1" office:value-type="string">
            <text:p text:style-name="P88">proprietary</text:p>
          </table:table-cell>
          <table:table-cell table:style-name="Table20.B1" office:value-type="string">
            <text:p text:style-name="P26"><text:span text:style-name="T3">Content Model: </text:span><text:span text:style-name="T11">ANY</text:span><text:span text:style-name="T3"> </text:span></text:p>
            <text:p text:style-name="P21"><text:span text:style-name="T3">Description:</text:span><text:span text:style-name="T11"> Any arbitrary number of elements (not belonging to the AKOMA NTOSO namespace) that individual editors feel the need to add to AKOMA NTOSO documents. Applications are free to either correctly consider these elements, or just completely ignore their existence. </text:span></text:p>
            <text:p text:style-name="P21"><text:span text:style-name="T3">Use in:</text:span><text:span text:style-name="T11"> all document types</text:span></text:p>
          </table:table-cell>
        </table:table-row>
      </table:table>
      <text:h text:style-name="Heading_20_1" text:outline-level="1">Attribute Synopsis</text:h>
      <text:p text:style-name="Standard">In the following table, a complete list of attributes defined in this release of AKOMA NTOSO and their expected usage is provided.</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9">Attribute</text:p>
          </table:table-cell>
          <table:table-cell table:style-name="Table21.A1" office:value-type="string">
            <text:p text:style-name="P29">Type</text:p>
          </table:table-cell>
          <table:table-cell table:style-name="Table21.C1" office:value-type="string">
            <text:p text:style-name="P29">Description</text:p>
          </table:table-cell>
        </table:table-row>
        <table:table-row table:style-name="Table21.1">
          <table:table-cell table:style-name="Table21.A1" office:value-type="string">
            <text:p text:style-name="P88">alt</text:p>
          </table:table-cell>
          <table:table-cell table:style-name="Table21.A1" office:value-type="string">
            <text:p text:style-name="P28">string</text:p>
          </table:table-cell>
          <table:table-cell table:style-name="Table21.C1" office:value-type="string">
            <text:p text:style-name="P41">As in HTML</text:p>
          </table:table-cell>
        </table:table-row>
        <table:table-row table:style-name="Table21.1">
          <table:table-cell table:style-name="Table21.A1" office:value-type="string">
            <text:p text:style-name="P26"><text:span text:style-name="HTML_20_Typewriter"><text:span text:style-name="T11">as</text:span></text:span></text:p>
          </table:table-cell>
          <table:table-cell table:style-name="Table21.A1" office:value-type="string">
            <text:p text:style-name="P28">anyURI</text:p>
          </table:table-cell>
          <table:table-cell table:style-name="Table21.C1" office:value-type="string">
            <text:p text:style-name="P26"><text:span text:style-name="T11">A reference to the </text:span><text:span text:style-name="code"><text:span text:style-name="T11">&lt;role&gt;</text:span></text:span><text:span text:style-name="T11"> element of the person who is providing the speech or question or answer. </text:span></text:p>
          </table:table-cell>
        </table:table-row>
        <table:table-row table:style-name="Table21.1">
          <table:table-cell table:style-name="Table21.A1" office:value-type="string">
            <text:p text:style-name="P88">border</text:p>
          </table:table-cell>
          <table:table-cell table:style-name="Table21.A1" office:value-type="string">
            <text:p text:style-name="P28">integer</text:p>
          </table:table-cell>
          <table:table-cell table:style-name="Table21.C1" office:value-type="string">
            <text:p text:style-name="P41">As in HTML</text:p>
          </table:table-cell>
        </table:table-row>
        <table:table-row table:style-name="Table21.1">
          <table:table-cell table:style-name="Table21.A1" office:value-type="string">
            <text:p text:style-name="P88">breakat</text:p>
          </table:table-cell>
          <table:table-cell table:style-name="Table21.A1" office:value-type="string">
            <text:p text:style-name="P28">integer</text:p>
          </table:table-cell>
          <table:table-cell table:style-name="Table21.C1" office:value-type="string">
            <text:p text:style-name="P41">The position within the word in the content of the eol or eop element at which exactly the break appears. <text:s/></text:p>
          </table:table-cell>
        </table:table-row>
        <table:table-row table:style-name="Table21.1">
          <table:table-cell table:style-name="Table21.A1" office:value-type="string">
            <text:p text:style-name="P88">by</text:p>
          </table:table-cell>
          <table:table-cell table:style-name="Table21.A1" office:value-type="string">
            <text:p text:style-name="P28">anyURI</text:p>
          </table:table-cell>
          <table:table-cell table:style-name="Table21.C1" office:value-type="string">
            <text:p text:style-name="P26"><text:span text:style-name="T11">A reference to the </text:span><text:span text:style-name="code"><text:span text:style-name="T11">&lt;person&gt;</text:span></text:span><text:span text:style-name="T11"> element who is providing the speech or question or answer. </text:span></text:p>
          </table:table-cell>
        </table:table-row>
        <table:table-row table:style-name="Table21.1">
          <table:table-cell table:style-name="Table21.A1" office:value-type="string">
            <text:p text:style-name="P88">cellpadding</text:p>
          </table:table-cell>
          <table:table-cell table:style-name="Table21.A1" office:value-type="string">
            <text:p text:style-name="P28">integer</text:p>
          </table:table-cell>
          <table:table-cell table:style-name="Table21.C1" office:value-type="string">
            <text:p text:style-name="P41">As in HTML</text:p>
          </table:table-cell>
        </table:table-row>
        <text:soft-page-break/>
        <table:table-row table:style-name="Table21.1">
          <table:table-cell table:style-name="Table21.A1" office:value-type="string">
            <text:p text:style-name="P88">cellspacing</text:p>
          </table:table-cell>
          <table:table-cell table:style-name="Table21.A1" office:value-type="string">
            <text:p text:style-name="P28">integer</text:p>
          </table:table-cell>
          <table:table-cell table:style-name="Table21.C1" office:value-type="string">
            <text:p text:style-name="P41">As in HTML</text:p>
          </table:table-cell>
        </table:table-row>
        <table:table-row table:style-name="Table21.1">
          <table:table-cell table:style-name="Table21.A1" office:value-type="string">
            <text:p text:style-name="P88">class</text:p>
          </table:table-cell>
          <table:table-cell table:style-name="Table21.A1" office:value-type="string">
            <text:p text:style-name="P28">string</text:p>
          </table:table-cell>
          <table:table-cell table:style-name="Table21.C1" office:value-type="string">
            <text:p text:style-name="P41">As in HTML</text:p>
          </table:table-cell>
        </table:table-row>
        <table:table-row table:style-name="Table21.1">
          <table:table-cell table:style-name="Table21.A1" office:value-type="string">
            <text:p text:style-name="P88">colspan</text:p>
          </table:table-cell>
          <table:table-cell table:style-name="Table21.A1" office:value-type="string">
            <text:p text:style-name="P28">integer</text:p>
          </table:table-cell>
          <table:table-cell table:style-name="Table21.C1" office:value-type="string">
            <text:p text:style-name="P41">As in HTML</text:p>
          </table:table-cell>
        </table:table-row>
        <table:table-row table:style-name="Table21.1">
          <table:table-cell table:style-name="Table21.A1" office:value-type="string">
            <text:p text:style-name="P88">contains</text:p>
          </table:table-cell>
          <table:table-cell table:style-name="Table21.A1" office:value-type="string">
            <text:p text:style-name="P28">VersionType</text:p>
          </table:table-cell>
          <table:table-cell table:style-name="Table21.C1" office:value-type="string">
            <text:p text:style-name="P41">One of the values: OriginalVersion, SingleVersion or MultipleVersions. See section 10 for details. </text:p>
          </table:table-cell>
        </table:table-row>
        <table:table-row table:style-name="Table21.1">
          <table:table-cell table:style-name="Table21.A1" office:value-type="string">
            <text:p text:style-name="P88">contribution</text:p>
          </table:table-cell>
          <table:table-cell table:style-name="Table21.A1" office:value-type="string">
            <text:p text:style-name="P28">string</text:p>
          </table:table-cell>
          <table:table-cell table:style-name="Table21.C1" office:value-type="string">
            <text:p text:style-name="P41">An arbitrary string detailing the contribution of an editor. </text:p>
          </table:table-cell>
        </table:table-row>
        <table:table-row table:style-name="Table21.1">
          <table:table-cell table:style-name="Table21.A1" office:value-type="string">
            <text:p text:style-name="P88">date</text:p>
          </table:table-cell>
          <table:table-cell table:style-name="Table21.A1" office:value-type="string">
            <text:p text:style-name="P28">date</text:p>
          </table:table-cell>
          <table:table-cell table:style-name="Table21.C1" office:value-type="string">
            <text:p text:style-name="P41">A date expressed in syntax YYYY-MM-DD. </text:p>
          </table:table-cell>
        </table:table-row>
        <table:table-row table:style-name="Table21.1">
          <table:table-cell table:style-name="Table21.A1" office:value-type="string">
            <text:p text:style-name="P88">dictionary</text:p>
          </table:table-cell>
          <table:table-cell table:style-name="Table21.A1" office:value-type="string">
            <text:p text:style-name="P28">string</text:p>
          </table:table-cell>
          <table:table-cell table:style-name="Table21.C1" office:value-type="string">
            <text:p text:style-name="P41">The name pf the dictionary being used for a set of keywords. </text:p>
          </table:table-cell>
        </table:table-row>
        <table:table-row table:style-name="Table21.1">
          <table:table-cell table:style-name="Table21.A1" office:value-type="string">
            <text:p text:style-name="P88">end</text:p>
          </table:table-cell>
          <table:table-cell table:style-name="Table21.A1" office:value-type="string">
            <text:p text:style-name="P28">anyURI</text:p>
          </table:table-cell>
          <table:table-cell table:style-name="Table21.C1" office:value-type="string">
            <text:p text:style-name="P41">A reference to an event that is the end of the enactment period of a fragment of a document (such as an article being repealed)</text:p>
          </table:table-cell>
        </table:table-row>
        <table:table-row table:style-name="Table21.1">
          <table:table-cell table:style-name="Table21.A1" office:value-type="string">
            <text:p text:style-name="P88">endEfficacy</text:p>
          </table:table-cell>
          <table:table-cell table:style-name="Table21.A1" office:value-type="string">
            <text:p text:style-name="P28">anyURI</text:p>
          </table:table-cell>
          <table:table-cell table:style-name="Table21.C1" office:value-type="string">
            <text:p text:style-name="P41">A reference to an event that is the end of the efficacy period of a fragment of a document (such as an article being suspended)</text:p>
          </table:table-cell>
        </table:table-row>
        <table:table-row table:style-name="Table21.1">
          <table:table-cell table:style-name="Table21.A1" office:value-type="string">
            <text:p text:style-name="P88">exclusion</text:p>
          </table:table-cell>
          <table:table-cell table:style-name="Table21.A1" office:value-type="string">
            <text:p text:style-name="P28">boolean</text:p>
          </table:table-cell>
          <table:table-cell table:style-name="Table21.C1" office:value-type="string">
            <text:p text:style-name="P41">A modifier of a modification type</text:p>
          </table:table-cell>
        </table:table-row>
        <table:table-row table:style-name="Table21.1">
          <table:table-cell table:style-name="Table21.A1" office:value-type="string">
            <text:p text:style-name="P88">frozen</text:p>
          </table:table-cell>
          <table:table-cell table:style-name="Table21.A1" office:value-type="string">
            <text:p text:style-name="P28">boolean</text:p>
          </table:table-cell>
          <table:table-cell table:style-name="Table21.C1" office:value-type="string">
            <text:p text:style-name="P41">A modifier of the condition of a modification</text:p>
          </table:table-cell>
        </table:table-row>
        <table:table-row table:style-name="Table21.1">
          <table:table-cell table:style-name="Table21.A1" office:value-type="string">
            <text:p text:style-name="P88">height</text:p>
          </table:table-cell>
          <table:table-cell table:style-name="Table21.A1" office:value-type="string">
            <text:p text:style-name="P28">integer</text:p>
          </table:table-cell>
          <table:table-cell table:style-name="Table21.C1" office:value-type="string">
            <text:p text:style-name="P41">As in HTML</text:p>
          </table:table-cell>
        </table:table-row>
        <table:table-row table:style-name="Table21.1">
          <table:table-cell table:style-name="Table21.A1" office:value-type="string">
            <text:p text:style-name="P88">href</text:p>
          </table:table-cell>
          <table:table-cell table:style-name="Table21.A1" office:value-type="string">
            <text:p text:style-name="P28">anyURI</text:p>
          </table:table-cell>
          <table:table-cell table:style-name="Table21.C1" office:value-type="string">
            <text:p text:style-name="P41">A reference <text:s/>to an external document, as in HTML. The href attribute is also used for internal references. In this case prefix the id being referenced with the # character. </text:p>
          </table:table-cell>
        </table:table-row>
        <table:table-row table:style-name="Table21.1">
          <table:table-cell table:style-name="Table21.A1" office:value-type="string">
            <text:p text:style-name="P88">id</text:p>
          </table:table-cell>
          <table:table-cell table:style-name="Table21.A1" office:value-type="string">
            <text:p text:style-name="P28">id</text:p>
          </table:table-cell>
          <table:table-cell table:style-name="Table21.C1" office:value-type="string">
            <text:p text:style-name="P41">An identifier for the section or element. See section 9 for details. </text:p>
          </table:table-cell>
        </table:table-row>
        <table:table-row table:style-name="Table21.1">
          <table:table-cell table:style-name="Table21.A1" office:value-type="string">
            <text:p text:style-name="P88">incomplete</text:p>
          </table:table-cell>
          <table:table-cell table:style-name="Table21.A1" office:value-type="string">
            <text:p text:style-name="P28">integer</text:p>
          </table:table-cell>
          <table:table-cell table:style-name="Table21.C1" office:value-type="string">
            <text:p text:style-name="P41">A modifier of a modification type</text:p>
          </table:table-cell>
        </table:table-row>
        <table:table-row table:style-name="Table21.1">
          <table:table-cell table:style-name="Table21.A1" office:value-type="string">
            <text:p text:style-name="P88">level</text:p>
          </table:table-cell>
          <table:table-cell table:style-name="Table21.A1" office:value-type="string">
            <text:p text:style-name="P28">integer</text:p>
          </table:table-cell>
          <table:table-cell table:style-name="Table21.C1" office:value-type="string">
            <text:p text:style-name="P26"><text:span text:style-name="T11">The nesting level of a </text:span><text:span text:style-name="HTML_20_Typewriter"><text:span text:style-name="T11">tocitem</text:span></text:span></text:p>
          </table:table-cell>
        </table:table-row>
        <table:table-row table:style-name="Table21.1">
          <table:table-cell table:style-name="Table21.A1" office:value-type="string">
            <text:p text:style-name="P88">name</text:p>
          </table:table-cell>
          <table:table-cell table:style-name="Table21.A1" office:value-type="string">
            <text:p text:style-name="P28">string</text:p>
          </table:table-cell>
          <table:table-cell table:style-name="Table21.C1" office:value-type="string">
            <text:p text:style-name="P41">The actual name of a generic element. See section 6 for details. </text:p>
          </table:table-cell>
        </table:table-row>
        <table:table-row table:style-name="Table21.1">
          <table:table-cell table:style-name="Table21.A1" office:value-type="string">
            <text:p text:style-name="P88">num</text:p>
          </table:table-cell>
          <table:table-cell table:style-name="Table21.A1" office:value-type="string">
            <text:p text:style-name="P28">string</text:p>
          </table:table-cell>
          <table:table-cell table:style-name="Table21.C1" office:value-type="string">
            <text:p text:style-name="P26"><text:span text:style-name="T11">The visible part of a note reference. It can be a number, a bracketed number (e.g.</text:span><text:span text:style-name="code"><text:span text:style-name="T11"> [2]</text:span></text:span><text:span text:style-name="T11">) or in fact any sequence of characters. </text:span></text:p>
          </table:table-cell>
        </table:table-row>
        <table:table-row table:style-name="Table21.1">
          <table:table-cell table:style-name="Table21.A1" office:value-type="string">
            <text:p text:style-name="P88">refersTo</text:p>
          </table:table-cell>
          <table:table-cell table:style-name="Table21.A1" office:value-type="string">
            <text:p text:style-name="P28">IDREF</text:p>
          </table:table-cell>
          <table:table-cell table:style-name="Table21.C1" office:value-type="string">
            <text:p text:style-name="P26"><text:span text:style-name="T11">A reference to an element in the </text:span><text:span text:style-name="HTML_20_Typewriter"><text:span text:style-name="T11">references</text:span></text:span><text:span text:style-name="T11"> section that provides a meaning to the part of the content being identified. </text:span></text:p>
          </table:table-cell>
        </table:table-row>
        <table:table-row table:style-name="Table21.1">
          <table:table-cell table:style-name="Table21.A1" office:value-type="string">
            <text:p text:style-name="P88">rowspan</text:p>
          </table:table-cell>
          <table:table-cell table:style-name="Table21.A1" office:value-type="string">
            <text:p text:style-name="P28">integer</text:p>
          </table:table-cell>
          <table:table-cell table:style-name="Table21.C1" office:value-type="string">
            <text:p text:style-name="P41">As in HTML</text:p>
          </table:table-cell>
        </table:table-row>
        <table:table-row table:style-name="Table21.1">
          <table:table-cell table:style-name="Table21.A1" office:value-type="string">
            <text:p text:style-name="P88">shortForm</text:p>
          </table:table-cell>
          <table:table-cell table:style-name="Table21.A1" office:value-type="string">
            <text:p text:style-name="P28">string</text:p>
          </table:table-cell>
          <table:table-cell table:style-name="Table21.C1" office:value-type="string">
            <text:p text:style-name="P41">The short name of a person, role, organization or entity</text:p>
          </table:table-cell>
        </table:table-row>
        <table:table-row table:style-name="Table21.1">
          <table:table-cell table:style-name="Table21.A1" office:value-type="string">
            <text:p text:style-name="P88">showAs</text:p>
          </table:table-cell>
          <table:table-cell table:style-name="Table21.A1" office:value-type="string">
            <text:p text:style-name="P28">string</text:p>
          </table:table-cell>
          <table:table-cell table:style-name="Table21.C1" office:value-type="string">
            <text:p text:style-name="P41">The visible name of a person, role, organization or entity</text:p>
          </table:table-cell>
        </table:table-row>
        <table:table-row table:style-name="Table21.1">
          <table:table-cell table:style-name="Table21.A1" office:value-type="string">
            <text:p text:style-name="P88">source</text:p>
          </table:table-cell>
          <table:table-cell table:style-name="Table21.A1" office:value-type="string">
            <text:p text:style-name="P28">anyURI</text:p>
          </table:table-cell>
          <table:table-cell table:style-name="Table21.C1" office:value-type="string">
            <text:p text:style-name="P41">The document originating an event or the editor originating a set of proprietary metadata </text:p>
          </table:table-cell>
        </table:table-row>
        <table:table-row table:style-name="Table21.1">
          <table:table-cell table:style-name="Table21.A1" office:value-type="string">
            <text:p text:style-name="P88">src</text:p>
          </table:table-cell>
          <table:table-cell table:style-name="Table21.A1" office:value-type="string">
            <text:p text:style-name="P28">anyURI</text:p>
          </table:table-cell>
          <table:table-cell table:style-name="Table21.C1" office:value-type="string">
            <text:p text:style-name="P41">As in HTML</text:p>
          </table:table-cell>
        </table:table-row>
        <table:table-row table:style-name="Table21.1">
          <table:table-cell table:style-name="Table21.A1" office:value-type="string">
            <text:p text:style-name="P88">start</text:p>
          </table:table-cell>
          <table:table-cell table:style-name="Table21.A1" office:value-type="string">
            <text:p text:style-name="P28">anyURI</text:p>
          </table:table-cell>
          <table:table-cell table:style-name="Table21.C1" office:value-type="string">
            <text:p text:style-name="P41">A reference to an event that is the start of the enactment period of a fragment of a document (such as an article being inserted)</text:p>
          </table:table-cell>
        </table:table-row>
        <text:soft-page-break/>
        <table:table-row table:style-name="Table21.1">
          <table:table-cell table:style-name="Table21.A1" office:value-type="string">
            <text:p text:style-name="P88">startEfficacy</text:p>
          </table:table-cell>
          <table:table-cell table:style-name="Table21.A1" office:value-type="string">
            <text:p text:style-name="P28">anyURI</text:p>
          </table:table-cell>
          <table:table-cell table:style-name="Table21.C1" office:value-type="string">
            <text:p text:style-name="P41">A reference to an event that is the start of the efficacy period of a fragment of a document (such as the end of the suspension for an article)</text:p>
          </table:table-cell>
        </table:table-row>
        <table:table-row table:style-name="Table21.1">
          <table:table-cell table:style-name="Table21.A1" office:value-type="string">
            <text:p text:style-name="P88">status</text:p>
          </table:table-cell>
          <table:table-cell table:style-name="Table21.A1" office:value-type="string">
            <text:p text:style-name="P28">statusType</text:p>
          </table:table-cell>
          <table:table-cell table:style-name="Table21.C1" office:value-type="string">
            <text:p text:style-name="P26"><text:span text:style-name="T11">The current status of a section or element in a modified act. The values </text:span><text:span text:style-name="code"><text:span text:style-name="T11">repealed</text:span></text:span><text:span text:style-name="T11"> and </text:span><text:span text:style-name="code"><text:span text:style-name="T11">suspended</text:span></text:span><text:span text:style-name="T11"> refer to actual, official enactment of the element, while </text:span><text:span text:style-name="code"><text:span text:style-name="T11">omissis</text:span></text:span><text:span text:style-name="T11"> refers to the fact that, for editorial reasons, the content of the element has been omitted from this edition. The </text:span><text:span text:style-name="code"><text:span text:style-name="T11">omissis</text:span></text:span><text:span text:style-name="T11"> value is </text:span><text:span text:style-name="T9">never</text:span><text:span text:style-name="T11"> to be used in official editions of the document. </text:span></text:p>
          </table:table-cell>
        </table:table-row>
        <table:table-row table:style-name="Table21.1">
          <table:table-cell table:style-name="Table21.A1" office:value-type="string">
            <text:p text:style-name="P88">style</text:p>
          </table:table-cell>
          <table:table-cell table:style-name="Table21.A1" office:value-type="string">
            <text:p text:style-name="P28">string</text:p>
          </table:table-cell>
          <table:table-cell table:style-name="Table21.C1" office:value-type="string">
            <text:p text:style-name="P41">As in HTML</text:p>
          </table:table-cell>
        </table:table-row>
        <table:table-row table:style-name="Table21.1">
          <table:table-cell table:style-name="Table21.A1" office:value-type="string">
            <text:p text:style-name="P88">target</text:p>
          </table:table-cell>
          <table:table-cell table:style-name="Table21.A1" office:value-type="string">
            <text:p text:style-name="P28">string</text:p>
          </table:table-cell>
          <table:table-cell table:style-name="Table21.C1" office:value-type="string">
            <text:p text:style-name="P41">As in HTML</text:p>
          </table:table-cell>
        </table:table-row>
        <table:table-row table:style-name="Table21.1">
          <table:table-cell table:style-name="Table21.A1" office:value-type="string">
            <text:p text:style-name="P88">time</text:p>
          </table:table-cell>
          <table:table-cell table:style-name="Table21.A1" office:value-type="string">
            <text:p text:style-name="P28">time</text:p>
          </table:table-cell>
          <table:table-cell table:style-name="Table21.C1" office:value-type="string">
            <text:p text:style-name="P41">The time of an event as recorded. The value should be expressed in the syntax: HH:MM:SS. </text:p>
          </table:table-cell>
        </table:table-row>
        <table:table-row table:style-name="Table21.1">
          <table:table-cell table:style-name="Table21.A1" office:value-type="string">
            <text:p text:style-name="P88">title</text:p>
          </table:table-cell>
          <table:table-cell table:style-name="Table21.A1" office:value-type="string">
            <text:p text:style-name="P28">string</text:p>
          </table:table-cell>
          <table:table-cell table:style-name="Table21.C1" office:value-type="string">
            <text:p text:style-name="P41">As in HTML</text:p>
          </table:table-cell>
        </table:table-row>
        <table:table-row table:style-name="Table21.1">
          <table:table-cell table:style-name="Table21.A1" office:value-type="string">
            <text:p text:style-name="P88">to</text:p>
          </table:table-cell>
          <table:table-cell table:style-name="Table21.A1" office:value-type="string">
            <text:p text:style-name="P28">anyURI</text:p>
          </table:table-cell>
          <table:table-cell table:style-name="Table21.C1" office:value-type="string">
            <text:p text:style-name="P26"><text:span text:style-name="T11">A reference to the </text:span><text:span text:style-name="code"><text:span text:style-name="T11">&lt;person&gt;</text:span></text:span><text:span text:style-name="T11"> element who is receiving the speech or question or answer. </text:span></text:p>
          </table:table-cell>
        </table:table-row>
        <table:table-row table:style-name="Table21.1">
          <table:table-cell table:style-name="Table21.A1" office:value-type="string">
            <text:p text:style-name="P88">type</text:p>
          </table:table-cell>
          <table:table-cell table:style-name="Table21.A1" office:value-type="string">
            <text:p text:style-name="P28">many different values</text:p>
          </table:table-cell>
          <table:table-cell table:style-name="Table21.C1" office:value-type="string">
            <text:p text:style-name="P41">The type of event, reference, or publication. </text:p>
          </table:table-cell>
        </table:table-row>
        <table:table-row table:style-name="Table21.1">
          <table:table-cell table:style-name="Table21.A1" office:value-type="string">
            <text:p text:style-name="P88">upTo</text:p>
          </table:table-cell>
          <table:table-cell table:style-name="Table21.A1" office:value-type="string">
            <text:p text:style-name="P28">anyURI</text:p>
          </table:table-cell>
          <table:table-cell table:style-name="Table21.C1" office:value-type="string">
            <text:p text:style-name="P41">For ranges of references and modifications, the final element of the range, identified by its URI. </text:p>
          </table:table-cell>
        </table:table-row>
        <table:table-row table:style-name="Table21.1">
          <table:table-cell table:style-name="Table21.A1" office:value-type="string">
            <text:p text:style-name="P88">value</text:p>
          </table:table-cell>
          <table:table-cell table:style-name="Table21.A1" office:value-type="string">
            <text:p text:style-name="P28">string</text:p>
          </table:table-cell>
          <table:table-cell table:style-name="Table21.C1" office:value-type="string">
            <text:p text:style-name="P26"><text:span text:style-name="T11">A value for a metadata element. Also the display value for </text:span><text:span text:style-name="HTML_20_Typewriter"><text:span text:style-name="T11">li</text:span></text:span><text:span text:style-name="T11"> elements. </text:span></text:p>
          </table:table-cell>
        </table:table-row>
        <table:table-row table:style-name="Table21.1">
          <table:table-cell table:style-name="Table21.A1" office:value-type="string">
            <text:p text:style-name="P88">width</text:p>
          </table:table-cell>
          <table:table-cell table:style-name="Table21.A1" office:value-type="string">
            <text:p text:style-name="P28">integer</text:p>
          </table:table-cell>
          <table:table-cell table:style-name="Table21.C1" office:value-type="string">
            <text:p text:style-name="P41">As in HTML</text:p>
          </table:table-cell>
        </table:table-row>
      </table:table>
      <text:h text:style-name="Heading_20_1" text:outline-level="1">The akomantoso.xsl and style.css stylesheets</text:h>
      <text:p text:style-name="Standard">The current release of AKOMA NTOSO 1.0 also includes an example stylesheet for generating XHTML files out of AKOMA NTOSO XML documents. This stylesheet is not usable anymore and needs to be updated to the current version of the standard. The stylesheet can be used both server-side (within a Perl, PHP, ASP, Java, or Python application) and client-side (delivering to the requesting browsers the XML file containing the stylesheet URL, as in the examples proposed here). The stylesheet has been successfully tested on the following browsers: </text:p>
      <text:list text:style-name="WW8Num29">
        <text:list-item>
          <text:p text:style-name="P42">Internet Explorer v. 6.0.2 SP1 for Windows XP</text:p>
        </text:list-item>
        <text:list-item>
          <text:p text:style-name="P42">Mozilla Firefox v. 1.0.7 for Windows XP</text:p>
        </text:list-item>
        <text:list-item>
          <text:p text:style-name="P42">Mozilla Firefox v. 1.5 for Macintosh OS X</text:p>
        </text:list-item>
        <text:list-item>
          <text:p text:style-name="P42">Apple Safari v. 1.3.1 for Macintosh OS X. </text:p>
        </text:list-item>
      </text:list>
      <text:p text:style-name="Standard"><text:s/>The XSLT stylesheet proposed here is an initial example, incomplete and graphically non sophisticated. Yet, it shows a few approaches that can be used fruitfully for final stylesheets, as they automatically manage the variability in element names and local habits that will be found in real-life African-wide implementations. </text:p>
      <text:p text:style-name="Standard">The proposed stylesheet exploits content model patterns systematically, radically reducing the length (and therefore the complexity) of the stylesheet. Thus, rather than having a template for each individual AKOMA NTOSO element, we have a template for every content model pattern of the schema: hierarchical structures, containers, blocks, inlines, markers. A special template is also provided for elements drawn from the HTML language, that simply converts the element into its HTML correspondent. </text:p>
      <text:p text:style-name="Standard"><text:soft-page-break/>Variability in presentation is handled by systematically adding a specific CSS class that can be exploited for presentational differences. Variability in structuring is handled by means of DTD entities within the XSLT stylesheet itself. This is a sufficiently unusual approach as to deserve a more detailed explanation. </text:p>
      <text:p text:style-name="Standard">Some elements may require transformations that depend on the actual African country that uses it. For instance, the same element may have a different hierarchical level in different countries, and thus require different presentation characteristics. We have identified a few examples of such variability: </text:p>
      <text:list text:style-name="WW8Num13">
        <text:list-item>
          <text:p text:style-name="P43">The <text:span text:style-name="T8">window title</text:span>: what part of the document is to be used in the window title (and therefore is stored by bookmarks and search engines). </text:p>
        </text:list-item>
        <text:list-item>
          <text:p text:style-name="P43">The <text:span text:style-name="T8">overall layout</text:span>: document with a strong hierarchical structure may require a navigation aid in the form of a table of content always available on a side bar. Other documents can just be drawn as a long and continuous single column.</text:p>
        </text:list-item>
        <text:list-item>
          <text:p text:style-name="P43">The <text:span text:style-name="T8">presentation of the hierarchy</text:span>: the beginning of each subsection depends on the relative importance: for instance, a major section will be shown by separating in different lines the number, the heading, and the content (which we term the N-T-C presentation, where N, C and T represent number, heading and content, respectively, and the dash refers to the existence of a line break), or place on the same line the number and the heading, and on a further line the content (the NT-C presentation), other may lack the number and present the number close to the content (the NC presentation). And other may lack numbers and just have on separated lines the heading and the content (the T-C presentation). </text:p>
        </text:list-item>
        <text:list-item>
          <text:p text:style-name="P43">The <text:span text:style-name="T8">content of the table of content</text:span>: usually, the table of content only contains the first few levels of the hierarchy. Not all hierarchy levels thus need to end in the automatic table of content.</text:p>
        </text:list-item>
      </text:list>
      <text:p text:style-name="P73">Since the list of element names that impact on the above-mentioned may vary from country to country, and need to be detailed in several places of the XSLT stylesheet, the DTD entity approach has been taken: the templates actually just contains a reference to an entity, and at the beginning of the stylesheet the definition of such entities is provided. By just changing these definition, it is possible to immediately and automatically update the whole presentation according to the local presentation rules, without modifying the whole stylesheet. </text:p>
      <text:p text:style-name="Standard">Customizing the <text:span text:style-name="code">styles.css</text:span> CSS stylesheet is also appropriate to obtain a fully customized presentation of AKOMA NTOSO documents. </text:p>
      <text:h text:style-name="P5" text:outline-level="1">Naming Conventions</text:h>
      <text:p text:style-name="P11"/>
      <text:p text:style-name="Standard">The Akoma Ntoso standard defines a number of referenceable concepts that are used in many situations in the lifecycle of legal documents. The purpose of this document is to provide a standard referencing mechanism to these concepts through the use of URIs associated to classes and instances of an ad <text:span text:style-name="T1">hoc ontology</text:span>.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text:style-name="WW8Num16">
        <text:list-item>
          <text:p text:style-name="P61">WORK – the abstract concept of the legal resource (e.g., act 3 of 2005)</text:p>
        </text:list-item>
        <text:list-item>
          <text:p text:style-name="P61">EXPRESSION - any version of the WORK (whose content is specified and different from others for any reason: language, versions, etc.)</text:p>
        </text:list-item>
        <text:list-item>
          <text:p text:style-name="P61"><text:soft-page-break/>MANIFESTATION - any electronic or physical format of the EXPRESSION: word, xml, Tiff, pdf, etc.</text:p>
        </text:list-item>
        <text:list-item>
          <text:p text:style-name="P61">ITEM - physical copy of any manifestation in the form of a file stored somewhere in some computer on the net or disconnected. </text:p>
        </text:list-item>
      </text:list>
      <text:p text:style-name="Standard"/>
      <text:p text:style-name="Standard">All levels can be composed of sub-elements: </text:p>
      <text:list text:style-name="WW8Num25">
        <text:list-item>
          <text:p text:style-name="P68">WorkComponents (main, schedule, table) - the WorkComponents are abstract entities that can be referenced to refer to different ExpressionComponents in time. </text:p>
        </text:list-item>
        <text:list-item>
          <text:p text:style-name="P68">ExpressionComponent (main, schedule, table, etc.) - the ExpressionComponents represent the visible division of the document as generated by the content author (Parliament, etc.)</text:p>
        </text:list-item>
        <text:list-item>
          <text:p text:style-name="P68">ManifestationComponent (xml files, PDF files, TIFF images, etc.) - the ManifestationComponents represent the division of the document as generated by the manifestation author (e.g., the XML editor).</text:p>
        </text:list-item>
        <text:list-item>
          <text:p text:style-name="P68">ItemComponent (the actual files corresponding to the ManifestationComponents)</text:p>
        </text:list-item>
      </text:list>
      <text:p text:style-name="Standard"/>
      <text:p text:style-name="Standard">Other concepts dealt with the Akoma Ntoso ontology also derive from the IFLA FRBR ontology, and include but are not limited to individuals (Person), organizations (Corporate Body), actions and occurrences (Event), locations (Place), ideas (Concept) and physical objects (Object). </text:p>
      <text:p text:style-name="Standard"/>
      <text:p text:style-name="Standard">Scope of the naming convention is to identify in a unique way all Akoma Ntoso concepts and resources on the net and in general all collections thereof. Some principles and characteristics should be respected in the naming convention:</text:p>
      <text:list text:style-name="WW8Num40">
        <text:list-item>
          <text:p text:style-name="P44"><text:span text:style-name="T4">MEANINGFULNESS</text:span>: the name is a meaningful and logical description of the resource and not of its physical path</text:p>
        </text:list-item>
        <text:list-item>
          <text:p text:style-name="P44"><text:span text:style-name="T4">PERMANENCE</text:span>: it shall be permanent and stable over time</text:p>
        </text:list-item>
        <text:list-item>
          <text:p text:style-name="P44"><text:span text:style-name="T4">INVARIANCE</text:span>: it shall derive from the invariant properties of the resource so as to provide some degree of certainty in obtaining the same name for the same resource regardless of process, tool and person. </text:p>
        </text:list-item>
      </text:list>
      <text:p text:style-name="Standard"/>
      <text:p text:style-name="Standard">URIs are used in a variety of situation. In each cases it is important to use the URI for the correct level of document. We introduce here a few particularly frequent situations: </text:p>
      <text:list text:style-name="WW8Num39">
        <text:list-item>
          <text:p text:style-name="P69">Legislative references will most probably refer to WORKs: acts referring to other acts do so regardless of the actual version, and references must be to something independent of all possible expressions, .e., the work. </text:p>
        </text:list-item>
        <text:list-item>
          <text:p text:style-name="P69">The list of attachments and schedules belong to a specific EXPRESSION, so references to ExpressionComponents is specific of the expression level. </text:p>
        </text:list-item>
        <text:list-item>
          <text:p text:style-name="P69">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9">Multimedia fragments within an XML manifestation (e.g., a drawing, a schema, a map, etc.) do not exist as independent ExpressionComponents, as they are only a part of the ExpressionComponent (even when they are the only part). In fact they are only ManifestationComponents, and as such are referred to in <text:span text:style-name="HTML_20_Typewriter">object</text:span> and <text:span text:style-name="HTML_20_Typewriter">img</text:span> elements with the appropriate ManifestationComponent URI. Even if the same multimedia content appears in different parts of the content of a Manifestation, each instance of that content must correspond <text:soft-page-break/>to a different ManifestationComponent, and must be considered independently of the other. </text:p>
        </text:list-item>
        <text:list-item>
          <text:p text:style-name="P69">It is a Item-level decision, once ascertained that the content is exactly identical, to provide space-saving policies by storing only one copy of the multimedia content. This Item-level decisione has no impact on references and names, which are still individually different from each other. </text:p>
        </text:list-item>
        <text:list-item>
          <text:p text:style-name="P69">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documents are devoted to specifying the URIs of document-related concepts, and in particular Works, Expressions, and Manifestations. Items are by definition outside of the scope of this document, and are only briefly described. The final part of the document provides a URI-based naming mechanism for non-document entities (as well as for document entities that are handled in a similar way to non-document entities). </text:p>
      <text:h text:style-name="Heading_20_2" text:outline-level="2">Absolute and relative URIs</text:h>
      <text:p text:style-name="P17">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specified in a base resource by adding at the beginning of the provided URI the missing parts that are taken from the URI of the base resource. <text:s/>In XML manifestations of Akoma Ntoso documents, URIs shall always be expressed in relative forms. This makes all URIs independent of the actual resolution mechanism, and allows for very flexible storage, access and reference mechanisms. This means that all resolution mechanism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hence,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need to be global, and all references to individual components within the same level (or lower levels) is done simply by specifying only the name of the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when the part containing the reference is changed and remains untouched.</text:p>
      <text:p text:style-name="Standard">Akoma Ntoso XML elements refers to other documents according to different levels of the FRBR hierarchy. In particular, <text:span text:style-name="HTML_20_Typewriter">ref, mref </text:span>and<text:span text:style-name="HTML_20_Typewriter"> rref</text:span> point to work-level and occasionally expression-level <text:soft-page-break/>URIs only, while <text:span text:style-name="HTML_20_Typewriter">object, img </text:span>and<text:span text:style-name="HTML_20_Typewriter"> attachment</text:span> always point to manifestation level URIs. As the global/local distinction is involved, <text:span text:style-name="HTML_20_Typewriter">ref, mref and rref</text:span> elements will use global URIs for other documents than the host, while <text:span text:style-name="HTML_20_Typewriter">object, img and attachment</text:span> will always refer to components of the document, and thus will always use local references.</text:p>
      <text:p text:style-name="Standard"/>
      <text:p text:style-name="Standard">Thus a reference to a different act will be global:</text:p>
      <text:p text:style-name="Standard"/>
      <text:p text:style-name="P18">as specified in &lt;ref href="/kn/act/2006-08-10/123#sec12"&gt;section 12 of act 13/2006&lt;/ref&gt;</text:p>
      <text:p text:style-name="Standard"/>
      <text:p text:style-name="Standard">while a reference to a specific attachment of the same act will be local:</text:p>
      <text:p text:style-name="Standard"/>
      <text:p text:style-name="P18">as specified in &lt;ref href="schedule01#par12"&gt;paragraph 12 of schedule 1 of this act&lt;/ref&gt;</text:p>
      <text:p text:style-name="Standard"/>
      <text:p text:style-name="Standard">Analogously multimedia fragments (e.g., images) within the main document will be specified using a local URI:</text:p>
      <text:p text:style-name="Standard"/>
      <text:p text:style-name="P18">&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the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URI resolvers. </text:p>
      <text:p text:style-name="P21"/>
      <text:p text:style-name="Standard">The AKOMA NTOSO naming architecture is also built so as not to rely on the existence of any individual URI resolver, but assumes that all URIs are correctly resolved in the best available ITEM regardless of the resolving mechanisms. In fact, each naming authority is given the same task of resolving all possible Akoma Ntoso URIs, regardless of whether they belong or not to the country or countries they represent.</text:p>
      <text:p text:style-name="Standard"><text:soft-page-break/></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a xlink:type="simple" xlink:href="http://www.authority.org/"><text:span text:style-name="Internet_20_link">http://www.authority.org/</text:span></text:a> that stands for any of an arbitrarily large number of equivalent naming authorities. </text:p>
      <text:h text:style-name="Heading_20_2" text:outline-level="2">The URI of a Work</text:h>
      <text:h text:style-name="Heading_20_3" text:outline-level="3">The URI for the Work as a whole</text:h>
      <text:p text:style-name="P17">The URI of a Work</text:p>
      <text:p text:style-name="Standard">The URI for the WORK is the baseline for building the URI for the EXPRESSION, which is the baseline for the URI of the MANIFESTATION. All these URIs use the http:// prefix, but the names do never refer to physical storage of the documents. </text:p>
      <text:p text:style-name="Standard"/>
      <text:list text:style-name="WW8Num24">
        <text:list-item>
          <text:p text:style-name="P45">The URI for the WORK consists of the following pieces:</text:p>
        </text:list-item>
        <text:list-item>
          <text:p text:style-name="P45">The base URL of a naming authority with URI-resolving capabilities</text:p>
        </text:list-item>
        <text:list-item>
          <text:p text:style-name="P45">A detail fragment organizing in a hierarchical fashion the additional data:</text:p>
        </text:list-item>
      </text:list>
      <text:p text:style-name="P75"/>
      <text:list text:continue-numbering="true" text:style-name="WW8Num24">
        <text:list-item>
          <text:p text:style-name="P76">Country (a two-letter code according to ISO 3166-1 alpha-2)</text:p>
        </text:list-item>
        <text:list-item>
          <text:p text:style-name="P76">Type of document</text:p>
        </text:list-item>
        <text:list-item>
          <text:p text:style-name="P76">Date (expressed in YYYY-MM-DD format or YYYY if the year is enough for identification purposes) </text:p>
        </text:list-item>
        <text:list-item>
          <text:p text:style-name="P76">Number (when appropriate, otherwise <text:span text:style-name="HTML_20_Typewriter">nn</text:span></text:p>
        </text:list-item>
      </text:list>
      <text:p text:style-name="Standard">All components are separated by forward slashes (“/”) so as to exploit relative URIs in references.</text:p>
      <text:list text:style-name="WW8Num35">
        <text:list-item>
          <text:p text:style-name="P46"><text:span text:style-name="T14">http://www.authority.org/dz/debaterecord/2004-12-21</text:span><text:a xlink:type="simple" xlink:href="http://www.authority.org/dz/debaterecord/2004-12-21"><text:span text:style-name="Internet_20_link_20__28_user_29_"><text:line-break/></text:span></text:a><text:span text:style-name="T15">Algerian parliamentary debate record, 21</text:span><text:span text:style-name="T16">st</text:span><text:span text:style-name="T15"> December 2004. </text:span></text:p>
        </text:list-item>
        <text:list-item>
          <text:p text:style-name="P46"><text:span text:style-name="T8">http://www.authority.org/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46"><text:span text:style-name="T14">http://www.authority.org/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46"><text:span text:style-name="T14">http://www.authority.org/mg/act/2003-03-12/3</text:span><text:a xlink:type="simple" xlink:href="http://www.authority.org/mg/act/2003-03-12/3"><text:span text:style-name="Internet_20_link_20__28_user_29_"><text:line-break/></text:span></text:a><text:span text:style-name="T15">Madagascar. Act 3 from 2003</text:span></text:p>
        </text:list-item>
      </text:list>
      <text:h text:style-name="Heading_20_3" text:outline-level="3">The URI for WorkComponents</text:h>
      <text:p text:style-name="Standard">Although components are really belonging to each expression only, it so happens that the legislator quite often makes work-level references to components, which thus need to have a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text:soft-page-break/>But since:</text:p>
      <text:list text:style-name="WW8Num21">
        <text:list-item>
          <text:p text:style-name="P47">The number part of the work-level URI (/nn/) is required even in unnumbered documents ("/nn/" <text:s/>for <text:span text:style-name="T1">not numbered</text:span>).</text:p>
        </text:list-item>
        <text:list-item>
          <text:p text:style-name="P47">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text:style-name="WW8Num15">
        <text:list-item>
          <text:p text:style-name="P49">/kn/act/2007-01-01/1/schedule1</text:p>
        </text:list-item>
      </text:list>
      <text:p text:style-name="P77">Kenya, schedule 1 of act 1 from 2007 (WorkComponent)</text:p>
      <text:h text:style-name="Heading_20_2" text:outline-level="2">The URI of an Expression</text:h>
      <text:p text:style-name="P16">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as well as the individual URIs for each ExpressionComponent. All of them are all immediately derived from the baseline, which is the URI for the WORK. </text:p>
      <text:h text:style-name="P1" text:outline-level="3">The URI for the expression as a whole</text:h>
      <text:p text:style-name="Standard">The URI for the EXPRESSION as a whole consists of the following pieces: </text:p>
      <text:list text:style-name="WW8Num7">
        <text:list-item>
          <text:p text:style-name="P62">The URI of the corresponding WORK </text:p>
        </text:list-item>
        <text:list-item>
          <text:p text:style-name="P62">The character “/”</text:p>
        </text:list-item>
        <text:list-item>
          <text:p text:style-name="P62">The human language code in which the expression is drafted (a three-letter code according to ISO 639-2 alpha-3)</text:p>
        </text:list-item>
        <text:list-item>
          <text:p text:style-name="P62">The “@” character (required)</text:p>
        </text:list-item>
        <text:list-item>
          <text:p text:style-name="P62">An optional version identifier:</text:p>
          <text:list>
            <text:list-item>
              <text:p text:style-name="P70">If an approved act, the version date of the expression in syntax YYYY-MM-DD. </text:p>
            </text:list-item>
            <text:list-item>
              <text:p text:style-name="P70">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text:continue-numbering="true" text:style-name="WW8Num7">
        <text:list-item>
          <text:p text:style-name="P62">If the document is not versioned (e.g., the debate record of an assembly) then version identifier need not and cannot be present.</text:p>
        </text:list-item>
        <text:list-item>
          <text:p text:style-name="P62">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p>
        </text:list-item>
      </text:list>
      <text:p text:style-name="P19"/>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text:style-name="WW8Num8">
        <text:list-item>
          <text:p text:style-name="P72"><text:span text:style-name="T8">http://www.authority.org/dz/debaterecord/2004-12-21/fra</text:span><text:line-break/><text:soft-page-break/>Algerian parliamentary debate record, 21st December 2004., French version </text:p>
        </text:list-item>
        <text:list-item>
          <text:p text:style-name="P72"><text:span text:style-name="T8">http://http://www.authority.org/sl/act/2004-02-13/2/eng</text:span><text:line-break/>Sierra Leone enacted Legislation. Act number 2 of 2004. <text:s/>English version, current version (as accessed today)</text:p>
        </text:list-item>
        <text:list-item>
          <text:p text:style-name="P72"><text:span text:style-name="T8">http://www.authority.org/sl/act/2004-02-13/2/eng@</text:span><text:line-break/>Sierra Leone enacted Legislation. Act number 2 of 2004. <text:s/>English version, original version</text:p>
        </text:list-item>
        <text:list-item>
          <text:p text:style-name="P72"><text:span text:style-name="T8">http://www.authority.org/sl/act/2004-02-13/2/eng@2004-07-21</text:span><text:line-break/>Sierra Leone enacted Legislation. Act number 2 of 2004. <text:s/>English version, as amended on July 2004</text:p>
        </text:list-item>
        <text:list-item>
          <text:p text:style-name="P72"><text:span text:style-name="T8">http://www.authority.org/ng/bill/2003-05-14/19/eng@first</text:span><text:line-break/>Namibia Bill number 19 of 2003, first stage, English version</text:p>
        </text:list-item>
        <text:list-item>
          <text:p text:style-name="P72"><text:span text:style-name="T8">http://www.authority.org/mg/act/2003-03-12/3/mul</text:span><text:line-break/>Madagascar. Act 3 from 2003 in French and Malagasy.</text:p>
        </text:list-item>
      </text:list>
      <text:h text:style-name="P1"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4"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4" text:outline-level="4">The expression is composed of many components</text:h>
      <text:p text:style-name="Standard">The URI for each ExpressionComponent consist in this case of the following pieces: </text:p>
      <text:list text:style-name="WW8Num6">
        <text:list-item>
          <text:p text:style-name="P63">The URI of the corresponding EXPRESSION as a whole</text:p>
        </text:list-item>
        <text:list-item>
          <text:p text:style-name="P63">The character “/”</text:p>
        </text:list-item>
        <text:list-item>
          <text:p text:style-name="P63">Either</text:p>
        </text:list-item>
      </text:list>
      <text:p text:style-name="P78"><text:span text:style-name="T17">1.<text:tab/></text:span>A unique name for the attachment </text:p>
      <text:p text:style-name="P78"><text:span text:style-name="T17">2.<text:tab/></text:span>The name “main” which is reserved for the main document. It we have different main they are numbered sequentially: main1, main2, etc.</text:p>
      <text:p text:style-name="Standard"/>
      <text:list text:style-name="WW8Num8">
        <text:list-item>
          <text:p text:style-name="P72"><text:span text:style-name="T8">http://www.authority.org/dz/minutes/2004-12-21/fra/main</text:span><text:line-break/>Algerian parliamentary debate record, 21st December 2004., French version, main document</text:p>
        </text:list-item>
        <text:list-item>
          <text:p text:style-name="P72"><text:span text:style-name="T8">http://www.authority.org/sl/act/2004-02-13/2/eng/main</text:span><text:line-break/>Main body of the Sierra Leone enacted Legislation. Act number 2 of 2004. <text:s/>English version, current version (as accessed today)</text:p>
        </text:list-item>
        <text:list-item>
          <text:p text:style-name="P72"><text:span text:style-name="T8">http://www.authority.org/sl/act/2004-02-13/2/eng@2004-07-21/main/scedule1</text:span><text:line-break/>Attachment “schedule01” of Sierra Leone enacted Legislation. Act number 2 of 2004. <text:s/>English version, as amended on July 2004</text:p>
        </text:list-item>
        <text:list-item>
          <text:p text:style-name="P72"><text:span text:style-name="T8">http://www.authority.org/ng/bill/2003-05-14/19/eng@first/main/schedule3</text:span><text:line-break/>Third attachment of Namibia Bill number 19 of 2003, first stage, English version</text:p>
        </text:list-item>
      </text:list>
      <text:h text:style-name="P1" text:outline-level="3"><text:soft-page-break/>Hierarchies of components in ExpressionComponents</text:h>
      <text:p text:style-name="Standard">A frequent situation occurs when an attachment has itself further attachments. This creates a complex hierarchical situation in which the component should be considered, in a way, an expression itself, whose components should be listed as well and properly differentiated. The process can be further iterated, in the situation in which not only an attachment to an expression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text:style-name="WW8Num5">
        <text:list-item>
          <text:p text:style-name="P64">if the attachment does not have further attachments, its URI is provided as detailed in the previous section, without further addenda. </text:p>
        </text:list-item>
        <text:list-item>
          <text:p text:style-name="P64">If the attachment has further attachments, the URI as detailed in the previous section refers to the whole attachment, including its own attachments.</text:p>
        </text:list-item>
        <text:list-item>
          <text:p text:style-name="P64">To refer to the main document of an attachment that has further attachments, a further “/main” part should be added. </text:p>
        </text:list-item>
        <text:list-item>
          <text:p text:style-name="P64">To refer to any further attachment of an attachment, a further “/” followed by a unique name for the attachment must be added to the attachment itself. </text:p>
        </text:list-item>
      </text:list>
      <text:p text:style-name="Standard"/>
      <text:list text:style-name="WW8Num8">
        <text:list-item>
          <text:p text:style-name="P72"><text:span text:style-name="T8">http://www.authority.org/sl/act/2004-02-13/2/eng@2004-07-21/main/schedule1</text:span><text:line-break/>Whole attachment “schedule01” of the Sierra Leone enacted Legislation. Act number 2 of 2004. <text:s/>English version, English version, as amended on July 2004. </text:p>
        </text:list-item>
        <text:list-item>
          <text:p text:style-name="P72"><text:span text:style-name="T8">http://www.authority.org/sl/act/2004-02-13/2/eng@2004-07-21/main/schedule1/main</text:span><text:line-break/>Main document of the attachment “schedule01” of Sierra Leone enacted Legislation. Act number 2 of 2004. <text:s/>English version, as amended on July 2004</text:p>
        </text:list-item>
        <text:list-item>
          <text:p text:style-name="P72"><text:span text:style-name="T8">http://www.authority.org/sl/act/2004-02-13/2/eng@2004-07-21/main/schedule1/tableA</text:span><text:line-break/>Attachment “Table A” of the attachment “schedule01” of Sierra Leone enacted Legislation. Act number 2 of 2004. <text:s/>English version, as amended on July 2004</text:p>
        </text:list-item>
        <text:list-item>
          <text:p text:style-name="P72"><text:span text:style-name="T8">http://www.authority.org/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P1"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16"/>
      <text:p text:style-name="Standard">We must distinguish three cases in such situation: </text:p>
      <text:list text:style-name="WW8Num4">
        <text:list-item>
          <text:p text:style-name="P65">the information is not known by the author of the expression (e.g., the legislator), in which case the act of actually retrieving the correct information is an act of interpretation; </text:p>
        </text:list-item>
        <text:list-item>
          <text:p text:style-name="P65">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5">the information is not know by the query system.</text:p>
        </text:list-item>
      </text:list>
      <text:p text:style-name="P19"><text:soft-page-break/></text:p>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text:style-name="WW8Num8">
        <text:list-item>
          <text:p text:style-name="P71"><text:span text:style-name="T8">http://www.authority.org/sl/act/2004-02-13/2/eng:2004-07-21</text:span><text:line-break/>Sierra Leone enacted Legislation. Act number 2 of 2004. <text:s/>English version, as amended on the closest date before July 21, 2004</text:p>
        </text:list-item>
      </text:list>
      <text:h text:style-name="P8" text:outline-level="2">The URI of a Manifestation</text:h>
      <text:p text:style-name="Standard">Characterizing the Manifestation is the specific process that generated an electronic document in some specific format(s). This includes specifications of the data format. Therefore, different manifestations of the same expression generated using different data formats correspond to different manifestations and will have different URIs. </text:p>
      <text:p text:style-name="Standard"/>
      <text:p text:style-name="Standard">Manifestations are organized in components (the ManifestationComponents), and therefore we need to identify separately the Manifestation as a whole as well as the individual URIs for each ManifestationComponent. All of them are all immediately derived from the baseline, which is the URI for the EXPRESSION.</text:p>
      <text:h text:style-name="P2" text:outline-level="3">The URI for the manifestation as a whole</text:h>
      <text:p text:style-name="Standard">The URI for the Manifestation as a whole consists of the following pieces: </text:p>
      <text:list text:style-name="WW8Num7">
        <text:list-item>
          <text:p text:style-name="P62">The URI of the corresponding EXPRESSION as a whole</text:p>
        </text:list-item>
        <text:list-item>
          <text:p text:style-name="P62">The character “.”</text:p>
        </text:list-item>
        <text:list-item>
          <text:p text:style-name="P62">A unique three letter acronym of the data format in which the manifestation is drafted. The acronym can be “pdf” for PDF, “doc” for MS Word, or “xml” for the XML manifestation. </text:p>
        </text:list-item>
        <text:list-item>
          <text:p text:style-name="P62">The akn for the package of all documents including XML version of the main document(s) according to the Akoma Ntoso rules.</text:p>
        </text:list-item>
      </text:list>
      <text:p text:style-name="P79"/>
      <text:list text:style-name="WW8Num8">
        <text:list-item>
          <text:p text:style-name="P72"><text:span text:style-name="T8">http://www.authority.org/dz/debaterecord/2004-12-21/fra/main.doc</text:span><text:line-break/>Word version of the Algerian parliamentary debate record, 21st December 2004., French version</text:p>
        </text:list-item>
        <text:list-item>
          <text:p text:style-name="P72"><text:span text:style-name="T8">http://www.authority.org/sl/act/2004-02-13/2/eng/main.pdf</text:span><text:line-break/>PDF version of the Sierra Leone enacted Legislation. Act number 2 of 2004. <text:s/>English version, current version (as accessed today)</text:p>
        </text:list-item>
        <text:list-item>
          <text:p text:style-name="P72"><text:span text:style-name="T8">http://www.authority.org/sl/act/2004-02-13/2/eng@2004-07-21/main.akn</text:span><text:line-break/>Package of all documents including XML versions of the Sierra Leone enacted Legislation. Act number 2 of 2004. <text:s/>English version, as amended in July 2004</text:p>
        </text:list-item>
      </text:list>
      <text:h text:style-name="P2"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text:style-name="WW8Num3">
        <text:list-item>
          <text:p text:style-name="P66">The URI of the corresponding EXPRESSION as a whole</text:p>
        </text:list-item>
        <text:list-item>
          <text:p text:style-name="P66"><text:soft-page-break/>The character “/”</text:p>
        </text:list-item>
        <text:list-item>
          <text:p text:style-name="P66">Some unique identification of the ManifestationComponent with respect either to the manifestation as a whole or to the ExpressionComponent the component is the manifestation of. </text:p>
        </text:list-item>
        <text:list-item>
          <text:p text:style-name="P66">The character “.“</text:p>
        </text:list-item>
        <text:list-item>
          <text:p text:style-name="P66">A unique extension of the data format in which the manifestation is drafted. The acronym can be “pdf” for PDF, “doc” for MS Word, “xml” for XML documents, “tif” for image formats, etc. </text:p>
        </text:list-item>
      </text:list>
      <text:p text:style-name="P80"/>
      <text:p text:style-name="Standard">In the next section we will examine the format of the package and the relevant URIs for a specific manifestation of Akoma Ntoso documents, the XML format. </text:p>
      <text:h text:style-name="P2"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text:style-name="WW8Num2">
        <text:list-item>
          <text:p text:style-name="P67">If the document is just composed of text and does not refer to any multimedia fragment of any form, then the ZIP package contains a single document called “main.xml”. </text:p>
        </text:list-item>
        <text:list-item>
          <text:p text:style-name="P67">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text:span text:style-name="T8"><text:s/></text:span></text:p>
        </text:list-item>
        <text:list-item>
          <text:p text:style-name="P67">If the document contains multimedia fragments of any kind, then each individual fragment does not have a corresponding ExpressionComponent, but is just a ManifestationComponent referred to in the <text:span text:style-name="HTML_20_Typewriter">img</text:span> or <text:span text:style-name="HTML_20_Typewriter">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HTML_20_Typewriter">attachment</text:span> elements, and the schedule showing an image refers to the file of the image via the <text:span text:style-name="HTML_20_Typewriter">img</text:span> element. In these cases, all references MUST be relative to the package (i.e., the manifestation as a whole):</text:p>
      <text:p text:style-name="Standard"/>
      <text:list text:style-name="WW8Num8">
        <text:list-item>
          <text:p text:style-name="P82">attachment1.xml<text:line-break/>Manifestation of the first attachment of the current document</text:p>
        </text:list-item>
        <text:list-item>
          <text:p text:style-name="P82">schedule3.xml<text:line-break/>Manifestation of the third attachment of the current document</text:p>
        </text:list-item>
        <text:list-item>
          <text:p text:style-name="P82">media/logo.tif<text:line-break/>Manifestation of an image within the current document</text:p>
        </text:list-item>
      </text:list>
      <text:p text:style-name="Standard"/>
      <text:p text:style-name="Standard">References to ManifestationComponents are rarely, if ever, needed outside of the manifestation <text:soft-page-break/>themselves. But if needed, they will refer to the file as follows: <text:s/></text:p>
      <text:list text:style-name="WW8Num1">
        <text:list-item>
          <text:p text:style-name="P83">The URI of the corresponding EXPRESSION as a whole</text:p>
        </text:list-item>
        <text:list-item>
          <text:p text:style-name="P83">The character “/”</text:p>
        </text:list-item>
        <text:list-item>
          <text:p text:style-name="P84">The relative reference to the required ManifestationComponent as specified above. </text:p>
        </text:list-item>
      </text:list>
      <text:h text:style-name="P7" text:outline-level="2">The URI of an Item</text:h>
      <text:h text:style-name="P8"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P7" text:outline-level="2">The URI of non-document entities</text:h>
      <text:h text:style-name="P8"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HTML_20_Typewriter">/person/judge/ken/JoeSmith</text:span> must point to the same individual as <text:span text:style-name="HTML_20_Typewriter">/person/ken/judge/JoeSmith</text:span>.</text:p>
      <text:p text:style-name="Standard"/>
      <text:p text:style-name="Standard">In order to maintain meaningfulness, permanence and invariance (which are the main requirements <text:soft-page-break/>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text:style-name="WW8Num8">
        <text:list-item>
          <text:p text:style-name="P38">The base URL of a naming authority with URI-resolving capabilities</text:p>
        </text:list-item>
        <text:list-item>
          <text:p text:style-name="P38">A detail fragment organizing in a hierarchical fashion the additional data:</text:p>
          <text:list>
            <text:list-item>
              <text:p text:style-name="P39">The string “/ontology”</text:p>
            </text:list-item>
            <text:list-item>
              <text:p text:style-name="P39">The official name of the appropriate TLC</text:p>
            </text:list-item>
            <text:list-item>
              <text:p text:style-name="P39">Any number (including none) of slash-separated subclasses of the TLC, as long as they all refer to correct properties of the corresponding instance </text:p>
            </text:list-item>
            <text:list-item>
              <text:p text:style-name="P39">The ID of the instance, guaranteed to be unique within the TLC. </text:p>
            </text:list-item>
          </text:list>
        </text:list-item>
      </text:list>
      <text:p text:style-name="P20"/>
      <text:p text:style-name="Standard">All components are separated by forward slashes (“/”) so as to exploit relative URIs in references. </text:p>
      <text:p text:style-name="P79"/>
      <text:list text:continue-numbering="true" text:style-name="WW8Num8">
        <text:list-item>
          <text:p text:style-name="P72"><text:span text:style-name="T8">http://www.authority.org/ontology/person/ke.joe.smith.1964-12-22</text:span><text:line-break/>Joe Smith </text:p>
        </text:list-item>
        <text:list-item>
          <text:p text:style-name="P72"><text:span text:style-name="T8">http://www.authority.org/ontology/person/ke/ke.joe.smith.1964-12-22</text:span><text:line-break/>Joe Smith (implying that he is a Kenyan)</text:p>
        </text:list-item>
        <text:list-item>
          <text:p text:style-name="P72"><text:span text:style-name="T8">http://www.authority.org/ontology/person/ke/judge/ke.joe.smith.1964-12-22</text:span><text:line-break/>Joe Smith (implying that he is a Kenyan who is a judge)</text:p>
        </text:list-item>
        <text:list-item>
          <text:p text:style-name="P72"><text:span text:style-name="T8">http://www.authority.org/ontology/person/judge/ke/ke.joe.smith.1964-12-22</text:span><text:line-break/>Joe Smith (implying that he is a judge who is a Kenyan)</text:p>
        </text:list-item>
        <text:list-item>
          <text:p text:style-name="P72"><text:span text:style-name="T8">http://www.authority.org/ontology/person/kenyanjudge/ke.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text:soft-page-break/></text:p>
      <text:list text:continue-numbering="true" text:style-name="WW8Num8">
        <text:list-item>
          <text:p text:style-name="P72">http://www.authority.org/sl/act/2004-02-13/2<text:line-break/>http://www.authority.org/ontology/work/sl.act.2004-02-13.2</text:p>
        </text:list-item>
        <text:list-item>
          <text:p text:style-name="P72">http://www.authority.org/sl/act/2004-02-13/2/eng@2004-07-21<text:line-break/>http://www.authority.org/ontology/expression/sl.act.2004-02-13.2.eng@2004-07-21</text:p>
        </text:list-item>
        <text:list-item>
          <text:p text:style-name="P72">http://www.authority.org/sl/act/2004-02-13/2/eng@2004-07-21/main/schedule1<text:line-break/>http://www.authority.org/ontology/expression.component/sl.act.2004-02-13.2.eng@2004-07-21.main.schedule1</text:p>
        </text:list-item>
        <text:list-item>
          <text:p text:style-name="P72">http://www.authority.org/sl/act/2004-02-13/2/eng@2004-07-21/main.akn<text:line-break/>http://www.authority.org/ontology/manifestation/sl.act.2004-02-13.2.eng@2004-07-21.main.akn</text:p>
        </text:list-item>
      </text:list>
      <text:h text:style-name="P2" text:outline-level="3">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P2" text:outline-level="3">TLC Person</text:h>
      <text:p text:style-name="Standard"><text:s/>A dot-separated string composed of the country of citizenship, the first name, the family name, the birth date in <text:span text:style-name="HTML_20_Typewriter">yyyy-mm-dd</text:span> format, and an optional arbitrary string if ambiguity exists (e.g., if two individuals with the same name and the same birth date exist in the same country). </text:p>
      <text:p text:style-name="Standard"/>
      <text:list text:continue-numbering="true" text:style-name="WW8Num8">
        <text:list-item>
          <text:p text:style-name="P81"><text:span text:style-name="HTML_20_Typewriter"><text:span text:style-name="T14">ke.joe.smith.1964-12-22</text:span></text:span><text:span text:style-name="HTML_20_Typewriter"><text:span text:style-name="T15"><text:line-break/></text:span></text:span><text:span text:style-name="T15">Mr. Joe Smith, the only Kenyan citizen with that name born on December 22</text:span><text:span text:style-name="T16">nd</text:span><text:span text:style-name="T15">, 1964 </text:span></text:p>
        </text:list-item>
      </text:list>
      <text:h text:style-name="P2" text:outline-level="3">TLC Organization</text:h>
      <text:p text:style-name="Standard"><text:s/>A dot-separated string composed of the country of registration (or the string “<text:span text:style-name="HTML_20_Typewriter">int</text:span>” if international, or the string “<text:span text:style-name="HTML_20_Typewriter">unreg</text:span>” if not registered anywhere), a recognizable form of the organization name and an optional arbitrary string if ambiguity exists (e.g., if two organizations with the same name exist in the same country). </text:p>
      <text:p text:style-name="Standard"/>
      <text:list text:continue-numbering="true" text:style-name="WW8Num8">
        <text:list-item>
          <text:p text:style-name="P81"><text:span text:style-name="HTML_20_Typewriter"><text:span text:style-name="T14">ken.parliament</text:span></text:span><text:span text:style-name="HTML_20_Typewriter"><text:span text:style-name="T15"><text:line-break/></text:span></text:span><text:span text:style-name="T15">the Kenyan Parliament</text:span></text:p>
        </text:list-item>
      </text:list>
      <text:h text:style-name="P2" text:outline-level="3">TLC Concept</text:h>
      <text:p text:style-name="Standard">A unique form of the terms specifying the concept joined with dots. No country specifications are necessary for concepts </text:p>
      <text:p text:style-name="Standard"/>
      <text:list text:continue-numbering="true" text:style-name="WW8Num8">
        <text:list-item>
          <text:p text:style-name="P81"><text:span text:style-name="HTML_20_Typewriter"><text:span text:style-name="T14">Presidential.election</text:span></text:span><text:span text:style-name="HTML_20_Typewriter"><text:span text:style-name="T15"><text:line-break/></text:span></text:span><text:span text:style-name="T15">the concept of Presidential Election</text:span></text:p>
        </text:list-item>
      </text:list>
      <text:h text:style-name="P2" text:outline-level="3">TLC Object</text:h>
      <text:p text:style-name="Standard">T.B.D.</text:p>
      <text:h text:style-name="P2" text:outline-level="3"><text:soft-page-break/>TLC Event</text:h>
      <text:p text:style-name="Standard">T.B.D.</text:p>
      <text:h text:style-name="P2" text:outline-level="3">TLC Place</text:h>
      <text:p text:style-name="Standard">T.B.D.</text:p>
      <text:h text:style-name="P2" text:outline-level="3">TLC Process</text:h>
      <text:p text:style-name="Standard">T.B.D.</text:p>
      <text:h text:style-name="P2" text:outline-level="3">TLC Role</text:h>
      <text:p text:style-name="Standard">T.B.D.</text:p>
      <text:h text:style-name="P2" text:outline-level="3">TLC Term</text:h>
      <text:p text:style-name="Standard">T.B.D.</text:p>
      <text:h text:style-name="P2" text:outline-level="3">TLC Work</text:h>
      <text:p text:style-name="Standard">The domain-less URI of the work as specified in this document, with all slash substituted by dots. </text:p>
      <text:p text:style-name="Standard"/>
      <text:list text:continue-numbering="true" text:style-name="WW8Num8">
        <text:list-item>
          <text:p text:style-name="P81"><text:span text:style-name="T14">sl.act.2004-02-13.2</text:span><text:span text:style-name="T15"><text:line-break/>Sierra Leone enacted Legislation. Act number 2 of 2004.</text:span></text:p>
        </text:list-item>
      </text:list>
      <text:h text:style-name="P2" text:outline-level="3">TLC Expression</text:h>
      <text:p text:style-name="Standard">The domain-less URI of the work as specified in this document, with all slash substituted by dots. </text:p>
      <text:p text:style-name="Standard"/>
      <text:list text:continue-numbering="true" text:style-name="WW8Num8">
        <text:list-item>
          <text:p text:style-name="P71"><text:span text:style-name="T8">sl.act.2004-02-13.2.eng@2004-07-21</text:span><text:line-break/>Sierra Leone enacted Legislation. Act number 2 of 2004. <text:s/>English version, as amended on July 2004</text:p>
        </text:list-item>
      </text:list>
      <text:h text:style-name="P2" text:outline-level="3">TLC Expression Component</text:h>
      <text:p text:style-name="Standard">The domain-less URI of the work as specified in this document, with all slash substituted by dots. </text:p>
      <text:p text:style-name="Standard"/>
      <text:list text:continue-numbering="true" text:style-name="WW8Num8">
        <text:list-item>
          <text:p text:style-name="P71"><text:span text:style-name="T8">sl.act.2004-02-13.2.eng@2004-07-21.schedule1</text:span><text:line-break/>Attachment “schedule01” of Sierra Leone enacted Legislation. Act number 2 of 2004. <text:s/>English version, as amended on July 2004</text:p>
        </text:list-item>
      </text:list>
      <text:h text:style-name="P2" text:outline-level="3">TLC Manifestation</text:h>
      <text:p text:style-name="Standard">The domain-less URI of the work as specified in this document, with all slash substituted by dots. </text:p>
      <text:p text:style-name="Standard"/>
      <text:list text:continue-numbering="true" text:style-name="WW8Num8">
        <text:list-item>
          <text:p text:style-name="P71"><text:span text:style-name="T8">sl.act.2004-02-13.2.eng@2004-07-21.akn</text:span><text:line-break/>Package of all documents including XML versions of the Sierra Leone enacted Legislation. Act number 2 of 2004. <text:s/>English version, as amended in July 2004</text:p>
        </text:list-item>
      </text:list>
      <text:h text:style-name="P2" text:outline-level="3">TLC Manifestation Component</text:h>
      <text:p text:style-name="Standard">T.B.D.</text:p>
      <text:h text:style-name="P2" text:outline-level="3">TLC Item</text:h>
      <text:p text:style-name="Standard">T.B.D.</text:p>
      <text:h text:style-name="Heading_20_1" text:outline-level="1"><text:soft-page-break/>Differences from previous releases</text:h>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85">Most of the modifications accept and organize the proposal from Monica Palmirani in a document called “Common Open Standard for Judgments”. </text:p>
      <text:p text:style-name="Standard">Modifications unrelated to the judgment we find: </text:p>
      <text:list text:style-name="WW8Num15">
        <text:list-item>
          <text:p text:style-name="P48">A new element for debate documents called <text:span text:style-name="HTML_20_Typewriter">DeclarationofVote</text:span></text:p>
        </text:list-item>
        <text:list-item>
          <text:p text:style-name="P48">A new element <text:span text:style-name="HTML_20_Typewriter">this</text:span> is added in all FRBR levels to report the URI of the specific component where the metadata block is found</text:p>
        </text:list-item>
        <text:list-item>
          <text:p text:style-name="P48">The name for the <text:span text:style-name="HTML_20_Typewriter">Attachment</text:span> element in the <text:span text:style-name="HTML_20_Typewriter">analysis</text:span> element is now <text:span text:style-name="HTML_20_Typewriter">HasAttachment</text:span> in order to avoid confusions. </text:p>
        </text:list-item>
      </text:list>
      <text:p text:style-name="P86">Modifications related to the judgment as specified in Palmirani’s document are: </text:p>
      <text:list text:style-name="WW8Num20">
        <text:list-item>
          <text:p text:style-name="P50">A new document type “<text:span text:style-name="HTML_20_Typewriter">judgement</text:span>” is introduced, that has its own schema composed of <text:span text:style-name="HTML_20_Typewriter">meta</text:span>, <text:span text:style-name="HTML_20_Typewriter">header, judgmentBody, conclusions </text:span>and<text:span text:style-name="HTML_20_Typewriter"> attachment</text:span>. </text:p>
        </text:list-item>
        <text:list-item>
          <text:p text:style-name="P50">Within the section <text:span text:style-name="HTML_20_Typewriter">header</text:span> a number of additional inline-level purpose-specific elements have been added, namely: <text:span text:style-name="HTML_20_Typewriter">judgmentType, judgmentTitle, judgmentNumber, courtType, neutralCitation, party, judge, </text:span>and<text:span text:style-name="HTML_20_Typewriter"> judgmentDate</text:span>. </text:p>
        </text:list-item>
        <text:list-item>
          <text:p text:style-name="P50">The <text:span text:style-name="HTML_20_Typewriter">judgmentBody</text:span> has a repeatable choice of sections named <text:span text:style-name="HTML_20_Typewriter">introduction, background, motivation, </text:span>and<text:span text:style-name="HTML_20_Typewriter"> decision</text:span>. </text:p>
        </text:list-item>
        <text:list-item>
          <text:p text:style-name="P50">An additional metadata element, <text:span text:style-name="HTML_20_Typewriter">workflow</text:span>, and its repeatable child <text:span text:style-name="HTML_20_Typewriter">action</text:span> have been added. </text:p>
        </text:list-item>
      </text:list>
      <text:p text:style-name="P87">Some modifications diverge from Palmirani’s proposal, as follows:</text:p>
      <text:list text:style-name="WW8Num38">
        <text:list-item>
          <text:p text:style-name="P51">No elements such as <text:span text:style-name="HTML_20_Typewriter">coram, judges </text:span>and<text:span text:style-name="HTML_20_Typewriter"> judgmentDates</text:span> have been specified, as they are containers, disallowed in the patterned structure of inline elements. The corresponding singular elements are used directly in the flow of the text. </text:p>
        </text:list-item>
        <text:list-item>
          <text:p text:style-name="P51">The element <text:span text:style-name="HTML_20_Typewriter">body</text:span> has been substituted with <text:span text:style-name="HTML_20_Typewriter">judgmentBody</text:span>, as <text:span text:style-name="HTML_20_Typewriter">body</text:span> has been used already to refer to the content of hierarchical structures such as acts and bills. </text:p>
        </text:list-item>
        <text:list-item>
          <text:p text:style-name="P51">The <text:span text:style-name="HTML_20_Typewriter">href</text:span> attributes in <text:span text:style-name="HTML_20_Typewriter">part, judge </text:span>and<text:span text:style-name="HTML_20_Typewriter"> action</text:span>, meant to refer to the ontological section references, have been omitted as the proper attribute <text:span text:style-name="HTML_20_Typewriter">refersTo</text:span> now exist for all elements in the schema, and therefore no need for such attribute was needed. The <text:span text:style-name="HTML_20_Typewriter">as</text:span> attribute, on the other hand, has been kept as proposed. </text:p>
        </text:list-item>
      </text:list>
      <text:p text:style-name="P87">Open issues are as follows: </text:p>
      <text:list text:style-name="WW8Num41">
        <text:list-item>
          <text:p text:style-name="P52">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8">http://en.wikipedia.org/wiki/Judgment_%28law%29</text:span></text:span></text:a><text:span text:style-name="T18">: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2">We are not convinced of the need for a <text:span text:style-name="HTML_20_Typewriter">workflow</text:span> element, and would have preferred to have it <text:soft-page-break/>harmonized and included in the <text:span text:style-name="HTML_20_Typewriter">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HTML_20_Typewriter">content</text:span> element and the renaming of <text:span text:style-name="HTML_20_Typewriter">title</text:span> and <text:span text:style-name="HTML_20_Typewriter">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HTML_20_Typewriter">convertToThis.xsl</text:span>. </text:p>
      <text:p text:style-name="Standard">This release also includes and documents an unofficial, undocumented release called <text:span text:style-name="HTML_20_Typewriter">Tentative Release 20071510</text:span> dated 15 October, 2007. </text:p>
      <text:list text:style-name="WW8Num17">
        <text:list-item>
          <text:p text:style-name="P53">Element <text:span text:style-name="HTML_20_Typewriter">clauses</text:span> has been renamed into <text:span text:style-name="HTML_20_Typewriter">body</text:span>. NOT BACKWARD COMPATIBLE</text:p>
        </text:list-item>
        <text:list-item>
          <text:p text:style-name="P53">Elements <text:span text:style-name="HTML_20_Typewriter">title</text:span> and <text:span text:style-name="HTML_20_Typewriter">subtitle</text:span> are now called <text:span text:style-name="HTML_20_Typewriter">heading</text:span> and <text:span text:style-name="HTML_20_Typewriter">subheading</text:span>, to allow for the presence of the <text:span text:style-name="HTML_20_Typewriter">title</text:span> hierarchical elements. NOT BACKWARD COMPATIBLE</text:p>
        </text:list-item>
        <text:list-item>
          <text:p text:style-name="P53">The list of hierarchical elements is enriched with the addition of elements <text:span text:style-name="HTML_20_Typewriter">title, book, tome, subsection, subpart, subparagraph, subchapter, subtitle, </text:span>and <text:span text:style-name="HTML_20_Typewriter">subclause</text:span>. As mentioned, elements <text:span text:style-name="HTML_20_Typewriter">title</text:span> and <text:span text:style-name="HTML_20_Typewriter">subtitle</text:span> existed for a different purpose, and are now plain hierarchical elements. </text:p>
        </text:list-item>
        <text:list-item>
          <text:p text:style-name="P53">A new element <text:span text:style-name="HTML_20_Typewriter">content</text:span> is added to connect the list of hierarchical elements to their actual textual content. Any hierarchical element can contain either other hierarchical elements or the <text:span text:style-name="HTML_20_Typewriter">content</text:span> element which contains blocks. NOT BACKWARD COMPATIBLE</text:p>
        </text:list-item>
        <text:list-item>
          <text:p text:style-name="P53">The content model of <text:span text:style-name="HTML_20_Typewriter">article</text:span> and <text:span text:style-name="HTML_20_Typewriter">clause</text:span> has completely changed and is now identical to the other hierarchical elements. NOT BACKWARD COMPATIBLE</text:p>
        </text:list-item>
        <text:list-item>
          <text:p text:style-name="P53">A new optional attribute <text:span text:style-name="HTML_20_Typewriter">refersTo</text:span> has been added to all content elements of the Akoma Ntoso schema. The attribute <text:span text:style-name="HTML_20_Typewriter">refersTo</text:span> can be used when necessary to refer to an element of the <text:span text:style-name="HTML_20_Typewriter">references</text:span> section, in order to suggest an ontological interpretation of the content of the element. Also use <text:span text:style-name="HTML_20_Typewriter">refersTo</text:span> to make an element equivalent and referring to another (e.g. for translation purposes). </text:p>
        </text:list-item>
        <text:list-item>
          <text:p text:style-name="P53">A new value for the <text:span text:style-name="HTML_20_Typewriter">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HTML_20_Typewriter">&lt;span status=”editorial”&gt;(Translation of Afrikaans paragraph follows.)&lt;/span&gt;</text:span>)</text:p>
        </text:list-item>
        <text:list-item>
          <text:p text:style-name="P53">An initial list of <text:span text:style-name="HTML_20_Typewriter">debaterecord</text:span> subdivisions has been created. Debate records can now be organized with subdivisions that reflect the actual nature of the content. The new elements are: <text:span text:style-name="HTML_20_Typewriter">AdministrationOfOath, Communication, Petitions, Papers, NoticesOfMotion, Questions, Address, ProceduralMotions, </text:span>and <text:span text:style-name="HTML_20_Typewriter">PointOfOrder</text:span>, and can be used in all places where previously only <text:span text:style-name="HTML_20_Typewriter">subdivision</text:span> could be used. TENTATIVE MODIFICATION. DO NOT RELY ON THIS. </text:p>
        </text:list-item>
        <text:list-item>
          <text:p text:style-name="P53">To avoid confusion between the elements <text:span text:style-name="HTML_20_Typewriter">item</text:span> and <text:span text:style-name="HTML_20_Typewriter">Item</text:span>, the latter has been renamed <text:span text:style-name="HTML_20_Typewriter">FRBRItem</text:span>. For symmetry, all four FRBR levels have similarly changed name. Therefore <text:span text:style-name="HTML_20_Typewriter">Work, Expression, Manifestation </text:span>and <text:span text:style-name="HTML_20_Typewriter">Item</text:span> are now called <text:span text:style-name="HTML_20_Typewriter">FRBRork, FRBRExpression, FRBRManifestation </text:span>and <text:span text:style-name="HTML_20_Typewriter">FRBRItem</text:span>. NOT BACKWARD COMPATIBLE</text:p>
        </text:list-item>
        <text:list-item>
          <text:p text:style-name="P53">To avoid confusion between the elements <text:span text:style-name="HTML_20_Typewriter">force</text:span> and <text:span text:style-name="HTML_20_Typewriter">Force</text:span>, and <text:span text:style-name="HTML_20_Typewriter">efficacy</text:span> and <text:span text:style-name="HTML_20_Typewriter">Efficacy</text:span>, the <text:soft-page-break/>latter ones have been renamed <text:span text:style-name="HTML_20_Typewriter">ForceMod and EfficacyMod</text:span>. For symmetry, all other modification elements have similarly changed name. Therefore <text:span text:style-name="HTML_20_Typewriter">Textual, Meaning, Scope, Force, Efficacy</text:span> and <text:span text:style-name="HTML_20_Typewriter">LegalSystem</text:span> are now called <text:span text:style-name="HTML_20_Typewriter">TextualMod, MeaningMod, ScopeMod, ForceMod, EfficacyMod</text:span> and <text:span text:style-name="HTML_20_Typewriter">LegalSystemMod</text:span>. NOT BACKWARD COMPATIBLE</text:p>
        </text:list-item>
        <text:list-item>
          <text:p text:style-name="P53">The <text:span text:style-name="HTML_20_Typewriter">uri</text:span> element specifies the URI in a <text:span text:style-name="HTML_20_Typewriter">value</text:span> attribute rather than in an <text:span text:style-name="HTML_20_Typewriter">href</text:span> attribute. (Bug fix from previous error) NOT BACKWARD COMPATIBLE</text:p>
        </text:list-item>
        <text:list-item>
          <text:p text:style-name="P53">The value <text:span text:style-name="HTML_20_Typewriter">Suspension</text:span> for the <text:span text:style-name="HTML_20_Typewriter">type</text:span> attribute of the <text:span text:style-name="HTML_20_Typewriter">EfficacyMod</text:span> (formerly <text:span text:style-name="HTML_20_Typewriter">Efficacy</text:span>) element <text:s/>has been replaced by two values, <text:span text:style-name="HTML_20_Typewriter">EntryIntoEfficacy</text:span> and <text:span text:style-name="HTML_20_Typewriter">EndOfEfficacy</text:span>. </text:p>
        </text:list-item>
        <text:list-item>
          <text:p text:style-name="P53">All TLC are now present in the <text:span text:style-name="HTML_20_Typewriter">reference</text:span> section. Newly added terms are: <text:span text:style-name="HTML_20_Typewriter">TLCConcept, TLCObject, TLCEvent, TLCPlace, TLCProcess, TLCRole</text:span>, and <text:span text:style-name="HTML_20_Typewriter">TLCTerm.</text:span> </text:p>
        </text:list-item>
        <text:list-item>
          <text:p text:style-name="P53">Existing TLC elements have been renamed to include the prefix “TLC” to clarify their role. This include the renaming of <text:span text:style-name="HTML_20_Typewriter">Person, Organization, Role, </text:span>and<text:span text:style-name="HTML_20_Typewriter"> Reference <text:s/></text:span>into<text:span text:style-name="HTML_20_Typewriter"> TLCPerson, TLCOrganization, TLCRole</text:span>, and<text:span text:style-name="HTML_20_Typewriter"> TLCReference</text:span>. NOT BACKWARD COMPATIBLE</text:p>
        </text:list-item>
        <text:list-item>
          <text:p text:style-name="P53">Element <text:span text:style-name="HTML_20_Typewriter">TLCReference</text:span> (formerly <text:span text:style-name="HTML_20_Typewriter">Reference</text:span>) is now a generic element in all respects, and has a new required <text:span text:style-name="HTML_20_Typewriter">name</text:span> attribute. NOT BACKWARD COMPATIBLE</text:p>
        </text:list-item>
        <text:list-item>
          <text:p text:style-name="P53">The <text:span text:style-name="HTML_20_Typewriter">Work</text:span> element now contains <text:span text:style-name="HTML_20_Typewriter">components</text:span> just like the other elements of the <text:span text:style-name="HTML_20_Typewriter">identification</text:span> element, such as <text:span text:style-name="HTML_20_Typewriter">Expression</text:span>, <text:span text:style-name="HTML_20_Typewriter">Manifestation</text:span> and <text:span text:style-name="HTML_20_Typewriter">Item</text:span> <text:s/>(Added in <text:span text:style-name="HTML_20_Typewriter">Tentative Release 20071510</text:span>). </text:p>
        </text:list-item>
        <text:list-item>
          <text:p text:style-name="P53">Within the <text:span text:style-name="HTML_20_Typewriter">identification</text:span> elements, <text:span text:style-name="HTML_20_Typewriter">component</text:span> can now nest and contain other <text:span text:style-name="HTML_20_Typewriter">component</text:span> elements <text:s/>(Added in <text:span text:style-name="HTML_20_Typewriter">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HTML_20_Typewriter">processContent</text:span> of the <text:span text:style-name="HTML_20_Typewriter">&lt;xsd:any&gt;</text:span> element is set to <text:span text:style-name="HTML_20_Typewriter">lax</text:span>, so that if proprietary elements are added here and there, users do not have to have the proprietary schema to validate the documents, but just the main Akoma Ntoso one.</text:p>
      <text:p text:style-name="Standard">A new <text:span text:style-name="HTML_20_Typewriter">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HTML_20_Typewriter">mod, mmod, </text:span>and <text:span text:style-name="HTML_20_Typewriter">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HTML_20_Typewriter">li</text:span> elements. </text:p>
      <text:p text:style-name="Standard">The solution has been to revoke the type of <text:span text:style-name="HTML_20_Typewriter">mod, mmod and rmod</text:span> from being derivations of the <text:span text:style-name="HTML_20_Typewriter">inline</text:span> type, and create a new type <text:span text:style-name="HTML_20_Typewriter">modType</text:span>, which is disconnected from <text:span text:style-name="HTML_20_Typewriter">inline</text:span> but has all the right elements. A similar solution has been taken for <text:span text:style-name="HTML_20_Typewriter">li</text:span>. </text:p>
      <text:p text:style-name="Standard">Also, for greater precision, the previously defined type <text:span text:style-name="HTML_20_Typewriter">modType</text:span> (which collected modification metadata) has been renamed <text:span text:style-name="HTML_20_Typewriter">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text:soft-page-break/>Differences between release 14/03/2007 and 01/02/2007</text:h>
      <text:p text:style-name="Standard">Small bug fix in the content model of the <text:span text:style-name="HTML_20_Typewriter">quotedStructure</text:span> element that now allows <text:span text:style-name="HTML_20_Typewriter">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HTML_20_Typewriter">minutes</text:span> element into <text:span text:style-name="HTML_20_Typewriter">debaterecord</text:span>, a few bug fixes in attributes, plus the support for differences in force and efficacy periods (<text:span text:style-name="T8">Please note: </text:span>an intermediate, non official release dated 30/11/2006 already contains some of these modifications). </text:p>
      <text:list text:style-name="WW8Num14">
        <text:list-item>
          <text:p text:style-name="P54">Two new core optional attributes, <text:span text:style-name="HTML_20_Typewriter">startEfficacy</text:span> and <text:span text:style-name="HTML_20_Typewriter">endEfficacy</text:span>, have been added to all content elements. </text:p>
        </text:list-item>
        <text:list-item>
          <text:p text:style-name="P54">Elements <text:span text:style-name="HTML_20_Typewriter">list, ul, ol, </text:span>and<text:span text:style-name="HTML_20_Typewriter"> table</text:span> now have the full set of core attributes, i.e., <text:span text:style-name="HTML_20_Typewriter">id, class, style, title</text:span>, and enactment attributes. </text:p>
        </text:list-item>
        <text:list-item>
          <text:p text:style-name="P54">Element <text:span text:style-name="HTML_20_Typewriter">ActDate</text:span> now has a <text:span text:style-name="HTML_20_Typewriter">date</text:span> attribute for normalized dates. </text:p>
        </text:list-item>
        <text:list-item>
          <text:p text:style-name="P54">A bug in the content model of <text:span text:style-name="HTML_20_Typewriter">mod, mmod </text:span>and<text:span text:style-name="HTML_20_Typewriter">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text:continue-numbering="true" text:style-name="WW8Num14">
        <text:list-item>
          <text:p text:style-name="P54">Elements <text:span text:style-name="HTML_20_Typewriter">attachments</text:span>, <text:span text:style-name="HTML_20_Typewriter">clauses</text:span>, <text:span text:style-name="HTML_20_Typewriter">debate</text:span> and <text:span text:style-name="HTML_20_Typewriter">maincontent</text:span> now have the core set of attributes (they were forgotten in previous versions). </text:p>
        </text:list-item>
        <text:list-item>
          <text:p text:style-name="P54"><text:span text:style-name="HTML_20_Typewriter">Analysis</text:span> now distinguish between active modifications (stored in amending acts) and passive modifications (stored in amended acts). The old <text:span text:style-name="HTML_20_Typewriter">amendments</text:span> element has been replaced with <text:span text:style-name="HTML_20_Typewriter">ActiveModifications</text:span> and <text:span text:style-name="HTML_20_Typewriter">PassiveModifications</text:span>.</text:p>
        </text:list-item>
        <text:list-item>
          <text:p text:style-name="P54"><text:span text:style-name="HTML_20_Typewriter">Attachment</text:span> and <text:span text:style-name="HTML_20_Typewriter">AttachmentOf</text:span> have a new attribute, <text:span text:style-name="HTML_20_Typewriter">type</text:span>. No restricted set of values is foreseen yet, but this is bound to change in future release. </text:p>
        </text:list-item>
        <text:list-item>
          <text:p text:style-name="P54"><text:span text:style-name="HTML_20_Typewriter">source</text:span> and <text:span text:style-name="HTML_20_Typewriter">destination</text:span> elements of all analytical elements can now be repeated. The attribute <text:span text:style-name="HTML_20_Typewriter">upTo</text:span> has also been added to deal with range references for analytical elements. </text:p>
        </text:list-item>
        <text:list-item>
          <text:p text:style-name="P54">Two new attributes, <text:span text:style-name="HTML_20_Typewriter">exclusion</text:span> and <text:span text:style-name="HTML_20_Typewriter">incomplete</text:span>, are added for modifications that are specified with exceptions and in an incomplete manner. </text:p>
        </text:list-item>
        <text:list-item>
          <text:p text:style-name="P54">A new textual modification has been added, <text:span text:style-name="HTML_20_Typewriter">Renumbering</text:span>. </text:p>
        </text:list-item>
        <text:list-item>
          <text:p text:style-name="P54">The elements <text:span text:style-name="HTML_20_Typewriter">oldText</text:span> and <text:span text:style-name="HTML_20_Typewriter">newText</text:span> have been renamed into <text:span text:style-name="HTML_20_Typewriter">old</text:span> and <text:span text:style-name="HTML_20_Typewriter">new</text:span></text:p>
        </text:list-item>
        <text:list-item>
          <text:p text:style-name="P54">The element <text:span text:style-name="HTML_20_Typewriter">condition</text:span> has now a new <text:span text:style-name="HTML_20_Typewriter">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text:style-name="WW8Num32">
        <text:list-item>
          <text:p text:style-name="P55">New block elements called <text:span text:style-name="HTML_20_Typewriter">list</text:span>, titled block (<text:span text:style-name="HTML_20_Typewriter">tblock</text:span>) and <text:span text:style-name="HTML_20_Typewriter">foreign</text:span> are added.</text:p>
        </text:list-item>
        <text:list-item>
          <text:p text:style-name="P55">New inline elements <text:span text:style-name="HTML_20_Typewriter">eol</text:span> and <text:span text:style-name="HTML_20_Typewriter">eop</text:span> for managing end-of-line and end-of-page situations when they are relevant</text:p>
        </text:list-item>
        <text:list-item>
          <text:p text:style-name="P55"><text:soft-page-break/>All <text:span text:style-name="HTML_20_Typewriter">IDREF</text:span> attributes are now <text:span text:style-name="HTML_20_Typewriter">ANYURI</text:span> (thus allowing for references to be stored outside of the document). A reference to item foobar used to be <text:span text:style-name="HTML_20_Typewriter">idref=”foobar”,</text:span> needs now to be <text:span text:style-name="HTML_20_Typewriter">href=”#foobar”</text:span>. </text:p>
        </text:list-item>
        <text:list-item>
          <text:p text:style-name="P55">The attribute <text:span text:style-name="HTML_20_Typewriter">numbering</text:span> has been removed because of doubts of its real usefulness. Can be reinstated if found needed. </text:p>
        </text:list-item>
        <text:list-item>
          <text:p text:style-name="P55">Two new elements appear close to <text:span text:style-name="HTML_20_Typewriter">num</text:span> and <text:span text:style-name="HTML_20_Typewriter">title</text:span> at the beginning of hierarchical elements, <text:span text:style-name="HTML_20_Typewriter">subtitle</text:span> and <text:span text:style-name="HTML_20_Typewriter">sidenote</text:span>. It’s left to markers to decide when to use either one. </text:p>
        </text:list-item>
        <text:list-item>
          <text:p text:style-name="P55">The content model of all metadata elements has been simplified removing the attributes for style and enactment that made little sense for them. </text:p>
        </text:list-item>
        <text:list-item>
          <text:p text:style-name="P55">Element <text:span text:style-name="HTML_20_Typewriter">item</text:span> has completely been reformulated. Its former role as plain member of a hierarchy of subdivision elements within <text:span text:style-name="HTML_20_Typewriter">maincontent</text:span> has been replaced by item <text:span text:style-name="HTML_20_Typewriter">list</text:span>, which <text:span text:style-name="T1">contains </text:span>any of a number of <text:span text:style-name="HTML_20_Typewriter">item</text:span> elements. Use <text:span text:style-name="HTML_20_Typewriter">list</text:span> instead of <text:span text:style-name="HTML_20_Typewriter">item</text:span>, and place <text:span text:style-name="HTML_20_Typewriter">item</text:span> within <text:span text:style-name="HTML_20_Typewriter">list</text:span> elements. </text:p>
        </text:list-item>
        <text:list-item>
          <text:p text:style-name="P55">Elements <text:span text:style-name="HTML_20_Typewriter">ref</text:span> and <text:span text:style-name="HTML_20_Typewriter">mod</text:span> have been enriched with derivative elements <text:span text:style-name="HTML_20_Typewriter">mref</text:span> (multiple references), <text:span text:style-name="HTML_20_Typewriter">rref</text:span> (range of references), <text:span text:style-name="HTML_20_Typewriter">mmod</text:span> (multiple modifications) and <text:span text:style-name="HTML_20_Typewriter">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5">New inline elements <text:span text:style-name="HTML_20_Typewriter">ins</text:span>, <text:span text:style-name="HTML_20_Typewriter">del</text:span> and <text:span text:style-name="HTML_20_Typewriter">omissis</text:span> are included for managing explicit newly inserted text, deleted text or omitted text in presentation of norms. </text:p>
        </text:list-item>
        <text:list-item>
          <text:p text:style-name="P55">All HTML <text:span text:style-name="HTML_20_Typewriter">table</text:span> elements now have required <text:span text:style-name="HTML_20_Typewriter">id</text:span>. HTML <text:span text:style-name="HTML_20_Typewriter">li</text:span> element has now optional value. </text:p>
        </text:list-item>
        <text:list-item>
          <text:p text:style-name="P55">The section <text:span text:style-name="HTML_20_Typewriter">meta</text:span> has been completely rewritten and has new a completely different structure and philosophy. See section 7 for details on how to use it. The structure splits open the old <text:span text:style-name="HTML_20_Typewriter">descriptor</text:span> section, which now is separated into <text:span text:style-name="HTML_20_Typewriter">identification</text:span>, <text:span text:style-name="HTML_20_Typewriter">publication</text:span> and <text:span text:style-name="HTML_20_Typewriter">classification</text:span>, and introduces the wholly new <text:span text:style-name="HTML_20_Typewriter">analysis</text:span> section. </text:p>
        </text:list-item>
        <text:list-item>
          <text:p text:style-name="P55"><text:span text:style-name="HTML_20_Typewriter">Identification</text:span> is a new structure that contains information about the URIs relative to the four levels of organization of <text:s/>metadata, <text:span text:style-name="HTML_20_Typewriter">Work, Expression, Manifestation </text:span>and <text:span text:style-name="HTML_20_Typewriter">Item</text:span>. For each of these levels a number of metadata elements are required: <text:span text:style-name="HTML_20_Typewriter">author, date, URI, components</text:span> (except for <text:span text:style-name="HTML_20_Typewriter">Work</text:span>) and <text:span text:style-name="HTML_20_Typewriter">preservation</text:span>. </text:p>
        </text:list-item>
        <text:list-item>
          <text:p text:style-name="P55"><text:span text:style-name="HTML_20_Typewriter">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text:style-name="WW8Num23">
        <text:list-item>
          <text:p text:style-name="P56">The <text:span text:style-name="HTML_20_Typewriter">mod</text:span> element has been included in the list of inline elements and now can actually be used.</text:p>
        </text:list-item>
        <text:list-item>
          <text:p text:style-name="P56">The container elements have been added to the content model of the <text:span text:style-name="HTML_20_Typewriter">maincontent</text:span> element and now can be used even outside of <text:span text:style-name="HTML_20_Typewriter">quotedStructure</text:span>. </text:p>
        </text:list-item>
        <text:list-item>
          <text:p text:style-name="P56">The <text:span text:style-name="HTML_20_Typewriter">li</text:span> element now has a <text:span text:style-name="HTML_20_Typewriter">value</text:span> attribute for specifying the actual display string if different from what automatically computed because of its position.</text:p>
        </text:list-item>
      </text:list>
      <text:h text:style-name="Heading_20_2" text:outline-level="2"><text:soft-page-break/>Differences between release 16/05/2006 and 25/04/2006</text:h>
      <text:list text:style-name="WW8Num28">
        <text:list-item>
          <text:p text:style-name="P57">The content model of the debate now has also answers and others and comments. </text:p>
        </text:list-item>
        <text:list-item>
          <text:p text:style-name="P57">In all elements of the debate the previously existing attribute <text:span text:style-name="HTML_20_Typewriter">by</text:span>, to identify the speaker, is now accompanied by optional attributes <text:span text:style-name="HTML_20_Typewriter">as</text:span> (to identify the role of the speaker) and <text:span text:style-name="HTML_20_Typewriter">to</text:span> (to identify the addressee of the speech). </text:p>
        </text:list-item>
        <text:list-item>
          <text:p text:style-name="P57">Ids in speeches, questions, answers, and others is now optional instead of required. </text:p>
        </text:list-item>
        <text:list-item>
          <text:p text:style-name="P57">The <text:span text:style-name="T19">li</text:span> element now allows also paragraphs (<text:span text:style-name="T19">p</text:span> elements)</text:p>
        </text:list-item>
        <text:list-item>
          <text:p text:style-name="P57">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HTML_20_Typewriter">reference</text:span> has been added, too. Section 10 of this document reflects the new approach to metadata. </text:p>
        </text:list-item>
        <text:list-item>
          <text:p text:style-name="P57">All publication elements now have a <text:span text:style-name="HTML_20_Typewriter">name</text:span> attribute to specify the kind of publication we are referring to, and the <text:span text:style-name="HTML_20_Typewriter">showAs</text:span> attribute to specify a presentation mechanism for the publication name. </text:p>
        </text:list-item>
        <text:list-item>
          <text:p text:style-name="P57">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text:style-name="WW8Num26">
        <text:list-item>
          <text:p text:style-name="P58">All references to PAPI have been removed and substituted with Akoma Ntoso, both in the schema documents and the documentation (in the following forms: <text:span text:style-name="code">akomantoso</text:span>, AKOMA NTOSO, and AN). </text:p>
        </text:list-item>
        <text:list-item>
          <text:p text:style-name="P58">After registering the proper domain name, the namespace for Akoma Ntoso documents is now <text:span text:style-name="code">http://www.akomantoso.org/1.0</text:span>. </text:p>
        </text:list-item>
        <text:list-item>
          <text:p text:style-name="P58">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text:style-name="WW8Num33">
        <text:list-item>
          <text:p text:style-name="P59">PAPI is now <text:span text:style-name="T8">really </text:span>specified as version 1.0 instead of 2.0. Correspondingly, the namespace for this document class is now <text:span text:style-name="T8">really </text:span>defined as <text:span text:style-name="code">http://www.parliaments.info/PAPI/1.0</text:span>.</text:p>
        </text:list-item>
        <text:list-item>
          <text:p text:style-name="P59">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9">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9">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9">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9">A new element <text:span text:style-name="code">&lt;subtitle&gt;</text:span> has been added for hierarchical structures that contain subtitles in addition to number and title. </text:p>
        </text:list-item>
        <text:list-item>
          <text:p text:style-name="P59"><text:soft-page-break/>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9">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9">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text:continue-numbering="true" text:style-name="WW8Num33">
        <text:list-item>
          <text:p text:style-name="P59">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9">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9">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9">A new marker element has been added, <text:span text:style-name="code">recordedTime</text:span>, to handle the specification, anywhere in the text, of the moment in which the remark, agenda item or question was proposed. </text:p>
        </text:list-item>
        <text:list-item>
          <text:p text:style-name="P59">A new section of meta elements has been added, <text:span text:style-name="code">persons</text:span>, to list all the people whose remarks have been recorded in the minutes or reports. </text:p>
        </text:list-item>
        <text:list-item>
          <text:p text:style-name="P59">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list text:style-name="WW8Num27">
        <text:list-item>
          <text:p text:style-name="P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Tahoma1" svg:font-family="Tahoma"/>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0pt" fo:font-style="italic" style:font-size-asian="10pt" style:font-style-asian="italic"/>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language="en" fo:country="US"/>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language="en" fo:country="US"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ocument_20_Map" style:display-name="Document Map"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style style:name="Balloon_20_Text" style:display-name="Balloon Text"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2" style:family="text">
      <style:text-properties style:font-name="Wingdings"/>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3" style:family="text">
      <style:text-properties style:font-name="Symbol"/>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2" style:family="text">
      <style:text-properties style:font-name="Symbol" style:font-name-asian="Times"/>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Default_20_Paragraph_20_Font" style:display-name="Default Paragraph Font" style:family="text"/>
    <style:style style:name="code" style:family="text" style:parent-style-name="Default_20_Paragraph_20_Font">
      <style:text-properties style:font-name="Courier" fo:font-size="10pt" fo:language="none" fo:country="none" style:font-size-asian="10pt" style:language-asian="none" style:country-asian="none"/>
    </style:style>
    <style:style style:name="HTML_20_Typewriter" style:display-name="HTML Typewriter" style:family="text" style:parent-style-name="Default_20_Paragraph_20_Fon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Balloon_20_Text_20_Char" style:display-name="Balloon Text Char" style:family="text" style:parent-style-name="Default_20_Paragraph_20_Font">
      <style:text-properties style:font-name="Lucida Grande" fo:font-size="9pt" fo:language="en" fo:country="US"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list-level-position-and-space-mode="label-width-and-position" text:min-label-width="0.3in"/>
      </text:outline-level-style>
      <text:outline-level-style text:level="2" style:num-format="1" text:display-levels="2">
        <style:list-level-properties text:list-level-position-and-space-mode="label-width-and-position" text:min-label-width="0.4in"/>
      </text:outline-level-style>
      <text:outline-level-style text:level="3" style:num-format="1" text:display-levels="3">
        <style:list-level-properties text:list-level-position-and-space-mode="label-width-and-position" text:min-label-width="0.5in"/>
      </text:outline-level-style>
      <text:outline-level-style text:level="4" style:num-format="1" text:display-levels="4">
        <style:list-level-properties text:list-level-position-and-space-mode="label-width-and-position" text:min-label-width="0.6in"/>
      </text:outline-level-style>
      <text:outline-level-style text:level="5" style:num-format="1" text:display-levels="5">
        <style:list-level-properties text:list-level-position-and-space-mode="label-width-and-position" text:min-label-width="0.7in"/>
      </text:outline-level-style>
      <text:outline-level-style text:level="6" style:num-format="1" text:display-levels="6">
        <style:list-level-properties text:list-level-position-and-space-mode="label-width-and-position" text:min-label-width="0.8in"/>
      </text:outline-level-style>
      <text:outline-level-style text:level="7" style:num-format="1" text:display-levels="7">
        <style:list-level-properties text:list-level-position-and-space-mode="label-width-and-position" text:min-label-width="0.9in"/>
      </text:outline-level-style>
      <text:outline-level-style text:level="8" style:num-format="1" text:display-levels="8">
        <style:list-level-properties text:list-level-position-and-space-mode="label-width-and-position" text:min-label-width="1in"/>
      </text:outline-level-style>
      <text:outline-level-style text:level="9" style:num-format="1" text:display-levels="9">
        <style:list-level-properties text:list-level-position-and-space-mode="label-width-and-position" text:min-label-width="1.1in"/>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width-and-position" text:space-before="0.7425i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 text:consecutive-numbering="true">
      <text:list-level-style-bullet text:level="1" text:style-name="WW8Num2z0" style:num-suffix="." text:bullet-char="">
        <style:list-level-properties text:list-level-position-and-space-mode="label-width-and-position" text:space-before="0.25in" text:min-label-width="0.25in"/>
        <style:text-properties style:font-name="Wingdings"/>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
      <text:list-level-style-bullet text:level="1" text:style-name="WW8Num3z0" style:num-suffix="." text:bullet-char="●">
        <style:list-level-properties text:list-level-position-and-space-mode="label-width-and-position" text:space-before="0.25in" text:min-label-width="0.25in"/>
        <style:text-properties style:font-name="StarSymbol"/>
      </text:list-level-style-bullet>
      <text:list-level-style-bullet text:level="2" text:style-name="WW8Num3z0" style:num-suffix="." text:bullet-char="○">
        <style:list-level-properties text:list-level-position-and-space-mode="label-width-and-position" text:space-before="0.5in" text:min-label-width="0.25in"/>
        <style:text-properties style:font-name="StarSymbol"/>
      </text:list-level-style-bullet>
      <text:list-level-style-bullet text:level="3" text:style-name="WW8Num3z0" style:num-suffix="." text:bullet-char="■">
        <style:list-level-properties text:list-level-position-and-space-mode="label-width-and-position" text:space-before="0.75in" text:min-label-width="0.25in"/>
        <style:text-properties style:font-name="StarSymbol"/>
      </text:list-level-style-bullet>
      <text:list-level-style-bullet text:level="4" text:style-name="WW8Num3z0" style:num-suffix="." text:bullet-char="●">
        <style:list-level-properties text:list-level-position-and-space-mode="label-width-and-position" text:space-before="1in" text:min-label-width="0.25in"/>
        <style:text-properties style:font-name="StarSymbol"/>
      </text:list-level-style-bullet>
      <text:list-level-style-bullet text:level="5" text:style-name="WW8Num3z0" style:num-suffix="." text:bullet-char="○">
        <style:list-level-properties text:list-level-position-and-space-mode="label-width-and-position" text:space-before="1.25in" text:min-label-width="0.25in"/>
        <style:text-properties style:font-name="StarSymbol"/>
      </text:list-level-style-bullet>
      <text:list-level-style-bullet text:level="6" text:style-name="WW8Num3z0" style:num-suffix="." text:bullet-char="■">
        <style:list-level-properties text:list-level-position-and-space-mode="label-width-and-position" text:space-before="1.5in" text:min-label-width="0.25in"/>
        <style:text-properties style:font-name="StarSymbol"/>
      </text:list-level-style-bullet>
      <text:list-level-style-bullet text:level="7" text:style-name="WW8Num3z0" style:num-suffix="." text:bullet-char="●">
        <style:list-level-properties text:list-level-position-and-space-mode="label-width-and-position" text:space-before="1.75in" text:min-label-width="0.25in"/>
        <style:text-properties style:font-name="StarSymbol"/>
      </text:list-level-style-bullet>
      <text:list-level-style-bullet text:level="8" text:style-name="WW8Num3z0" style:num-suffix="." text:bullet-char="○">
        <style:list-level-properties text:list-level-position-and-space-mode="label-width-and-position" text:space-before="2in" text:min-label-width="0.25in"/>
        <style:text-properties style:font-name="StarSymbol"/>
      </text:list-level-style-bullet>
      <text:list-level-style-bullet text:level="9" text:style-name="WW8Num3z0" style:num-suffix="." text:bullet-char="■">
        <style:list-level-properties text:list-level-position-and-space-mode="label-width-and-position" text:space-before="2.25in" text:min-label-width="0.25in"/>
        <style:text-properties style:font-name="StarSymbol"/>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4">
      <text:list-level-style-bullet text:level="1" text:style-name="WW8Num4z0" style:num-suffix="." text:bullet-char="">
        <style:list-level-properties text:list-level-position-and-space-mode="label-width-and-position" text:space-before="0.25in" text:min-label-width="0.25in"/>
        <style:text-properties style:font-name="Symbol"/>
      </text:list-level-style-bullet>
      <text:list-level-style-bullet text:level="2" text:style-name="WW8Num4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4z0" style:num-suffix="." text:bullet-char="">
        <style:list-level-properties text:list-level-position-and-space-mode="label-width-and-position" text:space-before="1.75in" text:min-label-width="0.25in"/>
        <style:text-properties style:font-name="Symbol"/>
      </text:list-level-style-bullet>
      <text:list-level-style-bullet text:level="5" text:style-name="WW8Num4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4z0" style:num-suffix="." text:bullet-char="">
        <style:list-level-properties text:list-level-position-and-space-mode="label-width-and-position" text:space-before="3.25in" text:min-label-width="0.25in"/>
        <style:text-properties style:font-name="Symbol"/>
      </text:list-level-style-bullet>
      <text:list-level-style-bullet text:level="8" text:style-name="WW8Num4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5" text:consecutive-numbering="true">
      <text:list-level-style-bullet text:level="1" text:style-name="WW8Num5z0" style:num-suffix="." text:bullet-char="">
        <style:list-level-properties text:list-level-position-and-space-mode="label-width-and-position" text:space-before="0.25in" text:min-label-width="0.25in"/>
        <style:text-properties style:font-name="Wingdings"/>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6">
      <text:list-level-style-bullet text:level="1" text:style-name="WW8Num6z0" style:num-suffix="." text:bullet-char="●">
        <style:list-level-properties text:list-level-position-and-space-mode="label-width-and-position" text:space-before="0.25in" text:min-label-width="0.25in"/>
        <style:text-properties style:font-name="StarSymbol"/>
      </text:list-level-style-bullet>
      <text:list-level-style-bullet text:level="2" text:style-name="WW8Num6z0" style:num-suffix="." text:bullet-char="○">
        <style:list-level-properties text:list-level-position-and-space-mode="label-width-and-position" text:space-before="0.5in" text:min-label-width="0.25in"/>
        <style:text-properties style:font-name="StarSymbol"/>
      </text:list-level-style-bullet>
      <text:list-level-style-bullet text:level="3" text:style-name="WW8Num6z0" style:num-suffix="." text:bullet-char="■">
        <style:list-level-properties text:list-level-position-and-space-mode="label-width-and-position" text:space-before="0.75in" text:min-label-width="0.25in"/>
        <style:text-properties style:font-name="StarSymbol"/>
      </text:list-level-style-bullet>
      <text:list-level-style-bullet text:level="4" text:style-name="WW8Num6z0" style:num-suffix="." text:bullet-char="●">
        <style:list-level-properties text:list-level-position-and-space-mode="label-width-and-position" text:space-before="1in" text:min-label-width="0.25in"/>
        <style:text-properties style:font-name="StarSymbol"/>
      </text:list-level-style-bullet>
      <text:list-level-style-bullet text:level="5" text:style-name="WW8Num6z0" style:num-suffix="." text:bullet-char="○">
        <style:list-level-properties text:list-level-position-and-space-mode="label-width-and-position" text:space-before="1.25in" text:min-label-width="0.25in"/>
        <style:text-properties style:font-name="StarSymbol"/>
      </text:list-level-style-bullet>
      <text:list-level-style-bullet text:level="6" text:style-name="WW8Num6z0" style:num-suffix="." text:bullet-char="■">
        <style:list-level-properties text:list-level-position-and-space-mode="label-width-and-position" text:space-before="1.5in" text:min-label-width="0.25in"/>
        <style:text-properties style:font-name="StarSymbol"/>
      </text:list-level-style-bullet>
      <text:list-level-style-bullet text:level="7" text:style-name="WW8Num6z0" style:num-suffix="." text:bullet-char="●">
        <style:list-level-properties text:list-level-position-and-space-mode="label-width-and-position" text:space-before="1.75in" text:min-label-width="0.25in"/>
        <style:text-properties style:font-name="StarSymbol"/>
      </text:list-level-style-bullet>
      <text:list-level-style-bullet text:level="8" text:style-name="WW8Num6z0" style:num-suffix="." text:bullet-char="○">
        <style:list-level-properties text:list-level-position-and-space-mode="label-width-and-position" text:space-before="2in" text:min-label-width="0.25in"/>
        <style:text-properties style:font-name="StarSymbol"/>
      </text:list-level-style-bullet>
      <text:list-level-style-bullet text:level="9" text:style-name="WW8Num6z0" style:num-suffix="." text:bullet-char="■">
        <style:list-level-properties text:list-level-position-and-space-mode="label-width-and-position" text:space-before="2.25in" text:min-label-width="0.25in"/>
        <style:text-properties style:font-name="StarSymbol"/>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7">
      <text:list-level-style-bullet text:level="1" text:style-name="WW8Num7z0" style:num-suffix="." text:bullet-char="">
        <style:list-level-properties text:list-level-position-and-space-mode="label-width-and-position" text:space-before="0.25in" text:min-label-width="0.25in"/>
        <style:text-properties style:font-name="Symbol"/>
      </text:list-level-style-bullet>
      <text:list-level-style-bullet text:level="2" text:style-name="WW8Num7z1" style:num-suffix="." text:bullet-char="o">
        <style:list-level-properties text:list-level-position-and-space-mode="label-width-and-position" text:space-before="0.75in" text:min-label-width="0.25in"/>
        <style:text-properties style:font-name="Courier New1"/>
      </text:list-level-style-bullet>
      <text:list-level-style-bullet text:level="3" text:style-name="WW8Num7z0" style:num-suffix="." text:bullet-char="">
        <style:list-level-properties text:list-level-position-and-space-mode="label-width-and-position" text:space-before="1.25in" text:min-label-width="0.25in"/>
        <style:text-properties style:font-name="Symbol"/>
      </text:list-level-style-bullet>
      <text:list-level-style-bullet text:level="4" text:style-name="WW8Num7z0" style:num-suffix="." text:bullet-char="">
        <style:list-level-properties text:list-level-position-and-space-mode="label-width-and-position" text:space-before="1.75in" text:min-label-width="0.25in"/>
        <style:text-properties style:font-name="Symbol"/>
      </text:list-level-style-bullet>
      <text:list-level-style-bullet text:level="5" text:style-name="WW8Num7z1" style:num-suffix="." text:bullet-char="o">
        <style:list-level-properties text:list-level-position-and-space-mode="label-width-and-position" text:space-before="2.25in" text:min-label-width="0.25in"/>
        <style:text-properties style:font-name="Courier New1"/>
      </text:list-level-style-bullet>
      <text:list-level-style-bullet text:level="6" text:style-name="WW8Num7z5" style:num-suffix="." text:bullet-char="">
        <style:list-level-properties text:list-level-position-and-space-mode="label-width-and-position" text:space-before="2.75in" text:min-label-width="0.25in"/>
        <style:text-properties style:font-name="Wingdings"/>
      </text:list-level-style-bullet>
      <text:list-level-style-bullet text:level="7" text:style-name="WW8Num7z0" style:num-suffix="." text:bullet-char="">
        <style:list-level-properties text:list-level-position-and-space-mode="label-width-and-position" text:space-before="3.25in" text:min-label-width="0.25in"/>
        <style:text-properties style:font-name="Symbol"/>
      </text:list-level-style-bullet>
      <text:list-level-style-bullet text:level="8" text:style-name="WW8Num7z1" style:num-suffix="." text:bullet-char="o">
        <style:list-level-properties text:list-level-position-and-space-mode="label-width-and-position" text:space-before="3.75in" text:min-label-width="0.25in"/>
        <style:text-properties style:font-name="Courier New1"/>
      </text:list-level-style-bullet>
      <text:list-level-style-bullet text:level="9" text:style-name="WW8Num7z5"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8">
      <text:list-level-style-bullet text:level="1" text:style-name="WW8Num8z0" style:num-suffix="." text:bullet-char="">
        <style:list-level-properties text:list-level-position-and-space-mode="label-width-and-position" text:space-before="0.248in" text:min-label-width="0.25in"/>
        <style:text-properties style:font-name="Wingdings"/>
      </text:list-level-style-bullet>
      <text:list-level-style-bullet text:level="2" text:style-name="WW8Num8z1" style:num-suffix="." text:bullet-char="o">
        <style:list-level-properties text:list-level-position-and-space-mode="label-width-and-position" text:space-before="0.5in" text:min-label-width="0.25in"/>
        <style:text-properties style:font-name="Courier New1"/>
      </text:list-level-style-bullet>
      <text:list-level-style-bullet text:level="3" text:style-name="WW8Num8z0" style:num-suffix="." text:bullet-char="">
        <style:list-level-properties text:list-level-position-and-space-mode="label-width-and-position" text:space-before="1in" text:min-label-width="0.25in"/>
        <style:text-properties style:font-name="Wingdings"/>
      </text:list-level-style-bullet>
      <text:list-level-style-bullet text:level="4" text:style-name="WW8Num8z3" style:num-suffix="." text:bullet-char="">
        <style:list-level-properties text:list-level-position-and-space-mode="label-width-and-position" text:space-before="1.5in" text:min-label-width="0.25in"/>
        <style:text-properties style:font-name="Symbol"/>
      </text:list-level-style-bullet>
      <text:list-level-style-bullet text:level="5" text:style-name="WW8Num8z1" style:num-suffix="." text:bullet-char="o">
        <style:list-level-properties text:list-level-position-and-space-mode="label-width-and-position" text:space-before="2in" text:min-label-width="0.25in"/>
        <style:text-properties style:font-name="Courier New1"/>
      </text:list-level-style-bullet>
      <text:list-level-style-bullet text:level="6" text:style-name="WW8Num8z0" style:num-suffix="." text:bullet-char="">
        <style:list-level-properties text:list-level-position-and-space-mode="label-width-and-position" text:space-before="2.5in" text:min-label-width="0.25in"/>
        <style:text-properties style:font-name="Wingdings"/>
      </text:list-level-style-bullet>
      <text:list-level-style-bullet text:level="7" text:style-name="WW8Num8z3" style:num-suffix="." text:bullet-char="">
        <style:list-level-properties text:list-level-position-and-space-mode="label-width-and-position" text:space-before="3in" text:min-label-width="0.25in"/>
        <style:text-properties style:font-name="Symbol"/>
      </text:list-level-style-bullet>
      <text:list-level-style-bullet text:level="8" text:style-name="WW8Num8z1" style:num-suffix="." text:bullet-char="o">
        <style:list-level-properties text:list-level-position-and-space-mode="label-width-and-position" text:space-before="3.5in" text:min-label-width="0.25in"/>
        <style:text-properties style:font-name="Courier New1"/>
      </text:list-level-style-bullet>
      <text:list-level-style-bullet text:level="9" text:style-name="WW8Num8z0" style:num-suffix="." text:bullet-char="">
        <style:list-level-properties text:list-level-position-and-space-mode="label-width-and-position" text:space-before="4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9" text:consecutive-numbering="true">
      <text:list-level-style-bullet text:level="1" text:style-name="WW8Num9z0" style:num-suffix="." text:bullet-char="">
        <style:list-level-properties text:list-level-position-and-space-mode="label-width-and-position" text:space-before="0.25in" text:min-label-width="0.25in"/>
        <style:text-properties style:font-name="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0">
      <text:list-level-style-number text:level="1" style:num-format="1">
        <style:list-level-properties text:list-level-position-and-space-mode="label-width-and-position" text:min-label-width="0.3in"/>
      </text:list-level-style-number>
      <text:list-level-style-number text:level="2" style:num-format="1" text:display-levels="2">
        <style:list-level-properties text:list-level-position-and-space-mode="label-width-and-position" text:min-label-width="0.4in"/>
      </text:list-level-style-number>
      <text:list-level-style-number text:level="3" style:num-format="1" text:display-levels="3">
        <style:list-level-properties text:list-level-position-and-space-mode="label-width-and-position" text:min-label-width="0.5in"/>
      </text:list-level-style-number>
      <text:list-level-style-number text:level="4" style:num-format="1" text:display-levels="4">
        <style:list-level-properties text:list-level-position-and-space-mode="label-width-and-position" text:min-label-width="0.6in"/>
      </text:list-level-style-number>
      <text:list-level-style-number text:level="5" text:style-name="WW8Num10z4" style:num-format="1" text:display-levels="5">
        <style:list-level-properties text:list-level-position-and-space-mode="label-width-and-position" text:min-label-width="0.7in"/>
      </text:list-level-style-number>
      <text:list-level-style-number text:level="6" style:num-format="1" text:display-levels="6">
        <style:list-level-properties text:list-level-position-and-space-mode="label-width-and-position" text:min-label-width="0.8in"/>
      </text:list-level-style-number>
      <text:list-level-style-number text:level="7" style:num-format="1" text:display-levels="7">
        <style:list-level-properties text:list-level-position-and-space-mode="label-width-and-position" text:min-label-width="0.9in"/>
      </text:list-level-style-number>
      <text:list-level-style-number text:level="8" style:num-format="1" text:display-levels="8">
        <style:list-level-properties text:list-level-position-and-space-mode="label-width-and-position" text:min-label-width="1in"/>
      </text:list-level-style-number>
      <text:list-level-style-number text:level="9" style:num-format="1" text:display-levels="9">
        <style:list-level-properties text:list-level-position-and-space-mode="label-width-and-position" text:min-label-width="1.1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11">
      <text:list-level-style-bullet text:level="1" text:style-name="WW8Num11z0" style:num-suffix="." text:bullet-char="">
        <style:list-level-properties text:list-level-position-and-space-mode="label-width-and-position" text:space-before="0.25in" text:min-label-width="0.25in"/>
        <style:text-properties style:font-name="Wingdings"/>
      </text:list-level-style-bullet>
      <text:list-level-style-bullet text:level="2" text:style-name="WW8Num11z1" style:num-suffix="." text:bullet-char="">
        <style:list-level-properties text:list-level-position-and-space-mode="label-width-and-position" text:space-before="0.5in" text:min-label-width="0.25in"/>
        <style:text-properties style:font-name="Wingdings 2"/>
      </text:list-level-style-bullet>
      <text:list-level-style-bullet text:level="3" text:style-name="WW8Num11z2" style:num-suffix="." text:bullet-char="■">
        <style:list-level-properties text:list-level-position-and-space-mode="label-width-and-position" text:space-before="0.75in" text:min-label-width="0.25in"/>
        <style:text-properties style:font-name="StarSymbol"/>
      </text:list-level-style-bullet>
      <text:list-level-style-bullet text:level="4" text:style-name="WW8Num11z0" style:num-suffix="." text:bullet-char="">
        <style:list-level-properties text:list-level-position-and-space-mode="label-width-and-position" text:space-before="1in" text:min-label-width="0.25in"/>
        <style:text-properties style:font-name="Wingdings"/>
      </text:list-level-style-bullet>
      <text:list-level-style-bullet text:level="5" text:style-name="WW8Num11z1" style:num-suffix="." text:bullet-char="">
        <style:list-level-properties text:list-level-position-and-space-mode="label-width-and-position" text:space-before="1.25in" text:min-label-width="0.25in"/>
        <style:text-properties style:font-name="Wingdings 2"/>
      </text:list-level-style-bullet>
      <text:list-level-style-bullet text:level="6" text:style-name="WW8Num11z2" style:num-suffix="." text:bullet-char="■">
        <style:list-level-properties text:list-level-position-and-space-mode="label-width-and-position" text:space-before="1.5in" text:min-label-width="0.25in"/>
        <style:text-properties style:font-name="StarSymbol"/>
      </text:list-level-style-bullet>
      <text:list-level-style-bullet text:level="7" text:style-name="WW8Num11z0" style:num-suffix="." text:bullet-char="">
        <style:list-level-properties text:list-level-position-and-space-mode="label-width-and-position" text:space-before="1.75in" text:min-label-width="0.25in"/>
        <style:text-properties style:font-name="Wingdings"/>
      </text:list-level-style-bullet>
      <text:list-level-style-bullet text:level="8" text:style-name="WW8Num11z1" style:num-suffix="." text:bullet-char="">
        <style:list-level-properties text:list-level-position-and-space-mode="label-width-and-position" text:space-before="2in" text:min-label-width="0.25in"/>
        <style:text-properties style:font-name="Wingdings 2"/>
      </text:list-level-style-bullet>
      <text:list-level-style-bullet text:level="9" text:style-name="WW8Num11z2" style:num-suffix="." text:bullet-char="■">
        <style:list-level-properties text:list-level-position-and-space-mode="label-width-and-position" text:space-before="2.25in" text:min-label-width="0.25in"/>
        <style:text-properties style:font-name="StarSymbol"/>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2">
      <text:list-level-style-bullet text:level="1" text:style-name="WW8Num12z0" style:num-suffix="." text:bullet-char="">
        <style:list-level-properties text:list-level-position-and-space-mode="label-width-and-position" text:space-before="0.25in" text:min-label-width="0.25in"/>
        <style:text-properties style:font-name="Wingdings"/>
      </text:list-level-style-bullet>
      <text:list-level-style-bullet text:level="2" text:style-name="WW8Num12z1" style:num-suffix="." text:bullet-char="">
        <style:list-level-properties text:list-level-position-and-space-mode="label-width-and-position" text:space-before="0.5in" text:min-label-width="0.25in"/>
        <style:text-properties style:font-name="Wingdings 2"/>
      </text:list-level-style-bullet>
      <text:list-level-style-bullet text:level="3" text:style-name="WW8Num12z2" style:num-suffix="." text:bullet-char="■">
        <style:list-level-properties text:list-level-position-and-space-mode="label-width-and-position" text:space-before="0.75in" text:min-label-width="0.25in"/>
        <style:text-properties style:font-name="StarSymbol"/>
      </text:list-level-style-bullet>
      <text:list-level-style-bullet text:level="4" text:style-name="WW8Num12z0" style:num-suffix="." text:bullet-char="">
        <style:list-level-properties text:list-level-position-and-space-mode="label-width-and-position" text:space-before="1in" text:min-label-width="0.25in"/>
        <style:text-properties style:font-name="Wingdings"/>
      </text:list-level-style-bullet>
      <text:list-level-style-bullet text:level="5" text:style-name="WW8Num12z1" style:num-suffix="." text:bullet-char="">
        <style:list-level-properties text:list-level-position-and-space-mode="label-width-and-position" text:space-before="1.25in" text:min-label-width="0.25in"/>
        <style:text-properties style:font-name="Wingdings 2"/>
      </text:list-level-style-bullet>
      <text:list-level-style-bullet text:level="6" text:style-name="WW8Num12z2" style:num-suffix="." text:bullet-char="■">
        <style:list-level-properties text:list-level-position-and-space-mode="label-width-and-position" text:space-before="1.5in" text:min-label-width="0.25in"/>
        <style:text-properties style:font-name="StarSymbol"/>
      </text:list-level-style-bullet>
      <text:list-level-style-bullet text:level="7" text:style-name="WW8Num12z0" style:num-suffix="." text:bullet-char="">
        <style:list-level-properties text:list-level-position-and-space-mode="label-width-and-position" text:space-before="1.75in" text:min-label-width="0.25in"/>
        <style:text-properties style:font-name="Wingdings"/>
      </text:list-level-style-bullet>
      <text:list-level-style-bullet text:level="8" text:style-name="WW8Num12z1" style:num-suffix="." text:bullet-char="">
        <style:list-level-properties text:list-level-position-and-space-mode="label-width-and-position" text:space-before="2in" text:min-label-width="0.25in"/>
        <style:text-properties style:font-name="Wingdings 2"/>
      </text:list-level-style-bullet>
      <text:list-level-style-bullet text:level="9" text:style-name="WW8Num12z2" style:num-suffix="." text:bullet-char="■">
        <style:list-level-properties text:list-level-position-and-space-mode="label-width-and-position" text:space-before="2.25in" text:min-label-width="0.25in"/>
        <style:text-properties style:font-name="StarSymbol"/>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3" text:consecutive-numbering="true">
      <text:list-level-style-bullet text:level="1" text:style-name="WW8Num13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13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13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13z3" style:num-suffix="." text:bullet-char="">
        <style:list-level-properties text:list-level-position-and-space-mode="label-width-and-position" text:space-before="1.998in" text:min-label-width="0.25in"/>
        <style:text-properties style:font-name="Symbol"/>
      </text:list-level-style-bullet>
      <text:list-level-style-bullet text:level="5" text:style-name="WW8Num13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13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13z3" style:num-suffix="." text:bullet-char="">
        <style:list-level-properties text:list-level-position-and-space-mode="label-width-and-position" text:space-before="3.498in" text:min-label-width="0.25in"/>
        <style:text-properties style:font-name="Symbol"/>
      </text:list-level-style-bullet>
      <text:list-level-style-bullet text:level="8" text:style-name="WW8Num13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13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4" text:consecutive-numbering="true">
      <text:list-level-style-bullet text:level="1" text:style-name="WW8Num14z0" style:num-suffix="." text:bullet-char="">
        <style:list-level-properties text:list-level-position-and-space-mode="label-width-and-position" text:space-before="0.7866in" text:min-label-width="0.25in"/>
        <style:text-properties style:font-name="Wingdings"/>
      </text:list-level-style-bullet>
      <text:list-level-style-bullet text:level="2" text:style-name="WW8Num14z1" style:num-suffix="." text:bullet-char="o">
        <style:list-level-properties text:list-level-position-and-space-mode="label-width-and-position" text:space-before="1.039in" text:min-label-width="0.25in"/>
        <style:text-properties style:font-name="Courier New1"/>
      </text:list-level-style-bullet>
      <text:list-level-style-bullet text:level="3" text:style-name="WW8Num14z0" style:num-suffix="." text:bullet-char="">
        <style:list-level-properties text:list-level-position-and-space-mode="label-width-and-position" text:space-before="1.539in" text:min-label-width="0.25in"/>
        <style:text-properties style:font-name="Wingdings"/>
      </text:list-level-style-bullet>
      <text:list-level-style-bullet text:level="4" text:style-name="WW8Num14z3" style:num-suffix="." text:bullet-char="">
        <style:list-level-properties text:list-level-position-and-space-mode="label-width-and-position" text:space-before="2.039in" text:min-label-width="0.25in"/>
        <style:text-properties style:font-name="Symbol"/>
      </text:list-level-style-bullet>
      <text:list-level-style-bullet text:level="5" text:style-name="WW8Num14z1" style:num-suffix="." text:bullet-char="o">
        <style:list-level-properties text:list-level-position-and-space-mode="label-width-and-position" text:space-before="2.539in" text:min-label-width="0.25in"/>
        <style:text-properties style:font-name="Courier New1"/>
      </text:list-level-style-bullet>
      <text:list-level-style-bullet text:level="6" text:style-name="WW8Num14z0" style:num-suffix="." text:bullet-char="">
        <style:list-level-properties text:list-level-position-and-space-mode="label-width-and-position" text:space-before="3.039in" text:min-label-width="0.25in"/>
        <style:text-properties style:font-name="Wingdings"/>
      </text:list-level-style-bullet>
      <text:list-level-style-bullet text:level="7" text:style-name="WW8Num14z3" style:num-suffix="." text:bullet-char="">
        <style:list-level-properties text:list-level-position-and-space-mode="label-width-and-position" text:space-before="3.539in" text:min-label-width="0.25in"/>
        <style:text-properties style:font-name="Symbol"/>
      </text:list-level-style-bullet>
      <text:list-level-style-bullet text:level="8" text:style-name="WW8Num14z1" style:num-suffix="." text:bullet-char="o">
        <style:list-level-properties text:list-level-position-and-space-mode="label-width-and-position" text:space-before="4.039in" text:min-label-width="0.25in"/>
        <style:text-properties style:font-name="Courier New1"/>
      </text:list-level-style-bullet>
      <text:list-level-style-bullet text:level="9" text:style-name="WW8Num14z0" style:num-suffix="." text:bullet-char="">
        <style:list-level-properties text:list-level-position-and-space-mode="label-width-and-position" text:space-before="4.539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5" text:consecutive-numbering="true">
      <text:list-level-style-bullet text:level="1" text:style-name="WW8Num15z0" style:num-suffix="." text:bullet-char="">
        <style:list-level-properties text:list-level-position-and-space-mode="label-width-and-position" text:space-before="0.498in" text:min-label-width="0.25in"/>
        <style:text-properties style:font-name="Symbol"/>
      </text:list-level-style-bullet>
      <text:list-level-style-bullet text:level="2" text:style-name="WW8Num15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15z2" style:num-suffix="." text:bullet-char="">
        <style:list-level-properties text:list-level-position-and-space-mode="label-width-and-position" text:space-before="1.498in" text:min-label-width="0.25in"/>
        <style:text-properties style:font-name="Wingdings"/>
      </text:list-level-style-bullet>
      <text:list-level-style-bullet text:level="4" text:style-name="WW8Num15z0" style:num-suffix="." text:bullet-char="">
        <style:list-level-properties text:list-level-position-and-space-mode="label-width-and-position" text:space-before="1.998in" text:min-label-width="0.25in"/>
        <style:text-properties style:font-name="Symbol"/>
      </text:list-level-style-bullet>
      <text:list-level-style-bullet text:level="5" text:style-name="WW8Num15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15z2" style:num-suffix="." text:bullet-char="">
        <style:list-level-properties text:list-level-position-and-space-mode="label-width-and-position" text:space-before="2.998in" text:min-label-width="0.25in"/>
        <style:text-properties style:font-name="Wingdings"/>
      </text:list-level-style-bullet>
      <text:list-level-style-bullet text:level="7" text:style-name="WW8Num15z0" style:num-suffix="." text:bullet-char="">
        <style:list-level-properties text:list-level-position-and-space-mode="label-width-and-position" text:space-before="3.498in" text:min-label-width="0.25in"/>
        <style:text-properties style:font-name="Symbol"/>
      </text:list-level-style-bullet>
      <text:list-level-style-bullet text:level="8" text:style-name="WW8Num15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15z2"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width-and-position" text:space-before="0.248in" text:min-label-width="0.25in"/>
        <style:text-properties style:font-name="Symbol"/>
      </text:list-level-style-bullet>
      <text:list-level-style-bullet text:level="2" text:style-name="WW8Num16z1" style:num-suffix="." text:bullet-char="o">
        <style:list-level-properties text:list-level-position-and-space-mode="label-width-and-position" text:space-before="0.748in" text:min-label-width="0.25in"/>
        <style:text-properties style:font-name="Courier New1"/>
      </text:list-level-style-bullet>
      <text:list-level-style-bullet text:level="3" text:style-name="WW8Num16z2" style:num-suffix="." text:bullet-char="">
        <style:list-level-properties text:list-level-position-and-space-mode="label-width-and-position" text:space-before="1.248in" text:min-label-width="0.25in"/>
        <style:text-properties style:font-name="Wingdings"/>
      </text:list-level-style-bullet>
      <text:list-level-style-bullet text:level="4" text:style-name="WW8Num16z0" style:num-suffix="." text:bullet-char="">
        <style:list-level-properties text:list-level-position-and-space-mode="label-width-and-position" text:space-before="1.748in" text:min-label-width="0.25in"/>
        <style:text-properties style:font-name="Symbol"/>
      </text:list-level-style-bullet>
      <text:list-level-style-bullet text:level="5" text:style-name="WW8Num16z1" style:num-suffix="." text:bullet-char="o">
        <style:list-level-properties text:list-level-position-and-space-mode="label-width-and-position" text:space-before="2.248in" text:min-label-width="0.25in"/>
        <style:text-properties style:font-name="Courier New1"/>
      </text:list-level-style-bullet>
      <text:list-level-style-bullet text:level="6" text:style-name="WW8Num16z2" style:num-suffix="." text:bullet-char="">
        <style:list-level-properties text:list-level-position-and-space-mode="label-width-and-position" text:space-before="2.748in" text:min-label-width="0.25in"/>
        <style:text-properties style:font-name="Wingdings"/>
      </text:list-level-style-bullet>
      <text:list-level-style-bullet text:level="7" text:style-name="WW8Num16z0" style:num-suffix="." text:bullet-char="">
        <style:list-level-properties text:list-level-position-and-space-mode="label-width-and-position" text:space-before="3.248in" text:min-label-width="0.25in"/>
        <style:text-properties style:font-name="Symbol"/>
      </text:list-level-style-bullet>
      <text:list-level-style-bullet text:level="8" text:style-name="WW8Num16z1" style:num-suffix="." text:bullet-char="o">
        <style:list-level-properties text:list-level-position-and-space-mode="label-width-and-position" text:space-before="3.748in" text:min-label-width="0.25in"/>
        <style:text-properties style:font-name="Courier New1"/>
      </text:list-level-style-bullet>
      <text:list-level-style-bullet text:level="9" text:style-name="WW8Num16z2" style:num-suffix="." text:bullet-char="">
        <style:list-level-properties text:list-level-position-and-space-mode="label-width-and-position" text:space-before="4.24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7" text:consecutive-numbering="true">
      <text:list-level-style-bullet text:level="1" text:style-name="WW8Num17z0" style:num-suffix="." text:bullet-char="">
        <style:list-level-properties text:list-level-position-and-space-mode="label-width-and-position" text:space-before="0.248in" text:min-label-width="0.25in"/>
        <style:text-properties style:font-name="Wingdings"/>
      </text:list-level-style-bullet>
      <text:list-level-style-bullet text:level="2" text:style-name="WW8Num17z1" style:num-suffix="." text:bullet-char="o">
        <style:list-level-properties text:list-level-position-and-space-mode="label-width-and-position" text:space-before="0.498in" text:min-label-width="0.25in"/>
        <style:text-properties style:font-name="Courier New1"/>
      </text:list-level-style-bullet>
      <text:list-level-style-bullet text:level="3" text:style-name="WW8Num17z0" style:num-suffix="." text:bullet-char="">
        <style:list-level-properties text:list-level-position-and-space-mode="label-width-and-position" text:space-before="0.998in" text:min-label-width="0.25in"/>
        <style:text-properties style:font-name="Wingdings"/>
      </text:list-level-style-bullet>
      <text:list-level-style-bullet text:level="4" text:style-name="WW8Num17z3" style:num-suffix="." text:bullet-char="">
        <style:list-level-properties text:list-level-position-and-space-mode="label-width-and-position" text:space-before="1.498in" text:min-label-width="0.25in"/>
        <style:text-properties style:font-name="Symbol"/>
      </text:list-level-style-bullet>
      <text:list-level-style-bullet text:level="5" text:style-name="WW8Num17z1" style:num-suffix="." text:bullet-char="o">
        <style:list-level-properties text:list-level-position-and-space-mode="label-width-and-position" text:space-before="1.998in" text:min-label-width="0.25in"/>
        <style:text-properties style:font-name="Courier New1"/>
      </text:list-level-style-bullet>
      <text:list-level-style-bullet text:level="6" text:style-name="WW8Num17z0" style:num-suffix="." text:bullet-char="">
        <style:list-level-properties text:list-level-position-and-space-mode="label-width-and-position" text:space-before="2.498in" text:min-label-width="0.25in"/>
        <style:text-properties style:font-name="Wingdings"/>
      </text:list-level-style-bullet>
      <text:list-level-style-bullet text:level="7" text:style-name="WW8Num17z3" style:num-suffix="." text:bullet-char="">
        <style:list-level-properties text:list-level-position-and-space-mode="label-width-and-position" text:space-before="2.998in" text:min-label-width="0.25in"/>
        <style:text-properties style:font-name="Symbol"/>
      </text:list-level-style-bullet>
      <text:list-level-style-bullet text:level="8" text:style-name="WW8Num17z1" style:num-suffix="." text:bullet-char="o">
        <style:list-level-properties text:list-level-position-and-space-mode="label-width-and-position" text:space-before="3.498in" text:min-label-width="0.25in"/>
        <style:text-properties style:font-name="Courier New1"/>
      </text:list-level-style-bullet>
      <text:list-level-style-bullet text:level="9" text:style-name="WW8Num17z0" style:num-suffix="." text:bullet-char="">
        <style:list-level-properties text:list-level-position-and-space-mode="label-width-and-position" text:space-before="3.9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8" text:consecutive-numbering="true">
      <text:list-level-style-bullet text:level="1" text:style-name="WW8Num18z0" style:num-suffix="." text:bullet-char="">
        <style:list-level-properties text:list-level-position-and-space-mode="label-width-and-position" text:space-before="0.248in" text:min-label-width="0.25in"/>
        <style:text-properties style:font-name="Wingdings"/>
      </text:list-level-style-bullet>
      <text:list-level-style-bullet text:level="2" text:style-name="WW8Num18z1" style:num-suffix="." text:bullet-char="o">
        <style:list-level-properties text:list-level-position-and-space-mode="label-width-and-position" text:space-before="0.5in" text:min-label-width="0.25in"/>
        <style:text-properties style:font-name="Courier New1"/>
      </text:list-level-style-bullet>
      <text:list-level-style-bullet text:level="3" text:style-name="WW8Num18z0" style:num-suffix="." text:bullet-char="">
        <style:list-level-properties text:list-level-position-and-space-mode="label-width-and-position" text:space-before="1in" text:min-label-width="0.25in"/>
        <style:text-properties style:font-name="Wingdings"/>
      </text:list-level-style-bullet>
      <text:list-level-style-bullet text:level="4" text:style-name="WW8Num18z3" style:num-suffix="." text:bullet-char="">
        <style:list-level-properties text:list-level-position-and-space-mode="label-width-and-position" text:space-before="1.5in" text:min-label-width="0.25in"/>
        <style:text-properties style:font-name="Symbol"/>
      </text:list-level-style-bullet>
      <text:list-level-style-bullet text:level="5" text:style-name="WW8Num18z1" style:num-suffix="." text:bullet-char="o">
        <style:list-level-properties text:list-level-position-and-space-mode="label-width-and-position" text:space-before="2in" text:min-label-width="0.25in"/>
        <style:text-properties style:font-name="Courier New1"/>
      </text:list-level-style-bullet>
      <text:list-level-style-bullet text:level="6" text:style-name="WW8Num18z0" style:num-suffix="." text:bullet-char="">
        <style:list-level-properties text:list-level-position-and-space-mode="label-width-and-position" text:space-before="2.5in" text:min-label-width="0.25in"/>
        <style:text-properties style:font-name="Wingdings"/>
      </text:list-level-style-bullet>
      <text:list-level-style-bullet text:level="7" text:style-name="WW8Num18z3" style:num-suffix="." text:bullet-char="">
        <style:list-level-properties text:list-level-position-and-space-mode="label-width-and-position" text:space-before="3in" text:min-label-width="0.25in"/>
        <style:text-properties style:font-name="Symbol"/>
      </text:list-level-style-bullet>
      <text:list-level-style-bullet text:level="8" text:style-name="WW8Num18z1" style:num-suffix="." text:bullet-char="o">
        <style:list-level-properties text:list-level-position-and-space-mode="label-width-and-position" text:space-before="3.5in" text:min-label-width="0.25in"/>
        <style:text-properties style:font-name="Courier New1"/>
      </text:list-level-style-bullet>
      <text:list-level-style-bullet text:level="9" text:style-name="WW8Num18z0" style:num-suffix="." text:bullet-char="">
        <style:list-level-properties text:list-level-position-and-space-mode="label-width-and-position" text:space-before="4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19" text:consecutive-numbering="true">
      <text:list-level-style-bullet text:level="1" text:style-name="WW8Num19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19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19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19z3" style:num-suffix="." text:bullet-char="">
        <style:list-level-properties text:list-level-position-and-space-mode="label-width-and-position" text:space-before="1.998in" text:min-label-width="0.25in"/>
        <style:text-properties style:font-name="Symbol"/>
      </text:list-level-style-bullet>
      <text:list-level-style-bullet text:level="5" text:style-name="WW8Num19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19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19z3" style:num-suffix="." text:bullet-char="">
        <style:list-level-properties text:list-level-position-and-space-mode="label-width-and-position" text:space-before="3.498in" text:min-label-width="0.25in"/>
        <style:text-properties style:font-name="Symbol"/>
      </text:list-level-style-bullet>
      <text:list-level-style-bullet text:level="8" text:style-name="WW8Num19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19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0" text:consecutive-numbering="true">
      <text:list-level-style-bullet text:level="1" text:style-name="WW8Num20z0" style:num-suffix="." text:bullet-char="">
        <style:list-level-properties text:list-level-position-and-space-mode="label-width-and-position" text:space-before="0.5in" text:min-label-width="0.25in"/>
        <style:text-properties style:font-name="Symbol"/>
      </text:list-level-style-bullet>
      <text:list-level-style-bullet text:level="2" text:style-name="WW8Num20z1" style:num-suffix="." text:bullet-char="o">
        <style:list-level-properties text:list-level-position-and-space-mode="label-width-and-position" text:space-before="0.752in" text:min-label-width="0.25in"/>
        <style:text-properties style:font-name="Courier New1"/>
      </text:list-level-style-bullet>
      <text:list-level-style-bullet text:level="3" text:style-name="WW8Num20z2" style:num-suffix="." text:bullet-char="">
        <style:list-level-properties text:list-level-position-and-space-mode="label-width-and-position" text:space-before="1.252in" text:min-label-width="0.25in"/>
        <style:text-properties style:font-name="Wingdings"/>
      </text:list-level-style-bullet>
      <text:list-level-style-bullet text:level="4" text:style-name="WW8Num20z0" style:num-suffix="." text:bullet-char="">
        <style:list-level-properties text:list-level-position-and-space-mode="label-width-and-position" text:space-before="1.752in" text:min-label-width="0.25in"/>
        <style:text-properties style:font-name="Symbol"/>
      </text:list-level-style-bullet>
      <text:list-level-style-bullet text:level="5" text:style-name="WW8Num20z1" style:num-suffix="." text:bullet-char="o">
        <style:list-level-properties text:list-level-position-and-space-mode="label-width-and-position" text:space-before="2.252in" text:min-label-width="0.25in"/>
        <style:text-properties style:font-name="Courier New1"/>
      </text:list-level-style-bullet>
      <text:list-level-style-bullet text:level="6" text:style-name="WW8Num20z2" style:num-suffix="." text:bullet-char="">
        <style:list-level-properties text:list-level-position-and-space-mode="label-width-and-position" text:space-before="2.752in" text:min-label-width="0.25in"/>
        <style:text-properties style:font-name="Wingdings"/>
      </text:list-level-style-bullet>
      <text:list-level-style-bullet text:level="7" text:style-name="WW8Num20z0" style:num-suffix="." text:bullet-char="">
        <style:list-level-properties text:list-level-position-and-space-mode="label-width-and-position" text:space-before="3.252in" text:min-label-width="0.25in"/>
        <style:text-properties style:font-name="Symbol"/>
      </text:list-level-style-bullet>
      <text:list-level-style-bullet text:level="8" text:style-name="WW8Num20z1" style:num-suffix="." text:bullet-char="o">
        <style:list-level-properties text:list-level-position-and-space-mode="label-width-and-position" text:space-before="3.752in" text:min-label-width="0.25in"/>
        <style:text-properties style:font-name="Courier New1"/>
      </text:list-level-style-bullet>
      <text:list-level-style-bullet text:level="9" text:style-name="WW8Num20z2" style:num-suffix="." text:bullet-char="">
        <style:list-level-properties text:list-level-position-and-space-mode="label-width-and-position" text:space-before="4.2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1" text:consecutive-numbering="true">
      <text:list-level-style-number text:level="1" style:num-suffix="." style:num-format="1">
        <style:list-level-properties text:list-level-position-and-space-mode="label-width-and-position" text:space-before="0.3in" text:min-label-width="0.25in"/>
      </text:list-level-style-number>
      <text:list-level-style-number text:level="2" style:num-suffix="." style:num-format="a" style:num-letter-sync="true">
        <style:list-level-properties text:list-level-position-and-space-mode="label-width-and-position" text:space-before="0.8in" text:min-label-width="0.25in"/>
      </text:list-level-style-number>
      <text:list-level-style-number text:level="3" style:num-suffix="." style:num-format="i">
        <style:list-level-properties text:list-level-position-and-space-mode="label-width-and-position" text:min-label-width="1.55in" text:min-label-distance="0.1252in" fo:text-align="end"/>
      </text:list-level-style-number>
      <text:list-level-style-number text:level="4" style:num-suffix="." style:num-format="1">
        <style:list-level-properties text:list-level-position-and-space-mode="label-width-and-position" text:space-before="1.8in" text:min-label-width="0.25in"/>
      </text:list-level-style-number>
      <text:list-level-style-number text:level="5" style:num-suffix="." style:num-format="a" style:num-letter-sync="true">
        <style:list-level-properties text:list-level-position-and-space-mode="label-width-and-position" text:space-before="2.3in" text:min-label-width="0.25in"/>
      </text:list-level-style-number>
      <text:list-level-style-number text:level="6" style:num-suffix="." style:num-format="i">
        <style:list-level-properties text:list-level-position-and-space-mode="label-width-and-position" text:min-label-width="3.05in" text:min-label-distance="0.1252in" fo:text-align="end"/>
      </text:list-level-style-number>
      <text:list-level-style-number text:level="7" style:num-suffix="." style:num-format="1">
        <style:list-level-properties text:list-level-position-and-space-mode="label-width-and-position" text:space-before="3.3in" text:min-label-width="0.25in"/>
      </text:list-level-style-number>
      <text:list-level-style-number text:level="8" style:num-suffix="." style:num-format="a" style:num-letter-sync="true">
        <style:list-level-properties text:list-level-position-and-space-mode="label-width-and-position" text:space-before="3.8in" text:min-label-width="0.25in"/>
      </text:list-level-style-number>
      <text:list-level-style-number text:level="9" style:num-suffix="." style:num-format="i">
        <style:list-level-properties text:list-level-position-and-space-mode="label-width-and-position" text:min-label-width="4.5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2" text:consecutive-numbering="true">
      <text:list-level-style-bullet text:level="1" text:style-name="WW8Num22z0" style:num-suffix="." text:bullet-char="">
        <style:list-level-properties text:list-level-position-and-space-mode="label-width-and-position" text:space-before="0.3in" text:min-label-width="0.25in"/>
        <style:text-properties style:font-name="Wingdings"/>
      </text:list-level-style-bullet>
      <text:list-level-style-bullet text:level="2" text:style-name="WW8Num22z1" style:num-suffix="." text:bullet-char="o">
        <style:list-level-properties text:list-level-position-and-space-mode="label-width-and-position" text:space-before="0.552in" text:min-label-width="0.25in"/>
        <style:text-properties style:font-name="Courier New1"/>
      </text:list-level-style-bullet>
      <text:list-level-style-bullet text:level="3" text:style-name="WW8Num22z0" style:num-suffix="." text:bullet-char="">
        <style:list-level-properties text:list-level-position-and-space-mode="label-width-and-position" text:space-before="1.052in" text:min-label-width="0.25in"/>
        <style:text-properties style:font-name="Wingdings"/>
      </text:list-level-style-bullet>
      <text:list-level-style-bullet text:level="4" text:style-name="WW8Num22z3" style:num-suffix="." text:bullet-char="">
        <style:list-level-properties text:list-level-position-and-space-mode="label-width-and-position" text:space-before="1.552in" text:min-label-width="0.25in"/>
        <style:text-properties style:font-name="Symbol"/>
      </text:list-level-style-bullet>
      <text:list-level-style-bullet text:level="5" text:style-name="WW8Num22z1" style:num-suffix="." text:bullet-char="o">
        <style:list-level-properties text:list-level-position-and-space-mode="label-width-and-position" text:space-before="2.052in" text:min-label-width="0.25in"/>
        <style:text-properties style:font-name="Courier New1"/>
      </text:list-level-style-bullet>
      <text:list-level-style-bullet text:level="6" text:style-name="WW8Num22z0" style:num-suffix="." text:bullet-char="">
        <style:list-level-properties text:list-level-position-and-space-mode="label-width-and-position" text:space-before="2.552in" text:min-label-width="0.25in"/>
        <style:text-properties style:font-name="Wingdings"/>
      </text:list-level-style-bullet>
      <text:list-level-style-bullet text:level="7" text:style-name="WW8Num22z3" style:num-suffix="." text:bullet-char="">
        <style:list-level-properties text:list-level-position-and-space-mode="label-width-and-position" text:space-before="3.052in" text:min-label-width="0.25in"/>
        <style:text-properties style:font-name="Symbol"/>
      </text:list-level-style-bullet>
      <text:list-level-style-bullet text:level="8" text:style-name="WW8Num22z1" style:num-suffix="." text:bullet-char="o">
        <style:list-level-properties text:list-level-position-and-space-mode="label-width-and-position" text:space-before="3.552in" text:min-label-width="0.25in"/>
        <style:text-properties style:font-name="Courier New1"/>
      </text:list-level-style-bullet>
      <text:list-level-style-bullet text:level="9" text:style-name="WW8Num22z0" style:num-suffix="." text:bullet-char="">
        <style:list-level-properties text:list-level-position-and-space-mode="label-width-and-position" text:space-before="4.0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3" text:consecutive-numbering="true">
      <text:list-level-style-bullet text:level="1" text:style-name="WW8Num23z0" style:num-suffix="." text:bullet-char="">
        <style:list-level-properties text:list-level-position-and-space-mode="label-width-and-position" text:space-before="0.5in" text:min-label-width="0.25in"/>
        <style:text-properties style:font-name="Wingdings"/>
      </text:list-level-style-bullet>
      <text:list-level-style-bullet text:level="2" text:style-name="WW8Num23z1" style:num-suffix="." text:bullet-char="o">
        <style:list-level-properties text:list-level-position-and-space-mode="label-width-and-position" text:space-before="0.752in" text:min-label-width="0.25in"/>
        <style:text-properties style:font-name="Courier New1"/>
      </text:list-level-style-bullet>
      <text:list-level-style-bullet text:level="3" text:style-name="WW8Num23z0" style:num-suffix="." text:bullet-char="">
        <style:list-level-properties text:list-level-position-and-space-mode="label-width-and-position" text:space-before="1.252in" text:min-label-width="0.25in"/>
        <style:text-properties style:font-name="Wingdings"/>
      </text:list-level-style-bullet>
      <text:list-level-style-bullet text:level="4" text:style-name="WW8Num23z3" style:num-suffix="." text:bullet-char="">
        <style:list-level-properties text:list-level-position-and-space-mode="label-width-and-position" text:space-before="1.752in" text:min-label-width="0.25in"/>
        <style:text-properties style:font-name="Symbol"/>
      </text:list-level-style-bullet>
      <text:list-level-style-bullet text:level="5" text:style-name="WW8Num23z1" style:num-suffix="." text:bullet-char="o">
        <style:list-level-properties text:list-level-position-and-space-mode="label-width-and-position" text:space-before="2.252in" text:min-label-width="0.25in"/>
        <style:text-properties style:font-name="Courier New1"/>
      </text:list-level-style-bullet>
      <text:list-level-style-bullet text:level="6" text:style-name="WW8Num23z0" style:num-suffix="." text:bullet-char="">
        <style:list-level-properties text:list-level-position-and-space-mode="label-width-and-position" text:space-before="2.752in" text:min-label-width="0.25in"/>
        <style:text-properties style:font-name="Wingdings"/>
      </text:list-level-style-bullet>
      <text:list-level-style-bullet text:level="7" text:style-name="WW8Num23z3" style:num-suffix="." text:bullet-char="">
        <style:list-level-properties text:list-level-position-and-space-mode="label-width-and-position" text:space-before="3.252in" text:min-label-width="0.25in"/>
        <style:text-properties style:font-name="Symbol"/>
      </text:list-level-style-bullet>
      <text:list-level-style-bullet text:level="8" text:style-name="WW8Num23z1" style:num-suffix="." text:bullet-char="o">
        <style:list-level-properties text:list-level-position-and-space-mode="label-width-and-position" text:space-before="3.752in" text:min-label-width="0.25in"/>
        <style:text-properties style:font-name="Courier New1"/>
      </text:list-level-style-bullet>
      <text:list-level-style-bullet text:level="9" text:style-name="WW8Num23z0" style:num-suffix="." text:bullet-char="">
        <style:list-level-properties text:list-level-position-and-space-mode="label-width-and-position" text:space-before="4.2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4" text:consecutive-numbering="true">
      <text:list-level-style-bullet text:level="1" text:style-name="WW8Num24z0" style:num-suffix="." text:bullet-char="">
        <style:list-level-properties text:list-level-position-and-space-mode="label-width-and-position" text:space-before="0.498in" text:min-label-width="0.25in"/>
        <style:text-properties style:font-name="Symbol"/>
      </text:list-level-style-bullet>
      <text:list-level-style-bullet text:level="2" text:style-name="WW8Num24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24z2" style:num-suffix="." text:bullet-char="">
        <style:list-level-properties text:list-level-position-and-space-mode="label-width-and-position" text:space-before="1.498in" text:min-label-width="0.25in"/>
        <style:text-properties style:font-name="Wingdings"/>
      </text:list-level-style-bullet>
      <text:list-level-style-bullet text:level="4" text:style-name="WW8Num24z0" style:num-suffix="." text:bullet-char="">
        <style:list-level-properties text:list-level-position-and-space-mode="label-width-and-position" text:space-before="1.998in" text:min-label-width="0.25in"/>
        <style:text-properties style:font-name="Symbol"/>
      </text:list-level-style-bullet>
      <text:list-level-style-bullet text:level="5" text:style-name="WW8Num24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24z2" style:num-suffix="." text:bullet-char="">
        <style:list-level-properties text:list-level-position-and-space-mode="label-width-and-position" text:space-before="2.998in" text:min-label-width="0.25in"/>
        <style:text-properties style:font-name="Wingdings"/>
      </text:list-level-style-bullet>
      <text:list-level-style-bullet text:level="7" text:style-name="WW8Num24z0" style:num-suffix="." text:bullet-char="">
        <style:list-level-properties text:list-level-position-and-space-mode="label-width-and-position" text:space-before="3.498in" text:min-label-width="0.25in"/>
        <style:text-properties style:font-name="Symbol"/>
      </text:list-level-style-bullet>
      <text:list-level-style-bullet text:level="8" text:style-name="WW8Num24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24z2"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5" text:consecutive-numbering="true">
      <text:list-level-style-bullet text:level="1" text:style-name="WW8Num25z0" style:num-suffix="." text:bullet-char="">
        <style:list-level-properties text:list-level-position-and-space-mode="label-width-and-position" text:space-before="0.248in" text:min-label-width="0.25in"/>
        <style:text-properties style:font-name="Symbol"/>
      </text:list-level-style-bullet>
      <text:list-level-style-bullet text:level="2" text:style-name="WW8Num25z1" style:num-suffix="." text:bullet-char="o">
        <style:list-level-properties text:list-level-position-and-space-mode="label-width-and-position" text:space-before="0.748in" text:min-label-width="0.25in"/>
        <style:text-properties style:font-name="Courier New1"/>
      </text:list-level-style-bullet>
      <text:list-level-style-bullet text:level="3" text:style-name="WW8Num25z2" style:num-suffix="." text:bullet-char="">
        <style:list-level-properties text:list-level-position-and-space-mode="label-width-and-position" text:space-before="1.248in" text:min-label-width="0.25in"/>
        <style:text-properties style:font-name="Wingdings"/>
      </text:list-level-style-bullet>
      <text:list-level-style-bullet text:level="4" text:style-name="WW8Num25z0" style:num-suffix="." text:bullet-char="">
        <style:list-level-properties text:list-level-position-and-space-mode="label-width-and-position" text:space-before="1.748in" text:min-label-width="0.25in"/>
        <style:text-properties style:font-name="Symbol"/>
      </text:list-level-style-bullet>
      <text:list-level-style-bullet text:level="5" text:style-name="WW8Num25z1" style:num-suffix="." text:bullet-char="o">
        <style:list-level-properties text:list-level-position-and-space-mode="label-width-and-position" text:space-before="2.248in" text:min-label-width="0.25in"/>
        <style:text-properties style:font-name="Courier New1"/>
      </text:list-level-style-bullet>
      <text:list-level-style-bullet text:level="6" text:style-name="WW8Num25z2" style:num-suffix="." text:bullet-char="">
        <style:list-level-properties text:list-level-position-and-space-mode="label-width-and-position" text:space-before="2.748in" text:min-label-width="0.25in"/>
        <style:text-properties style:font-name="Wingdings"/>
      </text:list-level-style-bullet>
      <text:list-level-style-bullet text:level="7" text:style-name="WW8Num25z0" style:num-suffix="." text:bullet-char="">
        <style:list-level-properties text:list-level-position-and-space-mode="label-width-and-position" text:space-before="3.248in" text:min-label-width="0.25in"/>
        <style:text-properties style:font-name="Symbol"/>
      </text:list-level-style-bullet>
      <text:list-level-style-bullet text:level="8" text:style-name="WW8Num25z1" style:num-suffix="." text:bullet-char="o">
        <style:list-level-properties text:list-level-position-and-space-mode="label-width-and-position" text:space-before="3.748in" text:min-label-width="0.25in"/>
        <style:text-properties style:font-name="Courier New1"/>
      </text:list-level-style-bullet>
      <text:list-level-style-bullet text:level="9" text:style-name="WW8Num25z2" style:num-suffix="." text:bullet-char="">
        <style:list-level-properties text:list-level-position-and-space-mode="label-width-and-position" text:space-before="4.24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6" text:consecutive-numbering="true">
      <text:list-level-style-bullet text:level="1" text:style-name="WW8Num26z0" style:num-suffix="." text:bullet-char="">
        <style:list-level-properties text:list-level-position-and-space-mode="label-width-and-position" text:space-before="0.5in" text:min-label-width="0.25in"/>
        <style:text-properties style:font-name="Wingdings"/>
      </text:list-level-style-bullet>
      <text:list-level-style-bullet text:level="2" text:style-name="WW8Num26z1" style:num-suffix="." text:bullet-char="o">
        <style:list-level-properties text:list-level-position-and-space-mode="label-width-and-position" text:space-before="0.752in" text:min-label-width="0.25in"/>
        <style:text-properties style:font-name="Courier New1"/>
      </text:list-level-style-bullet>
      <text:list-level-style-bullet text:level="3" text:style-name="WW8Num26z0" style:num-suffix="." text:bullet-char="">
        <style:list-level-properties text:list-level-position-and-space-mode="label-width-and-position" text:space-before="1.252in" text:min-label-width="0.25in"/>
        <style:text-properties style:font-name="Wingdings"/>
      </text:list-level-style-bullet>
      <text:list-level-style-bullet text:level="4" text:style-name="WW8Num26z3" style:num-suffix="." text:bullet-char="">
        <style:list-level-properties text:list-level-position-and-space-mode="label-width-and-position" text:space-before="1.752in" text:min-label-width="0.25in"/>
        <style:text-properties style:font-name="Symbol"/>
      </text:list-level-style-bullet>
      <text:list-level-style-bullet text:level="5" text:style-name="WW8Num26z1" style:num-suffix="." text:bullet-char="o">
        <style:list-level-properties text:list-level-position-and-space-mode="label-width-and-position" text:space-before="2.252in" text:min-label-width="0.25in"/>
        <style:text-properties style:font-name="Courier New1"/>
      </text:list-level-style-bullet>
      <text:list-level-style-bullet text:level="6" text:style-name="WW8Num26z0" style:num-suffix="." text:bullet-char="">
        <style:list-level-properties text:list-level-position-and-space-mode="label-width-and-position" text:space-before="2.752in" text:min-label-width="0.25in"/>
        <style:text-properties style:font-name="Wingdings"/>
      </text:list-level-style-bullet>
      <text:list-level-style-bullet text:level="7" text:style-name="WW8Num26z3" style:num-suffix="." text:bullet-char="">
        <style:list-level-properties text:list-level-position-and-space-mode="label-width-and-position" text:space-before="3.252in" text:min-label-width="0.25in"/>
        <style:text-properties style:font-name="Symbol"/>
      </text:list-level-style-bullet>
      <text:list-level-style-bullet text:level="8" text:style-name="WW8Num26z1" style:num-suffix="." text:bullet-char="o">
        <style:list-level-properties text:list-level-position-and-space-mode="label-width-and-position" text:space-before="3.752in" text:min-label-width="0.25in"/>
        <style:text-properties style:font-name="Courier New1"/>
      </text:list-level-style-bullet>
      <text:list-level-style-bullet text:level="9" text:style-name="WW8Num26z0" style:num-suffix="." text:bullet-char="">
        <style:list-level-properties text:list-level-position-and-space-mode="label-width-and-position" text:space-before="4.2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7" text:consecutive-numbering="true">
      <text:list-level-style-number text:level="1" style:num-prefix="[" style:num-suffix="]" style:num-format="1">
        <style:list-level-properties text:list-level-position-and-space-mode="label-width-and-position" text:min-label-width="0.2992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min-label-width="1.5in" text:min-label-distance="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min-label-width="3in" text:min-label-distance="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min-label-width="4.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28" text:consecutive-numbering="true">
      <text:list-level-style-bullet text:level="1" text:style-name="WW8Num28z0" style:num-suffix="." text:bullet-char="">
        <style:list-level-properties text:list-level-position-and-space-mode="label-width-and-position" text:space-before="0.5in" text:min-label-width="0.25in"/>
        <style:text-properties style:font-name="Wingdings"/>
      </text:list-level-style-bullet>
      <text:list-level-style-bullet text:level="2" text:style-name="WW8Num28z1" style:num-suffix="." text:bullet-char="o">
        <style:list-level-properties text:list-level-position-and-space-mode="label-width-and-position" text:space-before="0.752in" text:min-label-width="0.25in"/>
        <style:text-properties style:font-name="Courier New1"/>
      </text:list-level-style-bullet>
      <text:list-level-style-bullet text:level="3" text:style-name="WW8Num28z0" style:num-suffix="." text:bullet-char="">
        <style:list-level-properties text:list-level-position-and-space-mode="label-width-and-position" text:space-before="1.252in" text:min-label-width="0.25in"/>
        <style:text-properties style:font-name="Wingdings"/>
      </text:list-level-style-bullet>
      <text:list-level-style-bullet text:level="4" text:style-name="WW8Num28z3" style:num-suffix="." text:bullet-char="">
        <style:list-level-properties text:list-level-position-and-space-mode="label-width-and-position" text:space-before="1.752in" text:min-label-width="0.25in"/>
        <style:text-properties style:font-name="Symbol"/>
      </text:list-level-style-bullet>
      <text:list-level-style-bullet text:level="5" text:style-name="WW8Num28z1" style:num-suffix="." text:bullet-char="o">
        <style:list-level-properties text:list-level-position-and-space-mode="label-width-and-position" text:space-before="2.252in" text:min-label-width="0.25in"/>
        <style:text-properties style:font-name="Courier New1"/>
      </text:list-level-style-bullet>
      <text:list-level-style-bullet text:level="6" text:style-name="WW8Num28z0" style:num-suffix="." text:bullet-char="">
        <style:list-level-properties text:list-level-position-and-space-mode="label-width-and-position" text:space-before="2.752in" text:min-label-width="0.25in"/>
        <style:text-properties style:font-name="Wingdings"/>
      </text:list-level-style-bullet>
      <text:list-level-style-bullet text:level="7" text:style-name="WW8Num28z3" style:num-suffix="." text:bullet-char="">
        <style:list-level-properties text:list-level-position-and-space-mode="label-width-and-position" text:space-before="3.252in" text:min-label-width="0.25in"/>
        <style:text-properties style:font-name="Symbol"/>
      </text:list-level-style-bullet>
      <text:list-level-style-bullet text:level="8" text:style-name="WW8Num28z1" style:num-suffix="." text:bullet-char="o">
        <style:list-level-properties text:list-level-position-and-space-mode="label-width-and-position" text:space-before="3.752in" text:min-label-width="0.25in"/>
        <style:text-properties style:font-name="Courier New1"/>
      </text:list-level-style-bullet>
      <text:list-level-style-bullet text:level="9" text:style-name="WW8Num28z0" style:num-suffix="." text:bullet-char="">
        <style:list-level-properties text:list-level-position-and-space-mode="label-width-and-position" text:space-before="4.2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29" text:consecutive-numbering="true">
      <text:list-level-style-bullet text:level="1" text:style-name="WW8Num29z0" style:num-suffix="." text:bullet-char="">
        <style:list-level-properties text:list-level-position-and-space-mode="label-width-and-position" text:space-before="0.248in" text:min-label-width="0.25in"/>
        <style:text-properties style:font-name="Wingdings"/>
      </text:list-level-style-bullet>
      <text:list-level-style-bullet text:level="2" text:style-name="WW8Num29z1" style:num-suffix="." text:bullet-char="o">
        <style:list-level-properties text:list-level-position-and-space-mode="label-width-and-position" text:space-before="0.748in" text:min-label-width="0.25in"/>
        <style:text-properties style:font-name="Courier New1"/>
      </text:list-level-style-bullet>
      <text:list-level-style-bullet text:level="3" text:style-name="WW8Num29z0" style:num-suffix="." text:bullet-char="">
        <style:list-level-properties text:list-level-position-and-space-mode="label-width-and-position" text:space-before="1.248in" text:min-label-width="0.25in"/>
        <style:text-properties style:font-name="Wingdings"/>
      </text:list-level-style-bullet>
      <text:list-level-style-bullet text:level="4" text:style-name="WW8Num29z3" style:num-suffix="." text:bullet-char="">
        <style:list-level-properties text:list-level-position-and-space-mode="label-width-and-position" text:space-before="1.748in" text:min-label-width="0.25in"/>
        <style:text-properties style:font-name="Symbol"/>
      </text:list-level-style-bullet>
      <text:list-level-style-bullet text:level="5" text:style-name="WW8Num29z1" style:num-suffix="." text:bullet-char="o">
        <style:list-level-properties text:list-level-position-and-space-mode="label-width-and-position" text:space-before="2.248in" text:min-label-width="0.25in"/>
        <style:text-properties style:font-name="Courier New1"/>
      </text:list-level-style-bullet>
      <text:list-level-style-bullet text:level="6" text:style-name="WW8Num29z0" style:num-suffix="." text:bullet-char="">
        <style:list-level-properties text:list-level-position-and-space-mode="label-width-and-position" text:space-before="2.748in" text:min-label-width="0.25in"/>
        <style:text-properties style:font-name="Wingdings"/>
      </text:list-level-style-bullet>
      <text:list-level-style-bullet text:level="7" text:style-name="WW8Num29z3" style:num-suffix="." text:bullet-char="">
        <style:list-level-properties text:list-level-position-and-space-mode="label-width-and-position" text:space-before="3.248in" text:min-label-width="0.25in"/>
        <style:text-properties style:font-name="Symbol"/>
      </text:list-level-style-bullet>
      <text:list-level-style-bullet text:level="8" text:style-name="WW8Num29z1" style:num-suffix="." text:bullet-char="o">
        <style:list-level-properties text:list-level-position-and-space-mode="label-width-and-position" text:space-before="3.748in" text:min-label-width="0.25in"/>
        <style:text-properties style:font-name="Courier New1"/>
      </text:list-level-style-bullet>
      <text:list-level-style-bullet text:level="9" text:style-name="WW8Num29z0" style:num-suffix="." text:bullet-char="">
        <style:list-level-properties text:list-level-position-and-space-mode="label-width-and-position" text:space-before="4.24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0">
      <text:list-level-style-bullet text:level="1" text:style-name="WW8Num30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30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0z2" style:num-suffix="." text:bullet-char="">
        <style:list-level-properties text:list-level-position-and-space-mode="label-width-and-position" text:space-before="1.4976in" text:min-label-width="0.389in"/>
        <style:text-properties style:font-name="Symbol"/>
      </text:list-level-style-bullet>
      <text:list-level-style-bullet text:level="4" text:style-name="WW8Num30z3" style:num-suffix="." text:bullet-char="">
        <style:list-level-properties text:list-level-position-and-space-mode="label-width-and-position" text:space-before="1.998in" text:min-label-width="0.25in"/>
        <style:text-properties style:font-name="Symbol"/>
      </text:list-level-style-bullet>
      <text:list-level-style-bullet text:level="5" text:style-name="WW8Num30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0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0z3" style:num-suffix="." text:bullet-char="">
        <style:list-level-properties text:list-level-position-and-space-mode="label-width-and-position" text:space-before="3.498in" text:min-label-width="0.25in"/>
        <style:text-properties style:font-name="Symbol"/>
      </text:list-level-style-bullet>
      <text:list-level-style-bullet text:level="8" text:style-name="WW8Num30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0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1">
      <text:list-level-style-number text:level="1" style:num-format="1">
        <style:list-level-properties text:list-level-position-and-space-mode="label-width-and-position" text:min-label-width="0.3in"/>
      </text:list-level-style-number>
      <text:list-level-style-number text:level="2" style:num-format="1" text:display-levels="2">
        <style:list-level-properties text:list-level-position-and-space-mode="label-width-and-position" text:min-label-width="0.4in"/>
      </text:list-level-style-number>
      <text:list-level-style-number text:level="3" style:num-format="1" text:display-levels="3">
        <style:list-level-properties text:list-level-position-and-space-mode="label-width-and-position" text:min-label-width="0.5in"/>
      </text:list-level-style-number>
      <text:list-level-style-number text:level="4" style:num-format="1" text:display-levels="4">
        <style:list-level-properties text:list-level-position-and-space-mode="label-width-and-position" text:min-label-width="0.6in"/>
      </text:list-level-style-number>
      <text:list-level-style-number text:level="5" style:num-format="1" text:display-levels="5">
        <style:list-level-properties text:list-level-position-and-space-mode="label-width-and-position" text:min-label-width="0.7in"/>
      </text:list-level-style-number>
      <text:list-level-style-number text:level="6" style:num-format="1" text:display-levels="6">
        <style:list-level-properties text:list-level-position-and-space-mode="label-width-and-position" text:min-label-width="0.8in"/>
      </text:list-level-style-number>
      <text:list-level-style-number text:level="7" style:num-format="1" text:display-levels="7">
        <style:list-level-properties text:list-level-position-and-space-mode="label-width-and-position" text:min-label-width="0.9in"/>
      </text:list-level-style-number>
      <text:list-level-style-number text:level="8" style:num-format="1" text:display-levels="8">
        <style:list-level-properties text:list-level-position-and-space-mode="label-width-and-position" text:min-label-width="1in"/>
      </text:list-level-style-number>
      <text:list-level-style-number text:level="9" style:num-format="1" text:display-levels="9">
        <style:list-level-properties text:list-level-position-and-space-mode="label-width-and-position" text:min-label-width="1.1in"/>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32" text:consecutive-numbering="true">
      <text:list-level-style-bullet text:level="1" text:style-name="WW8Num32z0" style:num-suffix="." text:bullet-char="">
        <style:list-level-properties text:list-level-position-and-space-mode="label-width-and-position" text:space-before="0.748in" text:min-label-width="0.25in"/>
        <style:text-properties style:font-name="Wingdings"/>
      </text:list-level-style-bullet>
      <text:list-level-style-bullet text:level="2" text:style-name="WW8Num32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2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32z3" style:num-suffix="." text:bullet-char="">
        <style:list-level-properties text:list-level-position-and-space-mode="label-width-and-position" text:space-before="1.998in" text:min-label-width="0.25in"/>
        <style:text-properties style:font-name="Symbol"/>
      </text:list-level-style-bullet>
      <text:list-level-style-bullet text:level="5" text:style-name="WW8Num32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2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2z3" style:num-suffix="." text:bullet-char="">
        <style:list-level-properties text:list-level-position-and-space-mode="label-width-and-position" text:space-before="3.498in" text:min-label-width="0.25in"/>
        <style:text-properties style:font-name="Symbol"/>
      </text:list-level-style-bullet>
      <text:list-level-style-bullet text:level="8" text:style-name="WW8Num32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2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3" text:consecutive-numbering="true">
      <text:list-level-style-bullet text:level="1" text:style-name="WW8Num33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33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3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33z3" style:num-suffix="." text:bullet-char="">
        <style:list-level-properties text:list-level-position-and-space-mode="label-width-and-position" text:space-before="1.998in" text:min-label-width="0.25in"/>
        <style:text-properties style:font-name="Symbol"/>
      </text:list-level-style-bullet>
      <text:list-level-style-bullet text:level="5" text:style-name="WW8Num33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3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3z3" style:num-suffix="." text:bullet-char="">
        <style:list-level-properties text:list-level-position-and-space-mode="label-width-and-position" text:space-before="3.498in" text:min-label-width="0.25in"/>
        <style:text-properties style:font-name="Symbol"/>
      </text:list-level-style-bullet>
      <text:list-level-style-bullet text:level="8" text:style-name="WW8Num33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3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4" text:consecutive-numbering="true">
      <text:list-level-style-number text:level="1" style:num-suffix="." style:num-format="1">
        <style:list-level-properties text:list-level-position-and-space-mode="label-width-and-position" text:space-before="0.498in" text:min-label-width="0.25in"/>
      </text:list-level-style-number>
      <text:list-level-style-bullet text:level="2" text:style-name="WW8Num34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4z2" style:num-suffix="." text:bullet-char="">
        <style:list-level-properties text:list-level-position-and-space-mode="label-width-and-position" text:space-before="1.498in" text:min-label-width="0.25in"/>
        <style:text-properties style:font-name="Wingdings"/>
      </text:list-level-style-bullet>
      <text:list-level-style-bullet text:level="4" text:style-name="WW8Num34z3" style:num-suffix="." text:bullet-char="">
        <style:list-level-properties text:list-level-position-and-space-mode="label-width-and-position" text:space-before="1.998in" text:min-label-width="0.25in"/>
        <style:text-properties style:font-name="Symbol"/>
      </text:list-level-style-bullet>
      <text:list-level-style-bullet text:level="5" text:style-name="WW8Num34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4z2"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4z3" style:num-suffix="." text:bullet-char="">
        <style:list-level-properties text:list-level-position-and-space-mode="label-width-and-position" text:space-before="3.498in" text:min-label-width="0.25in"/>
        <style:text-properties style:font-name="Symbol"/>
      </text:list-level-style-bullet>
      <text:list-level-style-bullet text:level="8" text:style-name="WW8Num34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4z2"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5" text:consecutive-numbering="true">
      <text:list-level-style-bullet text:level="1" text:style-name="WW8Num35z0" style:num-suffix="." text:bullet-char="">
        <style:list-level-properties text:list-level-position-and-space-mode="label-width-and-position" text:space-before="0.498in" text:min-label-width="0.25in"/>
        <style:text-properties style:font-name="Symbol"/>
      </text:list-level-style-bullet>
      <text:list-level-style-bullet text:level="2" text:style-name="WW8Num35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5z2" style:num-suffix="." text:bullet-char="">
        <style:list-level-properties text:list-level-position-and-space-mode="label-width-and-position" text:space-before="1.498in" text:min-label-width="0.25in"/>
        <style:text-properties style:font-name="Wingdings"/>
      </text:list-level-style-bullet>
      <text:list-level-style-bullet text:level="4" text:style-name="WW8Num35z0" style:num-suffix="." text:bullet-char="">
        <style:list-level-properties text:list-level-position-and-space-mode="label-width-and-position" text:space-before="1.998in" text:min-label-width="0.25in"/>
        <style:text-properties style:font-name="Symbol"/>
      </text:list-level-style-bullet>
      <text:list-level-style-bullet text:level="5" text:style-name="WW8Num35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5z2"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5z0" style:num-suffix="." text:bullet-char="">
        <style:list-level-properties text:list-level-position-and-space-mode="label-width-and-position" text:space-before="3.498in" text:min-label-width="0.25in"/>
        <style:text-properties style:font-name="Symbol"/>
      </text:list-level-style-bullet>
      <text:list-level-style-bullet text:level="8" text:style-name="WW8Num35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5z2"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6" text:consecutive-numbering="true">
      <text:list-level-style-bullet text:level="1" text:style-name="WW8Num36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36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6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36z3" style:num-suffix="." text:bullet-char="">
        <style:list-level-properties text:list-level-position-and-space-mode="label-width-and-position" text:space-before="1.998in" text:min-label-width="0.25in"/>
        <style:text-properties style:font-name="Symbol"/>
      </text:list-level-style-bullet>
      <text:list-level-style-bullet text:level="5" text:style-name="WW8Num36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6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6z3" style:num-suffix="." text:bullet-char="">
        <style:list-level-properties text:list-level-position-and-space-mode="label-width-and-position" text:space-before="3.498in" text:min-label-width="0.25in"/>
        <style:text-properties style:font-name="Symbol"/>
      </text:list-level-style-bullet>
      <text:list-level-style-bullet text:level="8" text:style-name="WW8Num36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6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7" text:consecutive-numbering="true">
      <text:list-level-style-bullet text:level="1" text:style-name="WW8Num37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37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37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37z3" style:num-suffix="." text:bullet-char="">
        <style:list-level-properties text:list-level-position-and-space-mode="label-width-and-position" text:space-before="1.998in" text:min-label-width="0.25in"/>
        <style:text-properties style:font-name="Symbol"/>
      </text:list-level-style-bullet>
      <text:list-level-style-bullet text:level="5" text:style-name="WW8Num37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37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37z3" style:num-suffix="." text:bullet-char="">
        <style:list-level-properties text:list-level-position-and-space-mode="label-width-and-position" text:space-before="3.498in" text:min-label-width="0.25in"/>
        <style:text-properties style:font-name="Symbol"/>
      </text:list-level-style-bullet>
      <text:list-level-style-bullet text:level="8" text:style-name="WW8Num37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37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8" text:consecutive-numbering="true">
      <text:list-level-style-bullet text:level="1" text:style-name="WW8Num38z0" style:num-suffix="." text:bullet-char="">
        <style:list-level-properties text:list-level-position-and-space-mode="label-width-and-position" text:space-before="0.5in" text:min-label-width="0.25in"/>
        <style:text-properties style:font-name="Symbol"/>
      </text:list-level-style-bullet>
      <text:list-level-style-bullet text:level="2" text:style-name="WW8Num38z1" style:num-suffix="." text:bullet-char="o">
        <style:list-level-properties text:list-level-position-and-space-mode="label-width-and-position" text:space-before="0.752in" text:min-label-width="0.25in"/>
        <style:text-properties style:font-name="Courier New1"/>
      </text:list-level-style-bullet>
      <text:list-level-style-bullet text:level="3" text:style-name="WW8Num38z2" style:num-suffix="." text:bullet-char="">
        <style:list-level-properties text:list-level-position-and-space-mode="label-width-and-position" text:space-before="1.252in" text:min-label-width="0.25in"/>
        <style:text-properties style:font-name="Wingdings"/>
      </text:list-level-style-bullet>
      <text:list-level-style-bullet text:level="4" text:style-name="WW8Num38z0" style:num-suffix="." text:bullet-char="">
        <style:list-level-properties text:list-level-position-and-space-mode="label-width-and-position" text:space-before="1.752in" text:min-label-width="0.25in"/>
        <style:text-properties style:font-name="Symbol"/>
      </text:list-level-style-bullet>
      <text:list-level-style-bullet text:level="5" text:style-name="WW8Num38z1" style:num-suffix="." text:bullet-char="o">
        <style:list-level-properties text:list-level-position-and-space-mode="label-width-and-position" text:space-before="2.252in" text:min-label-width="0.25in"/>
        <style:text-properties style:font-name="Courier New1"/>
      </text:list-level-style-bullet>
      <text:list-level-style-bullet text:level="6" text:style-name="WW8Num38z2" style:num-suffix="." text:bullet-char="">
        <style:list-level-properties text:list-level-position-and-space-mode="label-width-and-position" text:space-before="2.752in" text:min-label-width="0.25in"/>
        <style:text-properties style:font-name="Wingdings"/>
      </text:list-level-style-bullet>
      <text:list-level-style-bullet text:level="7" text:style-name="WW8Num38z0" style:num-suffix="." text:bullet-char="">
        <style:list-level-properties text:list-level-position-and-space-mode="label-width-and-position" text:space-before="3.252in" text:min-label-width="0.25in"/>
        <style:text-properties style:font-name="Symbol"/>
      </text:list-level-style-bullet>
      <text:list-level-style-bullet text:level="8" text:style-name="WW8Num38z1" style:num-suffix="." text:bullet-char="o">
        <style:list-level-properties text:list-level-position-and-space-mode="label-width-and-position" text:space-before="3.752in" text:min-label-width="0.25in"/>
        <style:text-properties style:font-name="Courier New1"/>
      </text:list-level-style-bullet>
      <text:list-level-style-bullet text:level="9" text:style-name="WW8Num38z2" style:num-suffix="." text:bullet-char="">
        <style:list-level-properties text:list-level-position-and-space-mode="label-width-and-position" text:space-before="4.2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39">
      <text:list-level-style-number text:level="1" style:num-suffix=")" style:num-format="a" style:num-letter-sync="true">
        <style:list-level-properties text:list-level-position-and-space-mode="label-width-and-position" text:space-before="0.3in" text:min-label-width="0.4445in"/>
      </text:list-level-style-number>
      <text:list-level-style-number text:level="2" style:num-suffix=")" style:num-format="1">
        <style:list-level-properties text:list-level-position-and-space-mode="label-width-and-position" text:space-before="0.8in" text:min-label-width="0.4445in"/>
      </text:list-level-style-number>
      <text:list-level-style-number text:level="3" style:num-suffix="." style:num-format="i">
        <style:list-level-properties text:list-level-position-and-space-mode="label-width-and-position" text:min-label-width="1.55in" text:min-label-distance="0.1252in" fo:text-align="end"/>
      </text:list-level-style-number>
      <text:list-level-style-number text:level="4" style:num-suffix="." style:num-format="1">
        <style:list-level-properties text:list-level-position-and-space-mode="label-width-and-position" text:space-before="1.8in" text:min-label-width="0.25in"/>
      </text:list-level-style-number>
      <text:list-level-style-number text:level="5" style:num-suffix="." style:num-format="a" style:num-letter-sync="true">
        <style:list-level-properties text:list-level-position-and-space-mode="label-width-and-position" text:space-before="2.3in" text:min-label-width="0.25in"/>
      </text:list-level-style-number>
      <text:list-level-style-number text:level="6" style:num-suffix="." style:num-format="i">
        <style:list-level-properties text:list-level-position-and-space-mode="label-width-and-position" text:min-label-width="3.05in" text:min-label-distance="0.1252in" fo:text-align="end"/>
      </text:list-level-style-number>
      <text:list-level-style-number text:level="7" style:num-suffix="." style:num-format="1">
        <style:list-level-properties text:list-level-position-and-space-mode="label-width-and-position" text:space-before="3.3in" text:min-label-width="0.25in"/>
      </text:list-level-style-number>
      <text:list-level-style-number text:level="8" style:num-suffix="." style:num-format="a" style:num-letter-sync="true">
        <style:list-level-properties text:list-level-position-and-space-mode="label-width-and-position" text:space-before="3.8in" text:min-label-width="0.25in"/>
      </text:list-level-style-number>
      <text:list-level-style-number text:level="9" style:num-suffix="." style:num-format="i">
        <style:list-level-properties text:list-level-position-and-space-mode="label-width-and-position" text:min-label-width="4.55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40">
      <text:list-level-style-number text:level="1" style:num-suffix=")" style:num-format="a" style:num-letter-sync="true">
        <style:list-level-properties text:list-level-position-and-space-mode="label-width-and-position" text:space-before="0.248in" text:min-label-width="0.4445in"/>
      </text:list-level-style-number>
      <text:list-level-style-number text:level="2" style:num-suffix="." style:num-format="a" style:num-letter-sync="true">
        <style:list-level-properties text:list-level-position-and-space-mode="label-width-and-position" text:space-before="0.748in" text:min-label-width="0.25in"/>
      </text:list-level-style-number>
      <text:list-level-style-number text:level="3" style:num-suffix="." style:num-format="i">
        <style:list-level-properties text:list-level-position-and-space-mode="label-width-and-position" text:min-label-width="1.498in" text:min-label-distance="0.1252in" fo:text-align="end"/>
      </text:list-level-style-number>
      <text:list-level-style-number text:level="4" style:num-suffix="." style:num-format="1">
        <style:list-level-properties text:list-level-position-and-space-mode="label-width-and-position" text:space-before="1.748in" text:min-label-width="0.25in"/>
      </text:list-level-style-number>
      <text:list-level-style-number text:level="5" style:num-suffix="." style:num-format="a" style:num-letter-sync="true">
        <style:list-level-properties text:list-level-position-and-space-mode="label-width-and-position" text:space-before="2.248in" text:min-label-width="0.25in"/>
      </text:list-level-style-number>
      <text:list-level-style-number text:level="6" style:num-suffix="." style:num-format="i">
        <style:list-level-properties text:list-level-position-and-space-mode="label-width-and-position" text:min-label-width="2.998in" text:min-label-distance="0.1252in" fo:text-align="end"/>
      </text:list-level-style-number>
      <text:list-level-style-number text:level="7" style:num-suffix="." style:num-format="1">
        <style:list-level-properties text:list-level-position-and-space-mode="label-width-and-position" text:space-before="3.248in" text:min-label-width="0.25in"/>
      </text:list-level-style-number>
      <text:list-level-style-number text:level="8" style:num-suffix="." style:num-format="a" style:num-letter-sync="true">
        <style:list-level-properties text:list-level-position-and-space-mode="label-width-and-position" text:space-before="3.748in" text:min-label-width="0.25in"/>
      </text:list-level-style-number>
      <text:list-level-style-number text:level="9" style:num-suffix="." style:num-format="i">
        <style:list-level-properties text:list-level-position-and-space-mode="label-width-and-position" text:min-label-width="4.498in" text:min-label-distance="0.1252in" fo:text-align="end"/>
      </text:list-level-style-number>
      <text:list-level-style-number text:level="10" style:num-suffix="." style:num-format="1">
        <style:list-level-properties text:list-level-position-and-space-mode="label-width-and-position" text:space-before="2.5in" text:min-label-width="0.25in"/>
      </text:list-level-style-number>
    </text:list-style>
    <text:list-style style:name="WW8Num41" text:consecutive-numbering="true">
      <text:list-level-style-bullet text:level="1" text:style-name="WW8Num41z0" style:num-suffix="." text:bullet-char="">
        <style:list-level-properties text:list-level-position-and-space-mode="label-width-and-position" text:space-before="0.5in" text:min-label-width="0.25in"/>
        <style:text-properties style:font-name="Symbol"/>
      </text:list-level-style-bullet>
      <text:list-level-style-bullet text:level="2" text:style-name="WW8Num41z1" style:num-suffix="." text:bullet-char="o">
        <style:list-level-properties text:list-level-position-and-space-mode="label-width-and-position" text:space-before="0.752in" text:min-label-width="0.25in"/>
        <style:text-properties style:font-name="Courier New1"/>
      </text:list-level-style-bullet>
      <text:list-level-style-bullet text:level="3" text:style-name="WW8Num41z2" style:num-suffix="." text:bullet-char="">
        <style:list-level-properties text:list-level-position-and-space-mode="label-width-and-position" text:space-before="1.252in" text:min-label-width="0.25in"/>
        <style:text-properties style:font-name="Wingdings"/>
      </text:list-level-style-bullet>
      <text:list-level-style-bullet text:level="4" text:style-name="WW8Num41z0" style:num-suffix="." text:bullet-char="">
        <style:list-level-properties text:list-level-position-and-space-mode="label-width-and-position" text:space-before="1.752in" text:min-label-width="0.25in"/>
        <style:text-properties style:font-name="Symbol"/>
      </text:list-level-style-bullet>
      <text:list-level-style-bullet text:level="5" text:style-name="WW8Num41z1" style:num-suffix="." text:bullet-char="o">
        <style:list-level-properties text:list-level-position-and-space-mode="label-width-and-position" text:space-before="2.252in" text:min-label-width="0.25in"/>
        <style:text-properties style:font-name="Courier New1"/>
      </text:list-level-style-bullet>
      <text:list-level-style-bullet text:level="6" text:style-name="WW8Num41z2" style:num-suffix="." text:bullet-char="">
        <style:list-level-properties text:list-level-position-and-space-mode="label-width-and-position" text:space-before="2.752in" text:min-label-width="0.25in"/>
        <style:text-properties style:font-name="Wingdings"/>
      </text:list-level-style-bullet>
      <text:list-level-style-bullet text:level="7" text:style-name="WW8Num41z0" style:num-suffix="." text:bullet-char="">
        <style:list-level-properties text:list-level-position-and-space-mode="label-width-and-position" text:space-before="3.252in" text:min-label-width="0.25in"/>
        <style:text-properties style:font-name="Symbol"/>
      </text:list-level-style-bullet>
      <text:list-level-style-bullet text:level="8" text:style-name="WW8Num41z1" style:num-suffix="." text:bullet-char="o">
        <style:list-level-properties text:list-level-position-and-space-mode="label-width-and-position" text:space-before="3.752in" text:min-label-width="0.25in"/>
        <style:text-properties style:font-name="Courier New1"/>
      </text:list-level-style-bullet>
      <text:list-level-style-bullet text:level="9" text:style-name="WW8Num41z2" style:num-suffix="." text:bullet-char="">
        <style:list-level-properties text:list-level-position-and-space-mode="label-width-and-position" text:space-before="4.252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list-style style:name="WW8Num42" text:consecutive-numbering="true">
      <text:list-level-style-bullet text:level="1" text:style-name="WW8Num42z0" style:num-suffix="." text:bullet-char="">
        <style:list-level-properties text:list-level-position-and-space-mode="label-width-and-position" text:space-before="0.498in" text:min-label-width="0.25in"/>
        <style:text-properties style:font-name="Wingdings"/>
      </text:list-level-style-bullet>
      <text:list-level-style-bullet text:level="2" text:style-name="WW8Num42z1" style:num-suffix="." text:bullet-char="o">
        <style:list-level-properties text:list-level-position-and-space-mode="label-width-and-position" text:space-before="0.998in" text:min-label-width="0.25in"/>
        <style:text-properties style:font-name="Courier New1"/>
      </text:list-level-style-bullet>
      <text:list-level-style-bullet text:level="3" text:style-name="WW8Num42z0" style:num-suffix="." text:bullet-char="">
        <style:list-level-properties text:list-level-position-and-space-mode="label-width-and-position" text:space-before="1.498in" text:min-label-width="0.25in"/>
        <style:text-properties style:font-name="Wingdings"/>
      </text:list-level-style-bullet>
      <text:list-level-style-bullet text:level="4" text:style-name="WW8Num42z3" style:num-suffix="." text:bullet-char="">
        <style:list-level-properties text:list-level-position-and-space-mode="label-width-and-position" text:space-before="1.998in" text:min-label-width="0.25in"/>
        <style:text-properties style:font-name="Symbol"/>
      </text:list-level-style-bullet>
      <text:list-level-style-bullet text:level="5" text:style-name="WW8Num42z1" style:num-suffix="." text:bullet-char="o">
        <style:list-level-properties text:list-level-position-and-space-mode="label-width-and-position" text:space-before="2.498in" text:min-label-width="0.25in"/>
        <style:text-properties style:font-name="Courier New1"/>
      </text:list-level-style-bullet>
      <text:list-level-style-bullet text:level="6" text:style-name="WW8Num42z0" style:num-suffix="." text:bullet-char="">
        <style:list-level-properties text:list-level-position-and-space-mode="label-width-and-position" text:space-before="2.998in" text:min-label-width="0.25in"/>
        <style:text-properties style:font-name="Wingdings"/>
      </text:list-level-style-bullet>
      <text:list-level-style-bullet text:level="7" text:style-name="WW8Num42z3" style:num-suffix="." text:bullet-char="">
        <style:list-level-properties text:list-level-position-and-space-mode="label-width-and-position" text:space-before="3.498in" text:min-label-width="0.25in"/>
        <style:text-properties style:font-name="Symbol"/>
      </text:list-level-style-bullet>
      <text:list-level-style-bullet text:level="8" text:style-name="WW8Num42z1" style:num-suffix="." text:bullet-char="o">
        <style:list-level-properties text:list-level-position-and-space-mode="label-width-and-position" text:space-before="3.998in" text:min-label-width="0.25in"/>
        <style:text-properties style:font-name="Courier New1"/>
      </text:list-level-style-bullet>
      <text:list-level-style-bullet text:level="9" text:style-name="WW8Num42z0" style:num-suffix="." text:bullet-char="">
        <style:list-level-properties text:list-level-position-and-space-mode="label-width-and-position" text:space-before="4.498in" text:min-label-width="0.25in"/>
        <style:text-properties style:font-name="Wingdings"/>
      </text:list-level-style-bullet>
      <text:list-level-style-number text:level="10" style:num-suffix="." style:num-format="1">
        <style:list-level-properties text:list-level-position-and-space-mode="label-width-and-position"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pm1">
      <style:page-layout-properties fo:page-width="8.2673in" fo:page-height="11.6925in" style:num-format="1" style:print-orientation="portrait" fo:margin-top="1in" fo:margin-bottom="1in" fo:margin-left="0.5909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Convert_20_1" style:display-name="Convert 1"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PI 2</dc:title>
    <meta:initial-creator>Fabio Vitali</meta:initial-creator>
    <meta:creation-date>2008-10-12T23:26:00</meta:creation-date>
    <dc:creator>Ashok Hariharan</dc:creator>
    <dc:date>2008-10-12T23:26:00</dc:date>
    <meta:editing-cycles>2</meta:editing-cycles>
    <meta:editing-duration>PT52113H31M44S</meta:editing-duration>
    <meta:document-statistic meta:table-count="21" meta:image-count="0" meta:object-count="0" meta:page-count="58" meta:paragraph-count="1647" meta:word-count="23222" meta:character-count="150054"/>
    <meta:generator>OpenOffice.org/3.0_Beta$Unix OpenOffice.org_project/300m3$Build-9328</meta:generator>
  </office:meta>
</office:document-meta>
</file>